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E90000005E9F536DCA.png"/>
  <manifest:file-entry manifest:media-type="" manifest:full-path="Pictures/2000000D00002D56000027B0D7BC4283.svm"/>
  <manifest:file-entry manifest:media-type="" manifest:full-path="Pictures/2000000D0000160C000010F3A598A678.svm"/>
  <manifest:file-entry manifest:media-type="image/png" manifest:full-path="Pictures/100000000000005B0000001B31BD6543.png"/>
  <manifest:file-entry manifest:media-type="image/png" manifest:full-path="Pictures/100002010000032000000320FF174D4F.png"/>
  <manifest:file-entry manifest:media-type="image/png" manifest:full-path="Pictures/100000000000004B00000023BA5FA20A.png"/>
  <manifest:file-entry manifest:media-type="image/png" manifest:full-path="Pictures/100000000000002C00000046FC95B0C3.png"/>
  <manifest:file-entry manifest:media-type="image/png" manifest:full-path="Pictures/100000000000001600000023A7F2C4D4.png"/>
  <manifest:file-entry manifest:media-type="image/png" manifest:full-path="Pictures/100000000000021F0000001D743B5871.png"/>
  <manifest:file-entry manifest:media-type="image/png" manifest:full-path="Pictures/10000000000000FD000000E55B1006F3.png"/>
  <manifest:file-entry manifest:media-type="image/png" manifest:full-path="Pictures/1000000000000248000000564472F9B8.png"/>
  <manifest:file-entry manifest:media-type="" manifest:full-path="Pictures/2000000D0000303B0000095E7325770B.svm"/>
  <manifest:file-entry manifest:media-type="image/png" manifest:full-path="Pictures/100000000000012A000000F0D75B53A1.png"/>
  <manifest:file-entry manifest:media-type="" manifest:full-path="Pictures/2000000D00000F4B0000088BA344F897.svm"/>
  <manifest:file-entry manifest:media-type="image/png" manifest:full-path="Pictures/10000000000000E00000002BB3E29BCF.png"/>
  <manifest:file-entry manifest:media-type="image/png" manifest:full-path="Pictures/10000000000000C7000000785772F654.png"/>
  <manifest:file-entry manifest:media-type="" manifest:full-path="Pictures/2000000D000010CF00000FFC45ADA959.svm"/>
  <manifest:file-entry manifest:media-type="image/png" manifest:full-path="Pictures/100000000000013C0000004DC1BF3B80.png"/>
  <manifest:file-entry manifest:media-type="image/png" manifest:full-path="Pictures/100000000000032000000258103034B4.png"/>
  <manifest:file-entry manifest:media-type="" manifest:full-path="Pictures/2000000D00000CAD00000CADD69EDCD7.svm"/>
  <manifest:file-entry manifest:media-type="image/png" manifest:full-path="Pictures/10000000000000B4000000F0E219AEE4.png"/>
  <manifest:file-entry manifest:media-type="image/png" manifest:full-path="Pictures/100000000000006F000000231BE8568E.png"/>
  <manifest:file-entry manifest:media-type="image/png" manifest:full-path="Pictures/10000000000001E90000005E5F6CBB13.png"/>
  <manifest:file-entry manifest:media-type="image/png" manifest:full-path="Pictures/1000000000000125000000391C2A5D19.png"/>
  <manifest:file-entry manifest:media-type="image/png" manifest:full-path="Pictures/10000000000001E90000005E766CCF22.png"/>
  <manifest:file-entry manifest:media-type="image/png" manifest:full-path="Pictures/100000000000002C00000046210A2E1D.png"/>
  <manifest:file-entry manifest:media-type="image/png" manifest:full-path="Pictures/100000000000001600000023AF097638.png"/>
  <manifest:file-entry manifest:media-type="image/png" manifest:full-path="Pictures/100000000000004B00000027DEFE39C7.png"/>
  <manifest:file-entry manifest:media-type="image/png" manifest:full-path="Pictures/100000000000010A00000099A95C9E5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6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7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Right" smil:direction="reverse"/>
    </style:style>
    <style:style style:name="dp8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9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10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1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gr1" style:family="graphic" style:parent-style-name="standard">
      <style:graphic-properties draw:stroke="none" draw:fill="none" draw:fill-color="#99cc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80808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fill-color="#99cc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draw:fill="solid" draw:fill-color="#000000" draw:opacity="58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none" draw:fill="solid" draw:fill-color="#000000" draw:opacity="58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none" draw:fill="solid" draw:fill-color="#000000" draw:opacity="31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none" draw:fill="solid" draw:fill-color="#000000" draw:opacity="31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none" draw:fill="solid" draw:fill-color="#000000" draw:opacity="88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none" draw:fill="solid" draw:fill-color="#000000" draw:opacity="88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" style:family="graphic" style:parent-style-name="standard">
      <style:graphic-properties draw:stroke="none" draw:fill="solid" draw:fill-color="#000000" draw:opacity="4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none" draw:fill="solid" draw:fill-color="#000000" draw:opacity="4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none" draw:fill="solid" draw:fill-color="#000000" draw:opacity="75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5" style:family="graphic" style:parent-style-name="standard">
      <style:graphic-properties draw:stroke="none" draw:fill="solid" draw:fill-color="#000000" draw:opacity="75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none" draw:fill="solid" draw:fill-color="#000000" draw:opacity="14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7" style:family="graphic" style:parent-style-name="standard">
      <style:graphic-properties draw:stroke="none" draw:fill="solid" draw:fill-color="#000000" draw:opacity="14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" style:family="graphic" style:parent-style-name="standard">
      <style:graphic-properties draw:stroke="none" draw:fill="solid" draw:fill-color="#000000" draw:opacity="44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9" style:family="graphic" style:parent-style-name="standard">
      <style:graphic-properties draw:stroke="none" draw:fill="solid" draw:fill-color="#000000" draw:opacity="44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" style:family="graphic" style:parent-style-name="standard">
      <style:graphic-properties draw:stroke="none" draw:fill="solid" draw:fill-color="#000000" draw:opacity="64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1" style:family="graphic" style:parent-style-name="standard">
      <style:graphic-properties draw:stroke="none" draw:fill="solid" draw:fill-color="#000000" draw:opacity="64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2" style:family="graphic" style:parent-style-name="standard">
      <style:graphic-properties draw:stroke="none" draw:fill="solid" draw:fill-color="#000000" draw:opacity="55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3" style:family="graphic" style:parent-style-name="standard">
      <style:graphic-properties draw:stroke="none" draw:fill="solid" draw:fill-color="#000000" draw:opacity="55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4" style:family="graphic" style:parent-style-name="standard">
      <style:graphic-properties draw:stroke="none" draw:fill="solid" draw:fill-color="#000000" draw:opacity="47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5" style:family="graphic" style:parent-style-name="standard">
      <style:graphic-properties draw:stroke="none" draw:fill="solid" draw:fill-color="#000000" draw:opacity="47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6" style:family="graphic" style:parent-style-name="standard">
      <style:graphic-properties draw:stroke="none" draw:fill="solid" draw:fill-color="#000000" draw:opacity="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7" style:family="graphic" style:parent-style-name="standard">
      <style:graphic-properties draw:stroke="none" draw:fill="solid" draw:fill-color="#000000" draw:opacity="0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8" style:family="graphic" style:parent-style-name="standard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9" style:family="graphic" style:parent-style-name="standard">
      <style:graphic-properties draw:stroke="none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0" style:family="graphic" style:parent-style-name="standard">
      <style:graphic-properties draw:stroke="none" draw:fill="solid" draw:fill-color="#808080" draw:opacity="100%" draw:textarea-horizontal-align="left" draw:textarea-vertical-align="middle" draw:auto-grow-height="false" fo:padding-top="0.13cm" fo:padding-bottom="0.13cm" fo:padding-left="0.25cm" fo:padding-right="0.25cm" fo:wrap-option="no-wrap" draw:shadow-opacity="100%"/>
    </style:style>
    <style:style style:name="gr31" style:family="graphic" style:parent-style-name="standard">
      <style:graphic-properties draw:stroke="none" draw:fill="solid" draw:fill-color="#000000" draw:opacity="78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2" style:family="graphic" style:parent-style-name="standard">
      <style:graphic-properties draw:stroke="none" draw:fill="solid" draw:fill-color="#000000" draw:opacity="85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3" style:family="graphic" style:parent-style-name="standard">
      <style:graphic-properties draw:stroke="none" draw:fill="solid" draw:fill-color="#000000" draw:opacity="17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4" style:family="graphic" style:parent-style-name="standard">
      <style:graphic-properties draw:stroke="none" draw:fill="solid" draw:fill-color="#000000" draw:opacity="16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5" style:family="graphic" style:parent-style-name="standard">
      <style:graphic-properties draw:stroke="none" draw:fill="solid" draw:fill-color="#000000" draw:opacity="7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6" style:family="graphic" style:parent-style-name="standard">
      <style:graphic-properties draw:stroke="none" draw:fill="solid" draw:fill-color="#000000" draw:opacity="61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7" style:family="graphic" style:parent-style-name="standard">
      <style:graphic-properties draw:stroke="none" draw:fill="solid" draw:fill-color="#000000" draw:opacity="37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8" style:family="graphic" style:parent-style-name="standard">
      <style:graphic-properties draw:stroke="none" draw:fill="solid" draw:fill-color="#000000" draw:opacity="91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9" style:family="graphic" style:parent-style-name="standard">
      <style:graphic-properties draw:stroke="none" draw:fill="solid" draw:fill-color="#000000" draw:opacity="4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0" style:family="graphic" style:parent-style-name="standard">
      <style:graphic-properties draw:stroke="none" draw:fill="solid" draw:fill-color="#000000" draw:opacity="81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1" style:family="graphic" style:parent-style-name="standard">
      <style:graphic-properties draw:stroke="none" draw:fill="solid" draw:fill-color="#000000" draw:opacity="11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2" style:family="graphic" style:parent-style-name="standard">
      <style:graphic-properties draw:stroke="none" draw:fill="solid" draw:fill-color="#000000" draw:opacity="76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3" style:family="graphic" style:parent-style-name="standard">
      <style:graphic-properties draw:stroke="none" draw:fill="solid" draw:fill-color="#000000" draw:opacity="2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4" style:family="graphic" style:parent-style-name="standard">
      <style:graphic-properties draw:stroke="solid" svg:stroke-width="1.411cm" svg:stroke-color="#ff0000" draw:stroke-linejoin="miter" draw:fill="none" draw:fill-color="#99cc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5" style:family="graphic" style:parent-style-name="standard">
      <style:graphic-properties draw:stroke="solid" svg:stroke-width="1.764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6" style:family="graphic" style:parent-style-name="standard">
      <style:graphic-properties draw:stroke="none" draw:fill="none" draw:fill-color="#99ccff" draw:textarea-horizontal-align="justify" draw:textarea-vertical-align="top" draw:auto-grow-height="true" fo:min-height="5.08cm" fo:min-width="14.179cm" fo:padding-top="0.13cm" fo:padding-bottom="0.13cm" fo:padding-left="0.25cm" fo:padding-right="0.25cm" fo:wrap-option="no-wrap"/>
    </style:style>
    <style:style style:name="gr47" style:family="graphic" style:parent-style-name="standard">
      <style:graphic-properties draw:stroke="none" draw:fill="none" draw:fill-color="#99ccff" draw:textarea-horizontal-align="justify" draw:textarea-vertical-align="top" draw:auto-grow-height="true" fo:min-height="1.694cm" fo:min-width="12.935cm" fo:padding-top="0.13cm" fo:padding-bottom="0.13cm" fo:padding-left="0.25cm" fo:padding-right="0.25cm" fo:wrap-option="no-wrap"/>
    </style:style>
    <style:style style:name="gr48" style:family="graphic" style:parent-style-name="standard">
      <style:graphic-properties draw:stroke="none" draw:fill="none" draw:fill-color="#99cc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49" style:family="graphic" style:parent-style-name="standard">
      <style:graphic-properties draw:stroke="none" draw:fill="solid" draw:fill-color="#fc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0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3" style:family="graphic" style:parent-style-name="standard">
      <style:graphic-properties draw:stroke="none" draw:fill="none" draw:fill-color="#99ccff" draw:textarea-horizontal-align="left" draw:textarea-vertical-align="top" draw:auto-grow-height="true" fo:padding-top="0.13cm" fo:padding-bottom="0.13cm" fo:padding-left="0.25cm" fo:padding-right="0.25cm" fo:wrap-option="no-wrap"/>
    </style:style>
    <style:style style:name="gr54" style:family="graphic" style:parent-style-name="standard">
      <style:graphic-properties draw:stroke="none" draw:fill="none" draw:fill-color="#99ccff" draw:textarea-horizontal-align="left" draw:textarea-vertical-align="top" draw:auto-grow-height="true" fo:min-height="1.01cm" fo:min-width="0.012cm" fo:padding-top="0.13cm" fo:padding-bottom="0.13cm" fo:padding-left="0.25cm" fo:padding-right="0.25cm" fo:wrap-option="no-wrap"/>
    </style:style>
    <style:style style:name="gr55" style:family="graphic" style:parent-style-name="standard">
      <style:graphic-properties draw:stroke="none" draw:fill="none" draw:fill-color="#99ccff" draw:textarea-horizontal-align="justify" draw:textarea-vertical-align="top" draw:auto-grow-height="true" fo:min-height="1.355cm" fo:min-width="2.648cm" fo:padding-top="0.13cm" fo:padding-bottom="0.13cm" fo:padding-left="0.25cm" fo:padding-right="0.25cm" fo:wrap-option="no-wrap"/>
    </style:style>
    <style:style style:name="gr56" style:family="graphic" style:parent-style-name="standard">
      <style:graphic-properties draw:stroke="none" draw:fill="none" draw:fill-color="#99ccff" draw:textarea-horizontal-align="justify" draw:textarea-vertical-align="top" draw:auto-grow-height="true" fo:min-height="1.355cm" fo:min-width="4.35cm" fo:padding-top="0.13cm" fo:padding-bottom="0.13cm" fo:padding-left="0.25cm" fo:padding-right="0.25cm" fo:wrap-option="no-wrap"/>
    </style:style>
    <style:style style:name="gr57" style:family="graphic" style:parent-style-name="standard">
      <style:graphic-properties draw:stroke="solid" svg:stroke-width="0.026cm" svg:stroke-color="#000000" draw:stroke-linejoin="miter" draw:fill="solid" draw:fill-color="#fc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8" style:family="graphic" style:parent-style-name="standard">
      <style:graphic-properties draw:stroke="solid" svg:stroke-width="0.026cm" svg:stroke-color="#000000" draw:stroke-linejoin="miter" draw:fill="solid" draw:fill-color="#fc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9" style:family="graphic" style:parent-style-name="standard">
      <style:graphic-properties draw:stroke="solid" svg:stroke-width="0.176cm" svg:stroke-color="#000000" draw:marker-end="msArrowEnd_20_5" draw:marker-end-width="0.52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0" style:family="graphic" style:parent-style-name="standard">
      <style:graphic-properties draw:stroke="solid" svg:stroke-width="0.176cm" svg:stroke-color="#000000" draw:marker-end="msArrowEnd_20_5" draw:marker-end-width="0.52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1" style:family="graphic" style:parent-style-name="standard">
      <style:graphic-properties draw:stroke="solid" svg:stroke-width="0.026cm" svg:stroke-color="#000000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2" style:family="graphic" style:parent-style-name="standard">
      <style:graphic-properties draw:stroke="solid" svg:stroke-width="0.018cm" svg:stroke-color="#ff0000" draw:stroke-linejoin="miter" draw:fill="none" draw:fill-color="#fc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3" style:family="graphic" style:parent-style-name="standard">
      <style:graphic-properties draw:stroke="none" draw:fill="solid" draw:fill-color="#ff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4" style:family="graphic" style:parent-style-name="standard">
      <style:graphic-properties draw:stroke="solid" svg:stroke-width="0.026cm" svg:stroke-color="#ff0000" draw:stroke-linejoin="miter" draw:fill="solid" draw:fill-color="#ffba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65" style:family="graphic" style:parent-style-name="standard">
      <style:graphic-properties draw:stroke="solid" svg:stroke-width="0.176cm" svg:stroke-color="#ff0000" draw:stroke-linejoin="miter" draw:fill="solid" draw:fill-color="#ffbac0" draw:opacity="25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6" style:family="graphic" style:parent-style-name="standard">
      <style:graphic-properties draw:stroke="solid" svg:stroke-width="0.176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>
      <style:graphic-properties draw:stroke="solid" svg:stroke-width="0.035cm" svg:stroke-color="#ff0000" draw:stroke-linejoin="miter" draw:fill="none" draw:fill-color="#ffbac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8" style:family="graphic" style:parent-style-name="standard">
      <style:graphic-properties draw:stroke="solid" svg:stroke-width="0.026cm" svg:stroke-color="#ff0000" draw:stroke-linejoin="miter" draw:fill="solid" draw:fill-color="#ffbac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9" style:family="graphic" style:parent-style-name="standard">
      <style:graphic-properties draw:stroke="solid" svg:stroke-width="0.176cm" svg:stroke-color="#ff0000" draw:stroke-linejoin="miter" draw:fill="solid" draw:fill-color="#ff0000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standard">
      <style:graphic-properties draw:stroke="none" draw:fill="solid" draw:fill-color="#ff0000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1" style:family="graphic" style:parent-style-name="standard">
      <style:graphic-properties draw:stroke="solid" svg:stroke-width="0.353cm" svg:stroke-color="#ff0000" draw:stroke-linejoin="miter" draw:fill="solid" draw:fill-color="#ffbac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2" style:family="graphic" style:parent-style-name="standard">
      <style:graphic-properties draw:stroke="solid" svg:stroke-width="0.353cm" svg:stroke-color="#ff0000" draw:stroke-linejoin="miter" draw:fill="solid" draw:fill-color="#ffba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73" style:family="graphic" style:parent-style-name="standard">
      <style:graphic-properties draw:stroke="solid" svg:stroke-width="0.353cm" svg:stroke-color="#0ebf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standard">
      <style:graphic-properties draw:stroke="solid" svg:stroke-width="1.058cm" svg:stroke-color="#0ebf00" svg:stroke-opacity="100%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5" style:family="graphic" style:parent-style-name="standard">
      <style:graphic-properties draw:stroke="solid" svg:stroke-width="1.058cm" svg:stroke-color="#0ebf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6" style:family="graphic" style:parent-style-name="standard">
      <style:graphic-properties draw:stroke="solid" svg:stroke-width="0.176cm" svg:stroke-color="#ff0000" draw:stroke-linejoin="miter" draw:fill="solid" draw:fill-color="#ffbac0" draw:opacity="64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7" style:family="graphic" style:parent-style-name="standard">
      <style:graphic-properties draw:stroke="solid" svg:stroke-width="0.026cm" svg:stroke-color="#000000" draw:stroke-linejoin="miter" draw:fill="solid" draw:fill-color="#fc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78" style:family="graphic" style:parent-style-name="standard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9" style:family="graphic" style:parent-style-name="standard">
      <style:graphic-properties draw:stroke="solid" svg:stroke-width="2.117cm" svg:stroke-color="#b80000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0" style:family="graphic" style:parent-style-name="standard">
      <style:graphic-properties draw:stroke="solid" svg:stroke-width="2.117cm" svg:stroke-color="#b80000" svg:stroke-opacity="100%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1" style:family="graphic" style:parent-style-name="standard" style:list-style-name="L1">
      <style:graphic-properties draw:stroke="none" draw:fill="none" draw:fill-color="#99ccff" draw:textarea-horizontal-align="justify" draw:textarea-vertical-align="top" draw:auto-grow-height="true" fo:min-height="3.725cm" fo:min-width="1.035cm" fo:padding-top="0.13cm" fo:padding-bottom="0.13cm" fo:padding-left="0.25cm" fo:padding-right="0.25cm" fo:wrap-option="no-wrap"/>
    </style:style>
    <style:style style:name="gr82" style:family="graphic" style:parent-style-name="standard" style:list-style-name="L1">
      <style:graphic-properties draw:stroke="none" draw:fill="none" draw:fill-color="#99ccff" draw:textarea-horizontal-align="justify" draw:textarea-vertical-align="top" draw:auto-grow-height="true" fo:min-height="3.725cm" fo:min-width="1.035cm" fo:padding-top="0.13cm" fo:padding-bottom="0.13cm" fo:padding-left="0.25cm" fo:padding-right="0.25cm" fo:wrap-option="no-wrap"/>
    </style:style>
    <style:style style:name="gr83" style:family="graphic" style:parent-style-name="standard" style:list-style-name="L1">
      <style:graphic-properties draw:stroke="none" draw:fill="none" draw:fill-color="#99ccff" draw:textarea-horizontal-align="justify" draw:textarea-vertical-align="top" draw:auto-grow-height="true" fo:min-height="3.725cm" fo:min-width="1.899cm" fo:padding-top="0.13cm" fo:padding-bottom="0.13cm" fo:padding-left="0.25cm" fo:padding-right="0.25cm" fo:wrap-option="no-wrap"/>
    </style:style>
    <style:style style:name="gr84" style:family="graphic" style:parent-style-name="standard" style:list-style-name="L1">
      <style:graphic-properties draw:stroke="none" draw:fill="none" draw:fill-color="#99ccff" draw:textarea-horizontal-align="justify" draw:textarea-vertical-align="top" draw:auto-grow-height="true" fo:min-height="3.725cm" fo:min-width="16.36cm" fo:padding-top="0.13cm" fo:padding-bottom="0.13cm" fo:padding-left="0.25cm" fo:padding-right="0.25cm" fo:wrap-option="no-wrap"/>
    </style:style>
    <style:style style:name="gr85" style:family="graphic" style:parent-style-name="standard">
      <style:graphic-properties draw:stroke="solid" svg:stroke-width="0.106cm" svg:stroke-color="#000000" draw:marker-end="Arrowheads_20_1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6" style:family="graphic" style:parent-style-name="standard">
      <style:graphic-properties draw:stroke="solid" svg:stroke-width="0.106cm" svg:stroke-color="#000000" draw:marker-end="Arrowheads_20_2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7" style:family="graphic" style:parent-style-name="standard">
      <style:graphic-properties draw:stroke="solid" svg:stroke-width="0.106cm" svg:stroke-color="#000000" draw:marker-end="Arrowheads_20_3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8" style:family="graphic" style:parent-style-name="standard">
      <style:graphic-properties draw:stroke="solid" svg:stroke-width="0.026cm" svg:stroke-color="#000000" draw:marker-start="Arrowheads_20_4" draw:marker-start-width="0.21cm" draw:marker-start-center="false" draw:marker-end="Arrowheads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9" style:family="graphic" style:parent-style-name="standard">
      <style:graphic-properties draw:stroke="solid" svg:stroke-width="0.026cm" svg:stroke-color="#000000" draw:marker-start="Arrowheads_20_6" draw:marker-start-width="0.21cm" draw:marker-start-center="false" draw:marker-end="Arrowheads_20_7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0" style:family="graphic" style:parent-style-name="standard">
      <style:graphic-properties draw:stroke="solid" svg:stroke-width="0.026cm" svg:stroke-color="#000000" draw:marker-start="Arrowheads_20_8" draw:marker-start-width="0.21cm" draw:marker-start-center="false" draw:marker-end="Arrowheads_20_9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1" style:family="graphic" style:parent-style-name="standard">
      <style:graphic-properties draw:stroke="solid" svg:stroke-width="0.026cm" svg:stroke-color="#000000" draw:marker-start="Arrowheads_20_10" draw:marker-start-width="0.21cm" draw:marker-start-center="false" draw:marker-end="Arrowheads_20_11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2" style:family="graphic" style:parent-style-name="standard">
      <style:graphic-properties draw:stroke="solid" svg:stroke-width="0.106cm" svg:stroke-color="#000000" draw:marker-end="Arrowheads_20_12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3" style:family="graphic" style:parent-style-name="standard">
      <style:graphic-properties draw:stroke="solid" svg:stroke-width="0.106cm" svg:stroke-color="#000000" draw:marker-end="Arrowheads_20_13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4" style:family="graphic" style:parent-style-name="standard">
      <style:graphic-properties draw:stroke="solid" svg:stroke-width="0.106cm" svg:stroke-color="#000000" draw:marker-end="Arrowheads_20_14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5" style:family="graphic" style:parent-style-name="standard">
      <style:graphic-properties draw:stroke="solid" svg:stroke-width="0.106cm" svg:stroke-color="#000000" draw:marker-end="Arrowheads_20_15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6" style:family="graphic" style:parent-style-name="standard">
      <style:graphic-properties draw:stroke="solid" svg:stroke-width="0.106cm" svg:stroke-color="#000000" draw:marker-end="Arrowheads_20_16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7" style:family="graphic" style:parent-style-name="standard">
      <style:graphic-properties draw:stroke="solid" svg:stroke-width="0.106cm" svg:stroke-color="#000000" draw:marker-end="Arrowheads_20_17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8" style:family="graphic" style:parent-style-name="standard">
      <style:graphic-properties draw:stroke="solid" svg:stroke-width="0.106cm" svg:stroke-color="#000000" draw:marker-end="Arrowheads_20_18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9" style:family="graphic" style:parent-style-name="standard">
      <style:graphic-properties draw:stroke="solid" svg:stroke-width="0.106cm" svg:stroke-color="#000000" draw:marker-end="Arrowheads_20_19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0" style:family="graphic" style:parent-style-name="standard">
      <style:graphic-properties draw:stroke="solid" svg:stroke-width="0.106cm" svg:stroke-color="#000000" draw:marker-end="Arrowheads_20_20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1" style:family="graphic" style:parent-style-name="standard">
      <style:graphic-properties draw:stroke="solid" svg:stroke-width="0.106cm" svg:stroke-color="#000000" draw:marker-end="Arrowheads_20_21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2" style:family="graphic" style:parent-style-name="standard">
      <style:graphic-properties draw:stroke="solid" svg:stroke-width="0.106cm" svg:stroke-color="#000000" draw:marker-end="Arrowheads_20_22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3" style:family="graphic" style:parent-style-name="standard">
      <style:graphic-properties draw:stroke="solid" svg:stroke-width="0.106cm" svg:stroke-color="#000000" draw:marker-end="Arrowheads_20_23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4" style:family="graphic" style:parent-style-name="standard">
      <style:graphic-properties draw:stroke="solid" svg:stroke-width="0.106cm" svg:stroke-color="#000000" draw:marker-end="Arrowheads_20_24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5" style:family="graphic" style:parent-style-name="standard">
      <style:graphic-properties draw:stroke="solid" svg:stroke-width="0.106cm" svg:stroke-color="#000000" draw:marker-end="Arrowheads_20_25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6" style:family="graphic" style:parent-style-name="standard">
      <style:graphic-properties draw:stroke="solid" svg:stroke-width="0.106cm" svg:stroke-color="#000000" draw:marker-end="Arrowheads_20_26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7" style:family="graphic" style:parent-style-name="standard">
      <style:graphic-properties draw:stroke="solid" svg:stroke-width="0.106cm" svg:stroke-color="#000000" draw:marker-end="Arrowheads_20_27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8" style:family="graphic" style:parent-style-name="standard">
      <style:graphic-properties draw:stroke="solid" svg:stroke-width="0.106cm" svg:stroke-color="#000000" draw:marker-end="Arrowheads_20_28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9" style:family="graphic" style:parent-style-name="standard">
      <style:graphic-properties draw:stroke="none" draw:fill="solid" draw:fill-color="#e8eae9" draw:opacity="55%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110" style:family="graphic" style:parent-style-name="standard">
      <style:graphic-properties draw:stroke="solid" svg:stroke-width="0.106cm" svg:stroke-color="#000000" draw:marker-end="Arrowheads_20_29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1" style:family="graphic" style:parent-style-name="standard">
      <style:graphic-properties draw:stroke="solid" svg:stroke-width="0.106cm" svg:stroke-color="#000000" draw:marker-end="Arrowheads_20_30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2" style:family="graphic" style:parent-style-name="standard">
      <style:graphic-properties draw:stroke="solid" svg:stroke-width="0.106cm" svg:stroke-color="#000000" draw:marker-end="Arrowheads_20_31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3" style:family="graphic" style:parent-style-name="standard">
      <style:graphic-properties draw:stroke="solid" svg:stroke-width="0.106cm" svg:stroke-color="#000000" draw:marker-end="Arrowheads_20_32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4" style:family="graphic" style:parent-style-name="standard">
      <style:graphic-properties draw:stroke="solid" svg:stroke-width="0.106cm" svg:stroke-color="#000000" draw:marker-end="Arrowheads_20_33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5" style:family="graphic" style:parent-style-name="standard">
      <style:graphic-properties draw:stroke="solid" svg:stroke-width="0.106cm" svg:stroke-color="#000000" draw:marker-end="Arrowheads_20_34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6" style:family="graphic" style:parent-style-name="standard">
      <style:graphic-properties draw:stroke="solid" svg:stroke-width="0.106cm" svg:stroke-color="#000000" draw:marker-end="Arrowheads_20_35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7" style:family="graphic" style:parent-style-name="standard">
      <style:graphic-properties draw:stroke="solid" svg:stroke-width="0.106cm" svg:stroke-color="#000000" draw:marker-end="Arrowheads_20_36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8" style:family="graphic" style:parent-style-name="standard">
      <style:graphic-properties draw:stroke="solid" svg:stroke-width="0.106cm" svg:stroke-color="#000000" draw:marker-end="Arrowheads_20_37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pr1" style:family="presentation" style:parent-style-name="Title1-title">
      <style:graphic-properties draw:stroke="none" draw:fill="none" draw:fill-color="#99cc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offset-x="-0.025cm" draw:shadow-offset-y="0.025cm" draw:shadow-color="#ffffff" draw:shadow-opacity="75%"/>
    </style:style>
    <style:style style:name="pr2" style:family="presentation" style:parent-style-name="Title1-subtitle">
      <style:graphic-properties draw:stroke="none" draw:fill="none" draw:fill-color="#99ccff" draw:textarea-horizontal-align="justify" draw:textarea-vertical-align="top" draw:auto-grow-height="true" draw:auto-grow-width="false" fo:min-height="4.61cm" fo:min-width="0cm" fo:padding-top="0.13cm" fo:padding-bottom="0.13cm" fo:padding-left="0.25cm" fo:padding-right="0.25cm" fo:wrap-option="wrap" draw:shadow-offset-x="-0.025cm" draw:shadow-offset-y="0.025cm" draw:shadow-color="#ffffff" draw:shadow-opacity="75%"/>
    </style:style>
    <style:style style:name="pr3" style:family="presentation" style:parent-style-name="Title1-notes">
      <style:graphic-properties draw:stroke="none" draw:fill="none" draw:fill-color="#bbe0e3" draw:auto-grow-height="true" fo:min-height="11.432cm"/>
    </style:style>
    <style:style style:name="pr4" style:family="presentation" style:parent-style-name="Default-notes">
      <style:graphic-properties draw:stroke="none" draw:fill="none" draw:fill-color="#bbe0e3" draw:auto-grow-height="true" fo:min-height="11.432cm"/>
    </style:style>
    <style:style style:name="pr5" style:family="presentation" style:parent-style-name="Default-title">
      <style:graphic-properties draw:stroke="none" draw:fill="none" draw:fill-color="#99cc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offset-x="-0.025cm" draw:shadow-offset-y="0.025cm" draw:shadow-color="#ffffff" draw:shadow-opacity="75%"/>
    </style:style>
    <style:style style:name="pr6" style:family="presentation" style:parent-style-name="Default-outline1">
      <style:graphic-properties draw:stroke="none" draw:fill="none" draw:fill-color="#99ccff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-offset-x="-0.025cm" draw:shadow-offset-y="0.025cm" draw:shadow-color="#ffffff" draw:shadow-opacity="75%"/>
    </style:style>
    <style:style style:name="pr7" style:family="presentation" style:parent-style-name="Default-notes">
      <style:graphic-properties draw:stroke="solid" svg:stroke-width="0.026cm" svg:stroke-color="#000000" draw:stroke-linejoin="miter" draw:fill="solid" draw:fill-color="#ffffff" draw:auto-grow-height="true" fo:min-height="11.432cm" fo:padding-top="0.013cm" fo:padding-bottom="0.013cm" fo:padding-left="0.013cm" fo:padding-right="0.013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center" fo:text-indent="0cm" style:writing-mode="lr-tb" style:font-independent-line-spacing="true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style:paragraph-properties fo:margin-left="0cm" fo:margin-right="0cm" fo:line-height="100%" fo:text-indent="0cm" style:writing-mode="lr-tb" style:font-independent-line-spacing="true"/>
    </style:style>
    <style:style style:name="P10" style:family="paragraph">
      <style:paragraph-properties fo:margin-left="0cm" fo:margin-right="0cm" fo:text-indent="0cm" style:writing-mode="lr-tb" style:font-independent-line-spacing="true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.529cm" fo:margin-bottom="0cm" fo:text-indent="0cm"/>
    </style:style>
    <style:style style:name="T1" style:family="text">
      <style:text-properties fo:color="#000000" fo:language="en" fo:country="US"/>
    </style:style>
    <style:style style:name="T2" style:family="text">
      <style:text-properties fo:language="en" fo:country="US"/>
    </style:style>
    <style:style style:name="T3" style:family="text">
      <style:text-properties style:text-position="30% 58%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Comic Sans MS'" style:font-pitch="fixed" fo:font-size="120pt" style:font-size-asian="120pt" style:font-size-complex="120pt"/>
    </style:style>
    <style:style style:name="T6" style:family="text">
      <style:text-properties fo:font-size="40pt" fo:language="en" fo:country="US" style:font-size-asian="40pt" style:font-size-complex="40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family="'Times New Roman'" style:font-pitch="fixed" fo:font-size="88pt" style:font-size-asian="88pt" style:font-size-complex="88pt"/>
    </style:style>
    <style:style style:name="T10" style:family="text">
      <style:text-properties fo:color="#b80000" fo:font-family="'Times New Roman'" style:font-pitch="fixed" fo:font-size="88pt" style:font-size-asian="88pt" style:font-size-complex="88pt"/>
    </style:style>
    <style:style style:name="T11" style:family="text">
      <style:text-properties fo:font-family="'Times New Roman'" style:font-pitch="fixed"/>
    </style:style>
    <style:style style:name="T12" style:family="text">
      <style:text-properties fo:font-family="'Times New Roman'" style:font-pitch="fixed" fo:font-size="40pt" style:font-size-asian="40pt" style:font-size-complex="4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">
        <style:list-level-properties text:space-before="1.27cm"/>
        <style:text-properties fo:font-family="Wingdings" style:font-pitch="fixed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fixed" style:font-charset="x-symbol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fixed" style:font-charset="x-symbol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fixed" style:font-charset="x-symbol" fo:color="#000000" fo:font-size="100%"/>
      </text:list-level-style-bullet>
      <text:list-level-style-bullet text:level="6" text:bullet-char="">
        <style:list-level-properties text:space-before="5.08cm"/>
        <style:text-properties fo:font-family="Wingdings" style:font-pitch="fixed" style:font-charset="x-symbol" fo:color="#000000" fo:font-size="100%"/>
      </text:list-level-style-bullet>
      <text:list-level-style-bullet text:level="7" text:bullet-char="">
        <style:list-level-properties text:space-before="5.08cm"/>
        <style:text-properties fo:font-family="Wingdings" style:font-pitch="fixed" style:font-charset="x-symbol" fo:color="#000000" fo:font-size="100%"/>
      </text:list-level-style-bullet>
      <text:list-level-style-bullet text:level="8" text:bullet-char="">
        <style:list-level-properties text:space-before="5.08cm"/>
        <style:text-properties fo:font-family="Wingdings" style:font-pitch="fixed" style:font-charset="x-symbol" fo:color="#000000" fo:font-size="100%"/>
      </text:list-level-style-bullet>
      <text:list-level-style-bullet text:level="9" text:bullet-char="">
        <style:list-level-properties text:space-before="5.08cm"/>
        <style:text-properties fo:font-family="Wingdings" style:font-pitch="fixed" style:font-charset="x-symbol" fo:color="#000000" fo:font-size="100%"/>
      </text:list-level-style-bullet>
      <text:list-level-style-bullet text:level="10" text:bullet-char="">
        <style:list-level-properties text:space-before="5.08cm"/>
        <style:text-properties fo:font-family="Wingdings" style:font-pitch="fixed" style:font-charset="x-symbol" fo:color="#000000" fo:font-size="100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fixed" style:font-charset="x-symbol" fo:color="#0000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fixed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fixed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fixed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fixed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fixed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fixed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fixed" style:font-charset="x-symbol" fo:color="#000000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fixed" style:font-charset="x-symbol" fo:color="#000000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fixed" style:font-charset="x-symbo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b8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</office:automatic-styles>
  <office:body>
    <office:presentation>
      <draw:page draw:name="Building Machines to Represent Quantum States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9cm" svg:height="3.985cm" svg:x="2.505cm" svg:y="5.945cm" presentation:class="title" presentation:user-transformed="true">
          <draw:text-box>
            <text:list text:style-name="L1">
              <text:list-header>
                <text:p text:style-name="P1"><text:span text:style-name="T1">Building Machines to Represent Quantum States</text:span></text:p>
              </text:list-header>
            </text:list>
          </draw:text-box>
        </draw:frame>
        <draw:frame presentation:style-name="pr2" draw:text-style-name="P2" draw:layer="layout" svg:width="17.78cm" svg:height="4.887cm" svg:x="5.715cm" svg:y="10.582cm" presentation:class="subtitle" presentation:user-transformed="true">
          <draw:text-box>
            <text:list text:style-name="L2">
              <text:list-header>
                <text:p text:style-name="P3"><text:span text:style-name="T2">Gregory Crosswhite</text:span></text:p>
                <text:p text:style-name="P3"><text:span text:style-name="T2">Univ. of Washington, Dept. Physics</text:span></text:p>
                <text:p text:style-name="P3"><text:span text:style-name="T2"/></text:p>
              </text:list-header>
            </text:list>
          </draw:text-box>
        </draw:frame>
        <draw:frame draw:style-name="gr1" draw:text-style-name="P4" draw:layer="layout" svg:width="5.644cm" svg:height="4.339cm" svg:x="0.847cm" svg:y="0.847cm">
          <draw:image xlink:href="Pictures/2000000D0000160C000010F3A598A678.svm" xlink:type="simple" xlink:show="embed" xlink:actuate="onLoad">
            <text:p/>
          </draw:image>
        </draw:frame>
        <draw:frame draw:style-name="gr1" draw:text-style-name="P4" draw:layer="layout" svg:width="5.08cm" svg:height="4.445cm" svg:x="7.62cm" svg:y="0.847cm">
          <draw:image xlink:href="Pictures/2000000D00002D56000027B0D7BC4283.svm" xlink:type="simple" xlink:show="embed" xlink:actuate="onLoad">
            <text:p/>
          </draw:image>
        </draw:frame>
        <draw:frame draw:style-name="gr1" draw:text-style-name="P4" draw:layer="layout" svg:width="4.304cm" svg:height="4.093cm" svg:x="1.27cm" svg:y="9.948cm">
          <draw:image xlink:href="Pictures/2000000D000010CF00000FFC45ADA959.svm" xlink:type="simple" xlink:show="embed" xlink:actuate="onLoad">
            <text:p/>
          </draw:image>
        </draw:frame>
        <draw:frame draw:style-name="gr1" draw:text-style-name="P4" draw:layer="layout" svg:width="5.292cm" svg:height="2.955cm" svg:x="1.27cm" svg:y="15.028cm">
          <draw:image xlink:href="Pictures/2000000D00000F4B0000088BA344F897.svm" xlink:type="simple" xlink:show="embed" xlink:actuate="onLoad">
            <text:p/>
          </draw:image>
        </draw:frame>
        <draw:frame draw:style-name="gr1" draw:text-style-name="P4" draw:layer="layout" svg:width="4.868cm" svg:height="4.868cm" svg:x="19.262cm" svg:y="0.635cm">
          <draw:image xlink:href="Pictures/2000000D00000CAD00000CADD69EDCD7.svm" xlink:type="simple" xlink:show="embed" xlink:actuate="onLoad">
            <text:p/>
          </draw:image>
        </draw:frame>
        <draw:frame draw:style-name="gr1" draw:text-style-name="P4" draw:layer="layout" svg:width="12.347cm" svg:height="2.399cm" svg:x="9.878cm" svg:y="15.24cm">
          <draw:image xlink:href="Pictures/2000000D0000303B0000095E7325770B.svm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owerPoint Presentation" draw:style-name="dp1" draw:master-page-name="Default" presentation:presentation-page-layout-name="AL2T1">
        <office:forms form:automatic-focus="false" form:apply-design-mode="false"/>
        <draw:custom-shape draw:style-name="gr3" draw:text-style-name="P2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Outline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5">Outline</text:p>
              </text:list-header>
            </text:list>
          </draw:text-box>
        </draw:frame>
        <draw:frame presentation:style-name="pr6" draw:text-style-name="P2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3"><text:span text:style-name="T2">Motivation: <text:s/>Quantum States are HUGE</text:span></text:p>
              </text:list-item>
              <text:list-item>
                <text:p text:style-name="P3"><text:span text:style-name="T2">1D -- Finite State Automata</text:span></text:p>
              </text:list-item>
              <text:list-item>
                <text:p text:style-name="P3"><text:span text:style-name="T2">2D -- Quadapolic Picture Automata (2005)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Quantum states are HUGE" draw:style-name="dp3" draw:master-page-name="Default" presentation:presentation-page-layout-name="AL2T1" draw:id="id1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5">Quantum states are HUGE</text:p>
              </text:list-header>
            </text:list>
          </draw:text-box>
        </draw:frame>
        <draw:g draw:id="id2">
          <draw:custom-shape draw:style-name="gr4" draw:text-style-name="P2" draw:layer="layout" svg:width="1.058cm" svg:height="1.058cm" svg:x="5.08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5.08cm" svg:y="6.56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5.503cm" svg:y="7.1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3">
          <draw:custom-shape draw:style-name="gr4" draw:text-style-name="P2" draw:layer="layout" svg:width="1.058cm" svg:height="1.058cm" svg:x="7.197cm" svg:y="9.52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7.197cm" svg:y="12.70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7.62cm" svg:y="10.156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4">
          <draw:custom-shape draw:style-name="gr4" draw:text-style-name="P2" draw:layer="layout" svg:width="1.058cm" svg:height="1.058cm" svg:x="9.313cm" svg:y="9.52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9.313cm" svg:y="12.70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9.736cm" svg:y="10.156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5">
          <draw:custom-shape draw:style-name="gr4" draw:text-style-name="P2" draw:layer="layout" svg:width="1.058cm" svg:height="1.058cm" svg:x="11.43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11.43cm" svg:y="6.56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11.853cm" svg:y="7.1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6">
          <draw:custom-shape draw:style-name="gr4" draw:text-style-name="P2" draw:layer="layout" svg:width="1.058cm" svg:height="1.058cm" svg:x="13.547cm" svg:y="9.52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13.547cm" svg:y="12.70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13.97cm" svg:y="10.156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7">
          <draw:custom-shape draw:style-name="gr4" draw:text-style-name="P2" draw:layer="layout" svg:width="1.058cm" svg:height="1.058cm" svg:x="15.663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15.663cm" svg:y="6.56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16.086cm" svg:y="7.1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8">
          <draw:custom-shape draw:style-name="gr4" draw:text-style-name="P2" draw:layer="layout" svg:width="1.058cm" svg:height="1.058cm" svg:x="17.78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17.78cm" svg:y="6.56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18.203cm" svg:y="7.1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9">
          <draw:custom-shape draw:style-name="gr4" draw:text-style-name="P2" draw:layer="layout" svg:width="1.058cm" svg:height="1.058cm" svg:x="19.897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19.897cm" svg:y="6.56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20.32cm" svg:y="7.1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" draw:text-style-name="P2" draw:id="id10" draw:layer="layout" svg:width="9.299cm" svg:height="1.277cm" svg:x="7.841cm" svg:y="15.663cm">
          <text:list text:style-name="L4">
            <text:list-header>
              <text:p text:style-name="P5">Classical system: 8 bits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4" presentation:class="page"/>
          <draw:frame presentation:style-name="pr7" draw:layer="layout" svg:width="13.97cm" svg:height="11.458cm" svg:x="2.54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draw:id="id11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5"><text:span text:style-name="T2">Quantum states are HUGE</text:span></text:p>
              </text:list-header>
            </text:list>
          </draw:text-box>
        </draw:frame>
        <draw:g>
          <draw:custom-shape draw:style-name="gr6" draw:text-style-name="P2" draw:layer="layout" svg:width="1.168cm" svg:height="0.986cm" svg:x="5.031cm" svg:y="6.53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2" draw:layer="layout" svg:width="0.234cm" svg:height="2.465cm" svg:x="5.498cm" svg:y="7.49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" draw:text-style-name="P2" draw:layer="layout" svg:width="19.421cm" svg:height="1.277cm" svg:x="2.877cm" svg:y="15.663cm">
          <text:list text:style-name="L4">
            <text:list-header>
              <text:p text:style-name="P5"><text:span text:style-name="T2">Uncorrelated non-deterministic system: 8 numbers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6" draw:text-style-name="P2" draw:layer="layout" svg:width="1.168cm" svg:height="0.985cm" svg:x="5.031cm" svg:y="12.60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2" draw:layer="layout" svg:width="0.234cm" svg:height="2.465cm" svg:x="5.498cm" svg:y="10.163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" draw:text-style-name="P2" draw:layer="layout" svg:width="1.168cm" svg:height="0.986cm" svg:x="7.148cm" svg:y="6.51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2" draw:layer="layout" svg:width="0.234cm" svg:height="2.465cm" svg:x="7.615cm" svg:y="7.4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" draw:text-style-name="P2" draw:layer="layout" svg:width="1.168cm" svg:height="0.985cm" svg:x="7.148cm" svg:y="12.58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" draw:text-style-name="P2" draw:layer="layout" svg:width="0.234cm" svg:height="2.465cm" svg:x="7.615cm" svg:y="10.141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" draw:text-style-name="P2" draw:layer="layout" svg:width="1.167cm" svg:height="0.986cm" svg:x="9.265cm" svg:y="6.51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3" draw:text-style-name="P2" draw:layer="layout" svg:width="0.234cm" svg:height="2.465cm" svg:x="9.731cm" svg:y="7.4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" draw:text-style-name="P2" draw:layer="layout" svg:width="1.167cm" svg:height="0.985cm" svg:x="9.265cm" svg:y="12.58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" draw:text-style-name="P2" draw:layer="layout" svg:width="0.234cm" svg:height="2.465cm" svg:x="9.731cm" svg:y="10.141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4" draw:text-style-name="P2" draw:layer="layout" svg:width="1.168cm" svg:height="0.986cm" svg:x="11.381cm" svg:y="6.51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2" draw:layer="layout" svg:width="0.234cm" svg:height="2.465cm" svg:x="11.848cm" svg:y="7.4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6" draw:text-style-name="P2" draw:layer="layout" svg:width="1.168cm" svg:height="0.985cm" svg:x="11.381cm" svg:y="12.58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7" draw:text-style-name="P2" draw:layer="layout" svg:width="0.234cm" svg:height="2.465cm" svg:x="11.848cm" svg:y="10.141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8" draw:text-style-name="P2" draw:layer="layout" svg:width="1.168cm" svg:height="0.986cm" svg:x="13.498cm" svg:y="6.53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9" draw:text-style-name="P2" draw:layer="layout" svg:width="0.232cm" svg:height="2.465cm" svg:x="13.966cm" svg:y="7.49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0" draw:text-style-name="P2" draw:layer="layout" svg:width="1.168cm" svg:height="0.985cm" svg:x="13.498cm" svg:y="12.60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1" draw:text-style-name="P2" draw:layer="layout" svg:width="0.232cm" svg:height="2.465cm" svg:x="13.966cm" svg:y="10.163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2" draw:text-style-name="P2" draw:layer="layout" svg:width="1.167cm" svg:height="0.986cm" svg:x="15.615cm" svg:y="6.51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3" draw:text-style-name="P2" draw:layer="layout" svg:width="0.232cm" svg:height="2.465cm" svg:x="16.082cm" svg:y="7.4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4" draw:text-style-name="P2" draw:layer="layout" svg:width="1.167cm" svg:height="0.985cm" svg:x="15.615cm" svg:y="12.58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2" draw:layer="layout" svg:width="0.232cm" svg:height="2.465cm" svg:x="16.082cm" svg:y="10.141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6" draw:text-style-name="P2" draw:layer="layout" svg:width="1.168cm" svg:height="0.986cm" svg:x="17.731cm" svg:y="6.51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7" draw:text-style-name="P2" draw:layer="layout" svg:width="0.232cm" svg:height="2.465cm" svg:x="18.199cm" svg:y="7.4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8" draw:text-style-name="P2" draw:layer="layout" svg:width="1.168cm" svg:height="0.985cm" svg:x="17.731cm" svg:y="12.58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9" draw:text-style-name="P2" draw:layer="layout" svg:width="0.232cm" svg:height="2.465cm" svg:x="18.199cm" svg:y="10.141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6" draw:text-style-name="P2" draw:layer="layout" svg:width="1.168cm" svg:height="0.986cm" svg:x="19.848cm" svg:y="12.53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7" draw:text-style-name="P6" draw:layer="layout" svg:width="0.232cm" svg:height="2.465cm" svg:x="20.316cm" svg:y="10.093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8" draw:text-style-name="P2" draw:layer="layout" svg:width="1.168cm" svg:height="0.985cm" svg:x="19.848cm" svg:y="6.514cm">
            <text:p/>
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9" draw:text-style-name="P6" draw:layer="layout" svg:width="0.232cm" svg:height="2.466cm" svg:x="20.316cm" svg:y="7.473cm">
            <text:p/>
            <draw:enhanced-geometry svg:viewBox="0 0 21600 21600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0" draw:text-style-name="P2" draw:layer="layout" svg:width="1.058cm" svg:height="1.058cm" svg:x="5.08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058cm" svg:height="1.058cm" svg:x="7.197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059cm" svg:height="1.058cm" svg:x="9.313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058cm" svg:height="1.058cm" svg:x="11.43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058cm" svg:height="1.058cm" svg:x="13.547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059cm" svg:height="1.058cm" svg:x="15.663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058cm" svg:height="1.058cm" svg:x="17.78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058cm" svg:height="1.058cm" svg:x="19.897cm" svg:y="9.52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5" presentation:class="page"/>
          <draw:frame presentation:style-name="pr7" draw:layer="layout" svg:width="13.97cm" svg:height="11.458cm" svg:x="2.54cm" svg:y="12.065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2T1" draw:id="id12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5">Quantum states are HUGE</text:p>
              </text:list-header>
            </text:list>
          </draw:text-box>
        </draw:frame>
        <draw:custom-shape draw:style-name="gr31" draw:text-style-name="P2" draw:layer="layout" svg:width="0.331cm" svg:height="0.335cm" svg:x="1.984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1.984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6cm" svg:height="0.874cm" svg:x="2.117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5.365cm" svg:height="2.293cm" svg:x="5.354cm" svg:y="15.875cm">
          <text:list text:style-name="L4">
            <text:list-header>
              <text:p text:style-name="P7">Entangled system: 2<text:span text:style-name="T3">8</text:span> complex numbers</text:p>
              <text:p text:style-name="P7">(only <text:span text:style-name="T4">16 of 256</text:span> shown here!)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331cm" svg:height="0.335cm" svg:x="2.5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2.5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6cm" svg:height="0.874cm" svg:x="2.633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0.331cm" svg:height="0.335cm" svg:x="3.016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3.016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6cm" svg:height="0.874cm" svg:x="3.149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0.331cm" svg:height="0.335cm" svg:x="3.532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3.532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7cm" svg:height="0.874cm" svg:x="3.664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0.331cm" svg:height="0.335cm" svg:x="4.048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4.048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7cm" svg:height="0.874cm" svg:x="4.18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0.331cm" svg:height="0.335cm" svg:x="4.564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4.564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7cm" svg:height="0.874cm" svg:x="4.696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0.331cm" svg:height="0.335cm" svg:x="5.08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5.08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6cm" svg:height="0.874cm" svg:x="5.212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0.331cm" svg:height="0.335cm" svg:x="5.596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5.596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6cm" svg:height="0.874cm" svg:x="5.728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1.984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1.984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6cm" svg:height="0.874cm" svg:x="2.117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2.5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2.5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6cm" svg:height="0.874cm" svg:x="2.633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3.016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3.016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6cm" svg:height="0.874cm" svg:x="3.149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3.532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3.532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7cm" svg:height="0.874cm" svg:x="3.664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4.048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4.048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7cm" svg:height="0.874cm" svg:x="4.18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4.564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4.564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7cm" svg:height="0.874cm" svg:x="4.696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5.08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5.08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6cm" svg:height="0.874cm" svg:x="5.212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5.596cm" svg:y="8.55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5.596cm" svg:y="9.559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6cm" svg:height="0.873cm" svg:x="5.728cm" svg:y="8.756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1.984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0.331cm" svg:height="0.269cm" svg:x="1.984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6cm" svg:height="0.873cm" svg:x="2.117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2.5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0.331cm" svg:height="0.269cm" svg:x="2.5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6cm" svg:height="0.873cm" svg:x="2.633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3.016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0.331cm" svg:height="0.269cm" svg:x="3.016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6cm" svg:height="0.873cm" svg:x="3.149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3.532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0.331cm" svg:height="0.269cm" svg:x="3.532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7cm" svg:height="0.873cm" svg:x="3.664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4.048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0.331cm" svg:height="0.269cm" svg:x="4.048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7cm" svg:height="0.873cm" svg:x="4.18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4.564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0.331cm" svg:height="0.269cm" svg:x="4.564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7cm" svg:height="0.873cm" svg:x="4.696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5.08cm" svg:y="11.21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0.331cm" svg:height="0.269cm" svg:x="5.08cm" svg:y="12.213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6cm" svg:height="0.873cm" svg:x="5.212cm" svg:y="11.411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5.596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0.331cm" svg:height="0.269cm" svg:x="5.596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6cm" svg:height="0.873cm" svg:x="5.728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1.984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1.984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6cm" svg:height="0.873cm" svg:x="2.117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2.5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2.5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6cm" svg:height="0.873cm" svg:x="2.633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3.016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3.016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6cm" svg:height="0.873cm" svg:x="3.149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3.532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3.532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7cm" svg:height="0.873cm" svg:x="3.664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4.048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4.048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7cm" svg:height="0.873cm" svg:x="4.18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4.564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4.564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7cm" svg:height="0.873cm" svg:x="4.696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5.08cm" svg:y="13.96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5.08cm" svg:y="14.96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6cm" svg:height="0.874cm" svg:x="5.212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5.596cm" svg:y="13.96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5.596cm" svg:y="14.96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6cm" svg:height="0.874cm" svg:x="5.728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1cm" svg:height="0.335cm" svg:x="7.911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1cm" svg:height="0.269cm" svg:x="7.911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4cm" svg:x="8.043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1cm" svg:height="0.335cm" svg:x="8.427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1cm" svg:height="0.269cm" svg:x="8.427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4cm" svg:x="8.559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1cm" svg:height="0.335cm" svg:x="8.943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1cm" svg:height="0.269cm" svg:x="8.943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4cm" svg:x="9.075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1cm" svg:height="0.335cm" svg:x="9.459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1cm" svg:height="0.269cm" svg:x="9.459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4cm" svg:x="9.591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1cm" svg:height="0.335cm" svg:x="9.975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1cm" svg:height="0.269cm" svg:x="9.975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4cm" svg:x="10.107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cm" svg:height="0.335cm" svg:x="10.491cm" svg:y="6.01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cm" svg:height="0.269cm" svg:x="10.491cm" svg:y="7.019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3cm" svg:x="10.623cm" svg:y="6.216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cm" svg:height="0.335cm" svg:x="11.007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cm" svg:height="0.269cm" svg:x="11.007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4cm" svg:x="11.139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cm" svg:height="0.335cm" svg:x="11.523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cm" svg:height="0.269cm" svg:x="11.523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4cm" svg:x="11.655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1cm" svg:height="0.335cm" svg:x="7.911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1cm" svg:height="0.269cm" svg:x="7.911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4cm" svg:x="8.043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1cm" svg:height="0.335cm" svg:x="8.427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1cm" svg:height="0.269cm" svg:x="8.427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4cm" svg:x="8.559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1cm" svg:height="0.335cm" svg:x="8.943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1cm" svg:height="0.269cm" svg:x="8.943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4cm" svg:x="9.075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1cm" svg:height="0.335cm" svg:x="9.459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1cm" svg:height="0.269cm" svg:x="9.459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4cm" svg:x="9.591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1cm" svg:height="0.335cm" svg:x="9.975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1cm" svg:height="0.269cm" svg:x="9.975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4cm" svg:x="10.107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cm" svg:height="0.335cm" svg:x="10.491cm" svg:y="8.55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cm" svg:height="0.269cm" svg:x="10.491cm" svg:y="9.559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3cm" svg:x="10.623cm" svg:y="8.756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cm" svg:height="0.335cm" svg:x="11.007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cm" svg:height="0.269cm" svg:x="11.007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4cm" svg:x="11.139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cm" svg:height="0.335cm" svg:x="11.523cm" svg:y="8.55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cm" svg:height="0.269cm" svg:x="11.523cm" svg:y="9.559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3cm" svg:x="11.655cm" svg:y="8.756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7.911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7.911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8.043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8.427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8.427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8.559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8.943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8.943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9.075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9.459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9.459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9.591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9.975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9.975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10.107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cm" svg:height="0.335cm" svg:x="10.491cm" svg:y="11.21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cm" svg:height="0.269cm" svg:x="10.491cm" svg:y="12.213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10.623cm" svg:y="11.411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cm" svg:height="0.335cm" svg:x="11.007cm" svg:y="11.21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cm" svg:height="0.269cm" svg:x="11.007cm" svg:y="12.213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11.139cm" svg:y="11.411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cm" svg:height="0.335cm" svg:x="11.523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cm" svg:height="0.269cm" svg:x="11.523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11.655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1cm" svg:height="0.335cm" svg:x="7.911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1cm" svg:height="0.269cm" svg:x="7.911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3cm" svg:x="8.043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1cm" svg:height="0.335cm" svg:x="8.427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1cm" svg:height="0.269cm" svg:x="8.427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3cm" svg:x="8.559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1cm" svg:height="0.335cm" svg:x="8.943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1cm" svg:height="0.269cm" svg:x="8.943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3cm" svg:x="9.075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1cm" svg:height="0.335cm" svg:x="9.459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1cm" svg:height="0.269cm" svg:x="9.459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3cm" svg:x="9.591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1cm" svg:height="0.335cm" svg:x="9.975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1cm" svg:height="0.269cm" svg:x="9.975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3cm" svg:x="10.107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cm" svg:height="0.335cm" svg:x="10.491cm" svg:y="13.96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cm" svg:height="0.269cm" svg:x="10.491cm" svg:y="14.96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4cm" svg:x="10.623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cm" svg:height="0.335cm" svg:x="11.007cm" svg:y="13.96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cm" svg:height="0.269cm" svg:x="11.007cm" svg:y="14.96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4cm" svg:x="11.139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cm" svg:height="0.335cm" svg:x="11.523cm" svg:y="13.96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cm" svg:height="0.269cm" svg:x="11.523cm" svg:y="14.96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4cm" svg:x="11.655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4.049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4.049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6cm" svg:height="0.874cm" svg:x="14.182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4.565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4.565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6cm" svg:height="0.874cm" svg:x="14.698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5.081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5.081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6cm" svg:height="0.874cm" svg:x="15.214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5.597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5.597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7cm" svg:height="0.874cm" svg:x="15.729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6.113cm" svg:y="5.97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6.113cm" svg:y="6.97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7cm" svg:height="0.873cm" svg:x="16.245cm" svg:y="6.172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6.629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6.629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7cm" svg:height="0.874cm" svg:x="16.761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7.145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7.145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6cm" svg:height="0.874cm" svg:x="17.277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7.661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7.661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6cm" svg:height="0.874cm" svg:x="17.793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4.049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4.049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6cm" svg:height="0.874cm" svg:x="14.182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4.565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4.565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6cm" svg:height="0.874cm" svg:x="14.698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5.081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5.081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6cm" svg:height="0.874cm" svg:x="15.214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5.597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5.597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7cm" svg:height="0.874cm" svg:x="15.729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6.113cm" svg:y="8.51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6.113cm" svg:y="9.51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7cm" svg:height="0.873cm" svg:x="16.245cm" svg:y="8.712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6.629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6.629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7cm" svg:height="0.874cm" svg:x="16.761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7.145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7.145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6cm" svg:height="0.874cm" svg:x="17.277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7.661cm" svg:y="8.55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7.661cm" svg:y="9.559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6cm" svg:height="0.873cm" svg:x="17.793cm" svg:y="8.756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4.049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4.049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6cm" svg:height="0.873cm" svg:x="14.182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4.565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4.565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6cm" svg:height="0.873cm" svg:x="14.698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5.081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5.081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6cm" svg:height="0.873cm" svg:x="15.214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5.597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5.597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7cm" svg:height="0.873cm" svg:x="15.729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6.113cm" svg:y="11.16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6.113cm" svg:y="12.169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7cm" svg:height="0.873cm" svg:x="16.245cm" svg:y="11.367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6.629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6.629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7cm" svg:height="0.873cm" svg:x="16.761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7.145cm" svg:y="11.21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7.145cm" svg:y="12.213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6cm" svg:height="0.873cm" svg:x="17.277cm" svg:y="11.411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7.661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7.661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6cm" svg:height="0.873cm" svg:x="17.793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4.049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4.049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6cm" svg:height="0.873cm" svg:x="14.182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4.565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4.565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6cm" svg:height="0.873cm" svg:x="14.698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5.081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5.081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6cm" svg:height="0.873cm" svg:x="15.214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5.597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5.597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7cm" svg:height="0.873cm" svg:x="15.729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6.113cm" svg:y="13.9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6.113cm" svg:y="14.92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7cm" svg:height="0.873cm" svg:x="16.245cm" svg:y="14.11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6.629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6.629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7cm" svg:height="0.873cm" svg:x="16.761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7.145cm" svg:y="13.96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7.145cm" svg:y="14.96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6cm" svg:height="0.874cm" svg:x="17.277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7.661cm" svg:y="13.96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7.661cm" svg:y="14.96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6cm" svg:height="0.874cm" svg:x="17.793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1cm" svg:height="0.335cm" svg:x="19.341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1cm" svg:height="0.269cm" svg:x="19.341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4cm" svg:x="19.473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1cm" svg:height="0.335cm" svg:x="19.857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1cm" svg:height="0.269cm" svg:x="19.857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4cm" svg:x="19.989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1cm" svg:height="0.335cm" svg:x="20.373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1cm" svg:height="0.269cm" svg:x="20.373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4cm" svg:x="20.505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1cm" svg:height="0.335cm" svg:x="20.889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1cm" svg:height="0.269cm" svg:x="20.889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4cm" svg:x="21.021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1cm" svg:height="0.335cm" svg:x="21.405cm" svg:y="5.97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1cm" svg:height="0.269cm" svg:x="21.405cm" svg:y="6.97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3cm" svg:x="21.537cm" svg:y="6.172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cm" svg:height="0.335cm" svg:x="21.921cm" svg:y="6.01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cm" svg:height="0.269cm" svg:x="21.921cm" svg:y="7.019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3cm" svg:x="22.053cm" svg:y="6.216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cm" svg:height="0.335cm" svg:x="22.437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cm" svg:height="0.269cm" svg:x="22.437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4cm" svg:x="22.569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cm" svg:height="0.335cm" svg:x="22.953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cm" svg:height="0.269cm" svg:x="22.953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4cm" svg:x="23.085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1cm" svg:height="0.335cm" svg:x="19.341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1cm" svg:height="0.269cm" svg:x="19.341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4cm" svg:x="19.473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1cm" svg:height="0.335cm" svg:x="19.857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1cm" svg:height="0.269cm" svg:x="19.857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4cm" svg:x="19.989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1cm" svg:height="0.335cm" svg:x="20.373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1cm" svg:height="0.269cm" svg:x="20.373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4cm" svg:x="20.505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1cm" svg:height="0.335cm" svg:x="20.889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1cm" svg:height="0.269cm" svg:x="20.889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4cm" svg:x="21.021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1cm" svg:height="0.335cm" svg:x="21.405cm" svg:y="8.51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1cm" svg:height="0.269cm" svg:x="21.405cm" svg:y="9.51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3cm" svg:x="21.537cm" svg:y="8.712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cm" svg:height="0.335cm" svg:x="21.921cm" svg:y="8.55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cm" svg:height="0.269cm" svg:x="21.921cm" svg:y="9.559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3cm" svg:x="22.053cm" svg:y="8.756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cm" svg:height="0.335cm" svg:x="22.437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cm" svg:height="0.269cm" svg:x="22.437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4cm" svg:x="22.569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cm" svg:height="0.335cm" svg:x="22.953cm" svg:y="8.55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cm" svg:height="0.269cm" svg:x="22.953cm" svg:y="9.559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3cm" svg:x="23.085cm" svg:y="8.756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19.341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19.341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19.473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19.857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19.857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19.989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20.373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20.373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20.505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20.889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20.889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21.021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21.405cm" svg:y="11.16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21.405cm" svg:y="12.169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21.537cm" svg:y="11.367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cm" svg:height="0.335cm" svg:x="21.921cm" svg:y="11.21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cm" svg:height="0.269cm" svg:x="21.921cm" svg:y="12.213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22.053cm" svg:y="11.411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cm" svg:height="0.335cm" svg:x="22.437cm" svg:y="11.21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cm" svg:height="0.269cm" svg:x="22.437cm" svg:y="12.213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22.569cm" svg:y="11.411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cm" svg:height="0.335cm" svg:x="22.953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cm" svg:height="0.269cm" svg:x="22.953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23.085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1cm" svg:height="0.335cm" svg:x="19.341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1cm" svg:height="0.269cm" svg:x="19.341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3cm" svg:x="19.473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1cm" svg:height="0.335cm" svg:x="19.857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1cm" svg:height="0.269cm" svg:x="19.857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3cm" svg:x="19.989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1cm" svg:height="0.335cm" svg:x="20.373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1cm" svg:height="0.269cm" svg:x="20.373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3cm" svg:x="20.505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1cm" svg:height="0.335cm" svg:x="20.889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1cm" svg:height="0.269cm" svg:x="20.889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3cm" svg:x="21.021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1cm" svg:height="0.335cm" svg:x="21.405cm" svg:y="13.9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1cm" svg:height="0.269cm" svg:x="21.405cm" svg:y="14.92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3cm" svg:x="21.537cm" svg:y="14.11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cm" svg:height="0.335cm" svg:x="21.921cm" svg:y="13.96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cm" svg:height="0.269cm" svg:x="21.921cm" svg:y="14.96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4cm" svg:x="22.053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cm" svg:height="0.335cm" svg:x="22.437cm" svg:y="13.96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cm" svg:height="0.269cm" svg:x="22.437cm" svg:y="14.96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4cm" svg:x="22.569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cm" svg:height="0.335cm" svg:x="22.953cm" svg:y="13.96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cm" svg:height="0.269cm" svg:x="22.953cm" svg:y="14.96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4cm" svg:x="23.085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13">
          <draw:custom-shape draw:style-name="gr44" draw:text-style-name="P2" draw:layer="layout" svg:width="14.817cm" svg:height="13.335cm" svg:x="4.868cm" svg:y="3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5" draw:text-style-name="P4" draw:layer="layout" svg:x1="17.356cm" svg:y1="4.445cm" svg:x2="7.619cm" svg:y2="14.182cm">
            <text:p/>
          </draw:line>
          <draw:custom-shape draw:style-name="gr46" draw:text-style-name="P9" draw:layer="layout" svg:width="14.679cm" svg:height="5.34cm" svg:x="4.873cm" svg:y="7.197cm">
            <text:list text:style-name="L4">
              <text:list-header>
                <text:p text:style-name="P8"><text:span text:style-name="T5">NAIV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par smil:begin="id12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13" smil:attributeName="visibility" smil:to="visible"/>
                  <anim:animate smil:dur="0.5s" smil:fill="hold" smil:targetElement="id13" smil:attributeName="width" smil:values="0;width" smil:keyTimes="0;1"/>
                  <anim:animate smil:dur="0.5s" smil:fill="hold" smil:targetElement="id13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6" presentation:class="page"/>
          <draw:frame presentation:style-name="pr7" draw:layer="layout" svg:width="13.97cm" svg:height="11.458cm" svg:x="2.54cm" svg:y="12.065cm" presentation:class="notes" presentation:placeholder="true">
            <draw:text-box/>
          </draw:frame>
        </presentation:notes>
      </draw:page>
      <draw:page draw:name="W state" draw:style-name="dp3" draw:master-page-name="Default" presentation:presentation-page-layout-name="AL2T1" draw:id="id14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5">W state</text:p>
              </text:list-header>
            </text:list>
          </draw:text-box>
        </draw:frame>
        <draw:g>
          <draw:g>
            <draw:custom-shape draw:style-name="gr4" draw:text-style-name="P2" draw:layer="layout" svg:width="0.705cm" svg:height="0.481cm" svg:x="2.963cm" svg:y="5.575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4cm" svg:x="2.963cm" svg:y="7.024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1cm" svg:x="3.245cm" svg:y="5.864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5cm" svg:height="0.481cm" svg:x="4.515cm" svg:y="5.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4cm" svg:x="4.515cm" svg:y="4.233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1cm" svg:x="4.797cm" svg:y="4.52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5cm" svg:height="0.481cm" svg:x="5.926cm" svg:y="5.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4cm" svg:x="5.926cm" svg:y="4.233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1cm" svg:x="6.208cm" svg:y="4.52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6cm" svg:height="0.481cm" svg:x="7.337cm" svg:y="5.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4cm" svg:x="7.337cm" svg:y="4.233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1cm" svg:x="7.619cm" svg:y="4.52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custom-shape draw:style-name="gr4" draw:text-style-name="P2" draw:layer="layout" svg:width="0.706cm" svg:height="0.481cm" svg:x="8.889cm" svg:y="9.173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5cm" svg:x="8.889cm" svg:y="10.617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9.171cm" svg:y="9.466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5cm" svg:height="0.481cm" svg:x="10.442cm" svg:y="9.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5cm" svg:x="10.442cm" svg:y="7.832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0.724cm" svg:y="8.12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5cm" svg:height="0.481cm" svg:x="11.853cm" svg:y="9.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5cm" svg:x="11.853cm" svg:y="7.832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2.135cm" svg:y="8.12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5cm" svg:height="0.481cm" svg:x="7.408cm" svg:y="9.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5cm" svg:x="7.408cm" svg:y="7.832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7.69cm" svg:y="8.12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custom-shape draw:style-name="gr4" draw:text-style-name="P2" draw:layer="layout" svg:width="0.706cm" svg:height="0.481cm" svg:x="15.875cm" svg:y="12.559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5cm" svg:x="15.875cm" svg:y="14.003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6.157cm" svg:y="12.852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6cm" svg:height="0.481cm" svg:x="17.427cm" svg:y="12.5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5cm" svg:x="17.427cm" svg:y="11.218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7.709cm" svg:y="11.50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5cm" svg:height="0.481cm" svg:x="12.912cm" svg:y="12.5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5cm" svg:x="12.912cm" svg:y="11.218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3.194cm" svg:y="11.50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6cm" svg:height="0.481cm" svg:x="14.393cm" svg:y="12.5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5cm" svg:x="14.393cm" svg:y="11.218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4.675cm" svg:y="11.50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custom-shape draw:style-name="gr4" draw:text-style-name="P2" draw:layer="layout" svg:width="0.706cm" svg:height="0.481cm" svg:x="22.013cm" svg:y="16.369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5cm" svg:x="22.013cm" svg:y="17.813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22.295cm" svg:y="16.662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6cm" svg:height="0.481cm" svg:x="20.32cm" svg:y="16.3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5cm" svg:x="20.32cm" svg:y="15.028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20.602cm" svg:y="15.31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5cm" svg:height="0.481cm" svg:x="17.357cm" svg:y="16.3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5cm" svg:x="17.357cm" svg:y="15.028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7.639cm" svg:y="15.31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6cm" svg:height="0.481cm" svg:x="18.838cm" svg:y="16.3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5cm" svg:x="18.838cm" svg:y="15.028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9.12cm" svg:y="15.31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47" draw:text-style-name="P10" draw:layer="layout" svg:width="13.435cm" svg:height="1.954cm" svg:x="5.722cm" svg:y="17.101cm">
          <text:list text:style-name="L4">
            <text:list-header>
              <text:p text:style-name="P5"><text:span text:style-name="T6">(O(N) size definition)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6" draw:master-page-name="Default" presentation:presentation-page-layout-name="AL2T1" draw:id="id15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5">W state</text:p>
              </text:list-header>
            </text:list>
          </draw:text-box>
        </draw:frame>
        <draw:custom-shape draw:style-name="gr48" draw:text-style-name="P2" draw:layer="layout" svg:width="14.393cm" svg:height="12.112cm" svg:x="5.292cm" svg:y="6.094cm">
          <text:list text:style-name="L4">
            <text:list-header>
              <text:p text:style-name="P7"><text:span text:style-name="T7">A linear combination of all states with one and only one particle spin-down, and the rest spin-up.</text:span></text:p>
              <text:p text:style-name="P7"><text:span text:style-name="T7"/></text:p>
              <text:p text:style-name="P7"><text:span text:style-name="T7">(O(1) size definition)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draw:id="id16">
        <office:forms form:automatic-focus="false" form:apply-design-mode="false"/>
        <draw:custom-shape draw:style-name="gr49" draw:text-style-name="P2" draw:layer="layout" svg:width="11.218cm" svg:height="8.467cm" svg:x="0.635cm" svg:y="6.138cm">
          <text:p/>
          <draw:enhanced-geometry svg:viewBox="0 0 21600 21600" draw:type="rectangle" draw:enhanced-path="M 0 0 L 21600 0 21600 21600 0 21600 0 0 Z N"/>
        </draw:custom-shape>
        <draw:line draw:style-name="gr50" draw:text-style-name="P4" draw:layer="layout" svg:x1="12.7cm" svg:y1="0cm" svg:x2="12.7cm" svg:y2="19.05cm">
          <text:p/>
        </draw:line>
        <draw:frame draw:style-name="gr51" draw:text-style-name="P4" draw:layer="layout" svg:width="11.147cm" svg:height="2.717cm" svg:x="0.847cm" svg:y="0.67cm">
          <draw:image xlink:href="Pictures/100000000000013C0000004DC1BF3B80.png" xlink:type="simple" xlink:show="embed" xlink:actuate="onLoad">
            <text:p/>
          </draw:image>
        </draw:frame>
        <draw:frame draw:style-name="gr51" draw:text-style-name="P4" draw:layer="layout" svg:width="3.916cm" svg:height="1.235cm" svg:x="0.741cm" svg:y="4.233cm">
          <draw:image xlink:href="Pictures/100000000000006F000000231BE8568E.png" xlink:type="simple" xlink:show="embed" xlink:actuate="onLoad">
            <text:p/>
          </draw:image>
        </draw:frame>
        <draw:frame draw:style-name="gr51" draw:text-style-name="P4" draw:layer="layout" svg:width="3.211cm" svg:height="0.953cm" svg:x="1.058cm" svg:y="6.773cm">
          <draw:image xlink:href="Pictures/100000000000005B0000001B31BD6543.png" xlink:type="simple" xlink:show="embed" xlink:actuate="onLoad">
            <text:p/>
          </draw:image>
        </draw:frame>
        <draw:line draw:style-name="gr50" draw:text-style-name="P4" draw:layer="layout" svg:x1="0.635cm" svg:y1="8.043cm" svg:x2="4.445cm" svg:y2="8.043cm">
          <text:p/>
        </draw:line>
        <draw:frame draw:style-name="gr51" draw:text-style-name="P4" draw:layer="layout" svg:width="6.35cm" svg:height="8.467cm" svg:x="5.503cm" svg:y="6.138cm">
          <draw:image xlink:href="Pictures/10000000000000B4000000F0E219AEE4.png" xlink:type="simple" xlink:show="embed" xlink:actuate="onLoad">
            <text:p/>
          </draw:image>
        </draw:frame>
        <draw:custom-shape draw:style-name="gr52" draw:text-style-name="P2" draw:layer="layout" svg:width="3.281cm" svg:height="2.328cm" svg:x="5.609cm" svg:y="2.54cm">
          <text:p/>
          <draw:enhanced-geometry svg:viewBox="0 0 840 576" draw:type="non-primitive" draw:enhanced-path="M 552 576 C 348 556 144 536 72 480 0 424 32 288 120 240 208 192 480 232 600 192 720 152 780 76 840 0 N"/>
        </draw:custom-shape>
        <draw:custom-shape draw:style-name="gr53" draw:text-style-name="P2" draw:layer="layout" svg:width="0.512cm" svg:height="1.27cm" svg:x="15.359cm" svg:y="19.5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148cm" svg:height="1.615cm" svg:x="8.044cm" svg:y="4.105cm">
          <text:list text:style-name="L4">
            <text:list-header>
              <text:p text:style-name="P5"><text:span text:style-name="T8">basi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9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 draw:id="id17">
        <office:forms form:automatic-focus="false" form:apply-design-mode="false"/>
        <draw:custom-shape draw:style-name="gr49" draw:text-style-name="P2" draw:layer="layout" svg:width="11.218cm" svg:height="8.467cm" svg:x="0.635cm" svg:y="6.138cm">
          <text:p/>
          <draw:enhanced-geometry svg:viewBox="0 0 21600 21600" draw:type="rectangle" draw:enhanced-path="M 0 0 L 21600 0 21600 21600 0 21600 0 0 Z N"/>
        </draw:custom-shape>
        <draw:line draw:style-name="gr50" draw:text-style-name="P4" draw:layer="layout" svg:x1="12.7cm" svg:y1="0cm" svg:x2="12.7cm" svg:y2="19.05cm">
          <text:p/>
        </draw:line>
        <draw:frame draw:style-name="gr51" draw:text-style-name="P4" draw:layer="layout" svg:width="11.147cm" svg:height="2.717cm" svg:x="0.847cm" svg:y="0.67cm">
          <draw:image xlink:href="Pictures/100000000000013C0000004DC1BF3B80.png" xlink:type="simple" xlink:show="embed" xlink:actuate="onLoad">
            <text:p/>
          </draw:image>
        </draw:frame>
        <draw:frame draw:style-name="gr51" draw:text-style-name="P4" draw:layer="layout" svg:width="3.916cm" svg:height="1.235cm" svg:x="0.741cm" svg:y="4.233cm">
          <draw:image xlink:href="Pictures/100000000000006F000000231BE8568E.png" xlink:type="simple" xlink:show="embed" xlink:actuate="onLoad">
            <text:p/>
          </draw:image>
        </draw:frame>
        <draw:frame draw:style-name="gr51" draw:text-style-name="P4" draw:layer="layout" svg:width="3.211cm" svg:height="0.953cm" svg:x="1.058cm" svg:y="6.773cm">
          <draw:image xlink:href="Pictures/100000000000005B0000001B31BD6543.png" xlink:type="simple" xlink:show="embed" xlink:actuate="onLoad">
            <text:p/>
          </draw:image>
        </draw:frame>
        <draw:line draw:style-name="gr50" draw:text-style-name="P4" draw:layer="layout" svg:x1="0.635cm" svg:y1="8.043cm" svg:x2="4.445cm" svg:y2="8.043cm">
          <text:p/>
        </draw:line>
        <draw:frame draw:style-name="gr51" draw:text-style-name="P4" draw:layer="layout" svg:width="6.35cm" svg:height="8.467cm" svg:x="5.503cm" svg:y="6.138cm">
          <draw:image xlink:href="Pictures/10000000000000B4000000F0E219AEE4.png" xlink:type="simple" xlink:show="embed" xlink:actuate="onLoad">
            <text:p/>
          </draw:image>
        </draw:frame>
        <draw:frame draw:style-name="gr51" draw:text-style-name="P4" draw:layer="layout" svg:width="10.513cm" svg:height="8.467cm" svg:x="13.829cm" svg:y="6.138cm">
          <draw:image xlink:href="Pictures/100000000000012A000000F0D75B53A1.png" xlink:type="simple" xlink:show="embed" xlink:actuate="onLoad">
            <text:p/>
          </draw:image>
        </draw:frame>
        <draw:frame draw:style-name="gr51" draw:text-style-name="P4" draw:layer="layout" svg:width="10.336cm" svg:height="2.011cm" svg:x="13.97cm" svg:y="0.741cm">
          <draw:image xlink:href="Pictures/1000000000000125000000391C2A5D19.png" xlink:type="simple" xlink:show="embed" xlink:actuate="onLoad">
            <text:p/>
          </draw:image>
        </draw:frame>
        <draw:custom-shape draw:style-name="gr52" draw:text-style-name="P2" draw:layer="layout" svg:width="3.281cm" svg:height="2.328cm" svg:x="5.609cm" svg:y="2.54cm">
          <text:p/>
          <draw:enhanced-geometry svg:viewBox="0 0 840 576" draw:type="non-primitive" draw:enhanced-path="M 552 576 C 348 556 144 536 72 480 0 424 32 288 120 240 208 192 480 232 600 192 720 152 780 76 840 0 N"/>
        </draw:custom-shape>
        <draw:custom-shape draw:style-name="gr54" draw:text-style-name="P2" draw:layer="layout" svg:width="0.512cm" svg:height="1.27cm" svg:x="15.359cm" svg:y="19.56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0" draw:layer="layout" svg:width="3.148cm" svg:height="1.615cm" svg:x="8.044cm" svg:y="4.105cm">
          <text:list text:style-name="L4">
            <text:list-header>
              <text:p text:style-name="P5"><text:span text:style-name="T8">ba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2" draw:layer="layout" svg:width="3.281cm" svg:height="2.329cm" svg:x="14.737cm" svg:y="2.963cm">
          <text:p/>
          <draw:enhanced-geometry svg:viewBox="0 0 840 576" draw:type="non-primitive" draw:enhanced-path="M 552 576 C 348 556 144 536 72 480 0 424 32 288 120 240 208 192 480 232 600 192 720 152 780 76 840 0 N"/>
        </draw:custom-shape>
        <draw:custom-shape draw:style-name="gr56" draw:text-style-name="P10" draw:layer="layout" svg:width="4.85cm" svg:height="1.615cm" svg:x="17.167cm" svg:y="4.233cm">
          <text:list text:style-name="L4">
            <text:list-header>
              <text:p text:style-name="P5"><text:span text:style-name="T8">alphabe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7.02cm" svg:height="4.233cm" svg:x="17.357cm" svg:y="14.817cm">
          <draw:image xlink:href="Pictures/10000000000000C7000000785772F654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10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implified formalism…" draw:style-name="dp7" draw:master-page-name="Default" presentation:presentation-page-layout-name="AL2T1" draw:id="id18">
        <office:forms form:automatic-focus="false" form:apply-design-mode="false"/>
        <draw:frame presentation:style-name="pr5" draw:text-style-name="P2" draw:layer="layout" svg:width="21.59cm" svg:height="3.176cm" svg:x="1.905cm" svg:y="0.634cm" presentation:class="title" presentation:user-transformed="true">
          <draw:text-box>
            <text:list text:style-name="L1">
              <text:list-header>
                <text:p text:style-name="P5">Simplified formalism…</text:p>
              </text:list-header>
            </text:list>
          </draw:text-box>
        </draw:frame>
        <draw:frame draw:style-name="gr51" draw:text-style-name="P4" draw:layer="layout" svg:width="20.602cm" svg:height="3.034cm" svg:x="2.117cm" svg:y="4.233cm">
          <draw:image xlink:href="Pictures/1000000000000248000000564472F9B8.png" xlink:type="simple" xlink:show="embed" xlink:actuate="onLoad">
            <text:p/>
          </draw:image>
        </draw:frame>
        <draw:custom-shape draw:style-name="gr5" draw:text-style-name="P2" draw:layer="layout" svg:width="10.857cm" svg:height="8.389cm" svg:x="13.551cm" svg:y="8.707cm">
          <text:list text:style-name="L4">
            <text:list-header>
              <text:p text:style-name="P5">How can we characterize</text:p>
              <text:p text:style-name="P5">the set of strings which is</text:p>
              <text:p text:style-name="P5">“accepted” by this function?</text:p>
            </text:list-header>
            <text:list-item>
              <text:p text:style-name="P5"/>
            </text:list-item>
            <text:list-item>
              <text:p text:style-name="P5">In the case of the W-state,</text:p>
            </text:list-item>
            <text:list-item>
              <text:p text:style-name="P5">this is the set of strings</text:p>
            </text:list-item>
            <text:list-item>
              <text:p text:style-name="P5">with exactly one down</text:p>
            </text:list-item>
            <text:list-item>
              <text:p text:style-name="P5">arrow symbol.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10.512cm" svg:height="8.467cm" svg:x="2.117cm" svg:y="8.678cm">
          <draw:image xlink:href="Pictures/100000000000012A000000F0D75B53A1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1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draw:id="id19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1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8" draw:master-page-name="Default" presentation:presentation-page-layout-name="AL2T1" draw:id="id20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52" draw:text-style-name="P2" draw:layer="layout" svg:width="1.482cm" svg:height="4.445cm" svg:x="8.043cm" svg:y="8.678cm">
          <text:p/>
          <draw:enhanced-geometry svg:viewBox="0 0 336 1008" draw:type="non-primitive" draw:enhanced-path="M 336 1008 C 308 812 280 616 240 480 200 344 136 272 96 192 56 112 28 56 0 0 N"/>
        </draw:custom-shape>
        <draw:custom-shape draw:style-name="gr5" draw:text-style-name="P2" draw:layer="layout" svg:width="2.339cm" svg:height="2.293cm" svg:x="8.002cm" svg:y="13.379cm">
          <text:list text:style-name="L4">
            <text:list-header>
              <text:p text:style-name="P5">start</text:p>
              <text:p text:style-name="P5">stat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95cm" svg:height="2.293cm" svg:x="17.151cm" svg:y="13.591cm">
          <text:list text:style-name="L4">
            <text:list-header>
              <text:p text:style-name="P5">accept</text:p>
              <text:p text:style-name="P5">stat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2" draw:layer="layout" svg:width="2.116cm" svg:height="4.869cm" svg:x="18.133cm" svg:y="8.678cm">
          <text:p/>
          <draw:enhanced-geometry svg:viewBox="0 0 480 1104" draw:type="non-primitive" draw:enhanced-path="M 64 1104 C 32 1028 0 952 64 864 128 776 416 720 448 576 480 432 368 216 256 0 N"/>
        </draw:custom-shape>
        <draw:custom-shape draw:style-name="gr61" draw:text-style-name="P2" draw:layer="layout" svg:width="4.903cm" svg:height="1.375cm" svg:x="10.76cm" svg:y="0.318cm">
          <text:p/>
          <draw:enhanced-geometry svg:viewBox="0 0 1112 312" draw:type="non-primitive" draw:enhanced-path="M 1112 312 C 1104 288 1096 264 1016 216 936 168 784 48 632 24 480 0 208 32 104 72 0 112 4 188 8 264 N"/>
        </draw:custom-shape>
        <draw:custom-shape draw:style-name="gr61" draw:text-style-name="P2" draw:layer="layout" svg:width="1.905cm" svg:height="0.494cm" svg:x="17.78cm" svg:y="1.199cm">
          <text:p/>
          <draw:enhanced-geometry svg:viewBox="0 0 432 112" draw:type="non-primitive" draw:enhanced-path="M 0 112 C 0 72 0 32 48 16 96 0 224 0 288 16 352 32 392 72 432 112 N"/>
        </draw:custom-shape>
        <draw:custom-shape draw:style-name="gr61" draw:text-style-name="P2" draw:layer="layout" svg:width="3.14cm" svg:height="3.175cm" svg:x="13.335cm" svg:y="3.175cm">
          <text:p/>
          <draw:enhanced-geometry svg:viewBox="0 0 712 720" draw:type="non-primitive" draw:enhanced-path="M 672 0 C 692 36 712 72 672 144 632 216 528 360 432 432 336 504 168 528 96 576 24 624 12 672 0 720 N"/>
        </draw:custom-shape>
        <draw:line draw:style-name="gr50" draw:text-style-name="P4" draw:layer="layout" svg:x1="10.583cm" svg:y1="1.27cm" svg:x2="10.795cm" svg:y2="1.482cm">
          <text:p/>
        </draw:line>
        <draw:line draw:style-name="gr50" draw:text-style-name="P4" draw:layer="layout" svg:x1="10.795cm" svg:y1="1.482cm" svg:x2="11.007cm" svg:y2="1.27cm">
          <text:p/>
        </draw:line>
        <draw:line draw:style-name="gr50" draw:text-style-name="P4" draw:layer="layout" svg:x1="13.123cm" svg:y1="6.138cm" svg:x2="13.335cm" svg:y2="6.35cm">
          <text:p/>
        </draw:line>
        <draw:line draw:style-name="gr50" draw:text-style-name="P4" draw:layer="layout" svg:x1="13.335cm" svg:y1="6.35cm" svg:x2="13.547cm" svg:y2="6.138cm">
          <text:p/>
        </draw:line>
        <draw:line draw:style-name="gr50" draw:text-style-name="P4" draw:layer="layout" svg:x1="19.685cm" svg:y1="1.692cm" svg:x2="19.685cm" svg:y2="1.481cm">
          <text:p/>
        </draw:line>
        <draw:line draw:style-name="gr50" draw:text-style-name="P4" draw:layer="layout" svg:x1="19.685cm" svg:y1="1.693cm" svg:x2="19.473cm" svg:y2="1.693cm">
          <text:p/>
        </draw:line>
        <draw:custom-shape draw:style-name="gr5" draw:text-style-name="P2" draw:layer="layout" svg:width="4.359cm" svg:height="1.277cm" svg:x="14.187cm" svg:y="1.693cm">
          <text:list text:style-name="L4">
            <text:list-header>
              <text:p text:style-name="P5">transitions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1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8" draw:master-page-name="Default" presentation:presentation-page-layout-name="AL2T1" draw:id="id21">
        <office:forms form:automatic-focus="false" form:apply-design-mode="false"/>
        <draw:line draw:style-name="gr59" draw:text-style-name="P4" draw:layer="layout" svg:x1="1.27cm" svg:y1="6.773cm" svg:x2="5.927cm" svg:y2="6.773cm">
          <text:p/>
        </draw:lin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2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" draw:id="id22" draw:layer="layout" svg:width="1.058cm" svg:height="1.058cm" svg:x="0.847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2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right">
                  <anim:animateMotion smil:dur="2s" smil:fill="hold" smil:targetElement="id22" svg:path="M 0 0  L 0.25 0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1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9" draw:master-page-name="Default" presentation:presentation-page-layout-name="AL2T1" draw:id="id23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2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1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9" draw:master-page-name="Default" presentation:presentation-page-layout-name="AL2T1" draw:id="id24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1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9" draw:master-page-name="Default" presentation:presentation-page-layout-name="AL2T1" draw:id="id25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66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1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9" draw:master-page-name="Default" presentation:presentation-page-layout-name="AL2T1" draw:id="id26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66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" draw:id="id27" draw:layer="layout" svg:width="1.058cm" svg:height="1.058cm" svg:x="7.197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2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27" svg:path="m0.062244094488189-0.00383202099737533c0.0227952755905512 0.00031496062992126 0.0325590551181102-0.0342782152230971 0.0516535433070866-0.0430446194225722 0.0209899808956505-0.00963663727717842 0.0281496062992126-0.0338582677165354 0.0468110236220472-0.0473490813648294 0.0177940924214455-0.0128638023975007 0.0111417322834646-0.0454068241469816 0.00645669291338583-0.0667191601049869-0.00556118336228642-0.0252979321578519-0.0238976377952756-0.0427296587926509-0.0274409448818897-0.0688713910761155-0.00503064294137473-0.0371149657008094-0.0273228346456693-0.0187926509186351-0.0435826771653543-0.0236745406824147-0.0159057365719388-0.00477557223951675-0.032007874015748 0.00372703412073488-0.0484251968503937 0.010761154855643-0.0211467704420076 0.00906048677611199-0.0385433070866142 0.0237795275590551-0.0532677165354331 0.0430446194225722-0.0141082827788149 0.0184589653469699-0.0060236220472441 0.0471916010498688-0.00645669291338583 0.0710236220472441-0.000416864255289619 0.0229401662910895-0.00283464566929134 0.0465616797900263 0.00322834645669291 0.0688713910761155l0.00322834645669291 0.0215223097112861 0.00484251968503937 0.0215223097112861v0.00430446194225722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1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5" draw:master-page-name="Default" presentation:presentation-page-layout-name="AL2T1" draw:id="id28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2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19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5" draw:master-page-name="Default" presentation:presentation-page-layout-name="AL2T1" draw:id="id29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" draw:id="id30" draw:layer="layout" svg:width="2.752cm" svg:height="4.868cm" svg:x="3.845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9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30" svg:path="m-0.00137795275590551-0.00078740157480315 0.197322834645669 0.00073490813648294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20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5" draw:master-page-name="Default" presentation:presentation-page-layout-name="AL2T1" draw:id="id31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66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3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2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5" draw:master-page-name="Default" presentation:presentation-page-layout-name="AL2T1" draw:id="id32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66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" draw:id="id33" draw:layer="layout" svg:width="1.059cm" svg:height="1.058cm" svg:x="7.178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32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33" svg:path="m0.000708661417322835 0.00057742782152231 0.416023622047244-0.00446194225721785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2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5" draw:master-page-name="Default" presentation:presentation-page-layout-name="AL2T1" draw:id="id34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2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5" draw:master-page-name="Default" presentation:presentation-page-layout-name="AL2T1" draw:id="id35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7" draw:text-style-name="P2" draw:id="id36" draw:layer="layout" svg:width="2.751cm" svg:height="4.868cm" svg:x="8.938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5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36" svg:path="m-0.00251968503937008-0.00125984251968504h0.200944881889764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2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5" draw:master-page-name="Default" presentation:presentation-page-layout-name="AL2T1" draw:id="id37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69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13.97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2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9" draw:master-page-name="Default" presentation:presentation-page-layout-name="AL2T1" draw:id="id38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69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13.97cm" svg:y="13.54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" draw:id="id39" draw:layer="layout" svg:width="1.059cm" svg:height="1.058cm" svg:x="17.773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38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39" svg:path="m7.8740157480315E-005 0.0020997375328084c0.0211811023622047-0.00068241469816273 0.0423228346456693 0.00671916010498688 0.0685433070866142 0.00068241469816273s0.0831496062992126-0.0523884514435696 0.102283464566929-0.0994225721784777-0.0418110236220473-0.135748031496063-0.0690157480314961-0.156535433070866-0.101299212598425 0.0900262467191601-0.101299212598425 0.0900262467191601l-0.000511811023622047 0.160577427821522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2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9" draw:master-page-name="Default" presentation:presentation-page-layout-name="AL2T1" draw:id="id40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70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13.97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2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9" draw:master-page-name="Default" presentation:presentation-page-layout-name="AL2T1" draw:id="id41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70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7" draw:text-style-name="P2" draw:id="id42" draw:layer="layout" svg:width="2.751cm" svg:height="4.868cm" svg:x="14.018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4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42" svg:path="m-0.00114173228346457-0.00020997375328084h0.199685039370079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2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5" draw:master-page-name="Default" presentation:presentation-page-layout-name="AL2T1" draw:id="id43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69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19.05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4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29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9" draw:master-page-name="Default" presentation:presentation-page-layout-name="AL2T1" draw:id="id44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69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19.029cm" svg:y="13.54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" draw:id="id45" draw:layer="layout" svg:width="1.059cm" svg:height="1.058cm" svg:x="17.773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44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45" svg:path="m7.8740157480315E-005 0.0020997375328084c0.0211811023622047-0.00068241469816273 0.0423228346456693 0.00671916010498688 0.0685433070866142 0.00068241469816273s0.0831496062992126-0.0523884514435696 0.102283464566929-0.0994225721784777-0.0418110236220473-0.135748031496063-0.0690157480314961-0.156535433070866-0.101299212598425 0.0900262467191601-0.101299212598425 0.0900262467191601l-0.000511811023622047 0.160577427821522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30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5" draw:master-page-name="Default" presentation:presentation-page-layout-name="AL2T1" draw:id="id46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70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19.05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4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3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5" draw:master-page-name="Default" presentation:presentation-page-layout-name="AL2T1" draw:id="id47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70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7" draw:text-style-name="P2" draw:id="id48" draw:layer="layout" svg:width="2.752cm" svg:height="4.868cm" svg:x="19.05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47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right">
                  <anim:animate smil:dur="1s" smil:targetElement="id48" smil:attributeName="x" smil:values="x;1+width/2" smil:keyTimes="0;1"/>
                  <anim:animate smil:dur="1s" smil:targetElement="id48" smil:attributeName="y" smil:values="y;y" smil:keyTimes="0;1"/>
                  <anim:set smil:begin="0.998s" smil:dur="0.002s" smil:fill="hold" smil:targetElement="id48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3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5" draw:master-page-name="Default" presentation:presentation-page-layout-name="AL2T1" draw:id="id49">
        <office:forms form:automatic-focus="false" form:apply-design-mode="false"/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70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71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4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3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5" draw:master-page-name="Default" presentation:presentation-page-layout-name="AL2T1" draw:id="id50">
        <office:forms form:automatic-focus="false" form:apply-design-mode="false"/>
        <draw:custom-shape draw:style-name="gr71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70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73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74" draw:text-style-name="P2" draw:layer="layout" svg:width="4.022cm" svg:height="3.598cm" svg:x="7.514cm" svg:y="8.255cm">
          <text:p/>
          <draw:enhanced-geometry svg:viewBox="0 0 912 816" draw:type="non-primitive" draw:enhanced-path="M 0 0 C 188 76 376 152 528 288 680 424 796 620 912 816 N"/>
        </draw:custom-shape>
        <draw:line draw:style-name="gr75" draw:text-style-name="P4" draw:layer="layout" svg:x1="11.43cm" svg:y1="12.276cm" svg:x2="17.145cm" svg:y2="2.539cm">
          <text:p/>
        </draw:line>
        <anim:par presentation:node-type="timing-root">
          <anim:par smil:begin="id5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3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draw:id="id51">
        <office:forms form:automatic-focus="false" form:apply-design-mode="false"/>
        <draw:frame draw:style-name="gr51" draw:text-style-name="P4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62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" draw:id="id52" draw:layer="layout" svg:width="1.058cm" svg:height="1.058cm" svg:x="0.847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51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right">
                  <anim:animateMotion smil:dur="1s" smil:fill="hold" smil:targetElement="id52" svg:path="M 0 0  L 0.25 0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3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9" draw:master-page-name="Default" presentation:presentation-page-layout-name="AL2T1" draw:id="id53">
        <office:forms form:automatic-focus="false" form:apply-design-mode="false"/>
        <draw:frame draw:style-name="gr51" draw:text-style-name="P4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62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3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5" draw:master-page-name="Default" presentation:presentation-page-layout-name="AL2T1" draw:id="id54">
        <office:forms form:automatic-focus="false" form:apply-design-mode="false"/>
        <draw:frame draw:style-name="gr51" draw:text-style-name="P4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66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3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9" draw:master-page-name="Default" presentation:presentation-page-layout-name="AL2T1" draw:id="id55">
        <office:forms form:automatic-focus="false" form:apply-design-mode="false"/>
        <draw:frame draw:style-name="gr51" draw:text-style-name="P4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66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" draw:id="id56" draw:layer="layout" svg:width="1.059cm" svg:height="1.058cm" svg:x="7.178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55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56" svg:path="m0.000748031496062992 0.00110236220472441 0.416653543307087-0.0101312335958005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3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9" draw:master-page-name="Default" presentation:presentation-page-layout-name="AL2T1" draw:id="id57">
        <office:forms form:automatic-focus="false" form:apply-design-mode="false"/>
        <draw:frame draw:style-name="gr51" draw:text-style-name="P4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67" draw:text-style-name="P2" draw:id="id58" draw:layer="layout" svg:width="2.751cm" svg:height="4.868cm" svg:x="3.83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7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58" svg:path="m-0.000393700787401575 0.00026246719160105h0.198070866141732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39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9" draw:master-page-name="Default" presentation:presentation-page-layout-name="AL2T1" draw:id="id59">
        <office:forms form:automatic-focus="false" form:apply-design-mode="false"/>
        <draw:frame draw:style-name="gr51" draw:text-style-name="P4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40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draw:style-name="gr51" draw:text-style-name="P4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0.423cm" svg:height="0.423cm" svg:x="19.26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2.7cm" svg:height="9.525cm" svg:x="3.175cm" svg:y="1.905cm" draw:page-number="4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draw:style-name="gr51" draw:text-style-name="P4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0.423cm" svg:height="0.423cm" svg:x="19.26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0.635cm" svg:height="0.847cm" svg:x="19.685cm" svg:y="9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2.7cm" svg:height="9.525cm" svg:x="3.175cm" svg:y="1.905cm" draw:page-number="4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draw:style-name="gr51" draw:text-style-name="P4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0.423cm" svg:height="0.423cm" svg:x="19.26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0.635cm" svg:height="0.847cm" svg:x="19.685cm" svg:y="9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058cm" svg:height="1.058cm" svg:x="20.32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2.7cm" svg:height="9.525cm" svg:x="3.175cm" svg:y="1.905cm" draw:page-number="4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draw:style-name="gr51" draw:text-style-name="P4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0.423cm" svg:height="0.423cm" svg:x="19.26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0.635cm" svg:height="0.847cm" svg:x="19.685cm" svg:y="9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058cm" svg:height="1.058cm" svg:x="20.32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2.963cm" svg:height="2.329cm" svg:x="20.955cm" svg:y="11.218cm">
          <text:list text:style-name="L4">
            <text:list-header>
              <text:p text:style-name="P7">???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2.7cm" svg:height="9.525cm" svg:x="3.175cm" svg:y="1.905cm" draw:page-number="4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9" draw:master-page-name="Default" presentation:presentation-page-layout-name="AL2T1" draw:id="id60">
        <office:forms form:automatic-focus="false" form:apply-design-mode="false"/>
        <draw:frame draw:style-name="gr51" draw:text-style-name="P4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" draw:id="id61" draw:layer="layout" svg:width="1.058cm" svg:height="1.058cm" svg:x="17.86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6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curve-down">
                  <anim:animateTransform smil:begin="0s" smil:dur="1s" smil:accelerate="0.5" smil:targetElement="id61" smil:from="1,1" smil:to="2.5,2.5" smil:attributeName="transform" svg:type="scale"/>
                  <anim:animateMotion smil:begin="0s" smil:dur="1s" smil:accelerate="0.5" smil:targetElement="id61" svg:path="M 0.0000 0.0000 C 0.03802 0.0 0.1441 0.02341 0.1826 0.0915 C 0.22118 0.15964 0.24705 0.31256 0.2318 0.4083 C 0.21649 0.50394 0.20747 0.57948 0.0908 0.6661 C -0.02552 0.75279 -0.37517 0.88508 -0.4674 0.9289"/>
                  <anim:transitionFilter smil:dur="1s" smil:targetElement="id61" smil:type="fade" smil:subtype="crossfade" smil:mode="out"/>
                  <anim:set smil:begin="0.999s" smil:dur="0.001s" smil:fill="hold" smil:targetElement="id61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4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draw:style-name="gr51" draw:text-style-name="P4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frame draw:style-name="gr78" draw:text-style-name="P11" draw:id="id62" draw:layer="layout" svg:width="19.049cm" svg:height="19.049cm" svg:x="3.279cm" svg:y="0.001cm">
          <draw:image xlink:href="Pictures/100002010000032000000320FF174D4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2s" smil:fill="hold" smil:targetElement="id62" smil:attributeName="visibility" smil:to="visible"/>
                  <anim:animate smil:dur="1s" smil:fill="hold" smil:targetElement="id62" smil:attributeName="width" smil:values="0;width" smil:keyTimes="0;1"/>
                  <anim:animate smil:dur="1s" smil:fill="hold" smil:targetElement="id62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4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9" draw:master-page-name="Default" presentation:presentation-page-layout-name="AL2T1" draw:id="id63">
        <office:forms form:automatic-focus="false" form:apply-design-mode="false"/>
        <draw:frame draw:style-name="gr51" draw:text-style-name="P4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" draw:layer="layout" svg:width="22.86cm" svg:height="16.933cm" svg:x="1.482cm" svg:y="1.271cm">
          <text:p/>
          <draw:enhanced-geometry svg:viewBox="0 0 5184 3840" draw:type="non-primitive" draw:enhanced-path="M 0 0 C 516 472 1032 944 1536 1344 2040 1744 2416 1984 3024 2400 3632 2816 4408 3328 5184 3840 N"/>
        </draw:custom-shape>
        <draw:custom-shape draw:style-name="gr80" draw:text-style-name="P2" draw:layer="layout" svg:width="18.627cm" svg:height="16.298cm" svg:x="1.271cm" svg:y="1.27cm">
          <text:p/>
          <draw:enhanced-geometry svg:viewBox="0 0 4224 3696" draw:type="non-primitive" draw:enhanced-path="M 0 3696 C 632 3332 1264 2968 1968 2352 2672 1736 3448 868 4224 0 N"/>
        </draw:custom-shap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4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draw:id="id64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67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6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4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9" draw:style-name="dp9" draw:master-page-name="Default" presentation:presentation-page-layout-name="AL2T1" draw:id="id65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66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49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0" draw:style-name="dp9" draw:master-page-name="Default" presentation:presentation-page-layout-name="AL2T1" draw:id="id66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67" draw:text-style-name="P2" draw:id="id67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6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67" svg:path="m0.000236220472440945 0.00141732283464567h0.2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50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1" draw:style-name="dp9" draw:master-page-name="Default" presentation:presentation-page-layout-name="AL2T1" draw:id="id68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66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5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9" draw:master-page-name="Default" presentation:presentation-page-layout-name="AL2T1" draw:id="id69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67" draw:text-style-name="P2" draw:id="id70" draw:layer="layout" svg:width="2.752cm" svg:height="4.868cm" svg:x="8.9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69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70" svg:path="m0.000236220472440945 0.00141732283464567h0.2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5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3" draw:style-name="dp9" draw:master-page-name="Default" presentation:presentation-page-layout-name="AL2T1" draw:id="id71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66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13.97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5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4" draw:style-name="dp9" draw:master-page-name="Default" presentation:presentation-page-layout-name="AL2T1" draw:id="id72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67" draw:text-style-name="P2" draw:id="id73" draw:layer="layout" svg:width="2.752cm" svg:height="4.868cm" svg:x="14.0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7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73" svg:path="m0.000236220472440945 0.00141732283464567h0.2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5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5" draw:style-name="dp9" draw:master-page-name="Default" presentation:presentation-page-layout-name="AL2T1" draw:id="id74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66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19.05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5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6" draw:style-name="dp9" draw:master-page-name="Default" presentation:presentation-page-layout-name="AL2T1" draw:id="id75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67" draw:text-style-name="P2" draw:id="id76" draw:layer="layout" svg:width="2.752cm" svg:height="4.868cm" svg:x="19.1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75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right">
                  <anim:animate smil:dur="0.5s" smil:targetElement="id76" smil:attributeName="x" smil:values="x;1+width/2" smil:keyTimes="0;1"/>
                  <anim:animate smil:dur="0.5s" smil:targetElement="id76" smil:attributeName="y" smil:values="y;y" smil:keyTimes="0;1"/>
                  <anim:set smil:begin="0.499s" smil:dur="0.001s" smil:fill="hold" smil:targetElement="id76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5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7" draw:style-name="dp5" draw:master-page-name="Default" presentation:presentation-page-layout-name="AL2T1" draw:id="id77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72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7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5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8" draw:style-name="dp5" draw:master-page-name="Default" presentation:presentation-page-layout-name="AL2T1" draw:id="id78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80" draw:text-style-name="P2" draw:layer="layout" svg:width="18.627cm" svg:height="16.298cm" svg:x="1.27cm" svg:y="1.27cm">
          <text:p/>
          <draw:enhanced-geometry svg:viewBox="0 0 4224 3696" draw:type="non-primitive" draw:enhanced-path="M 0 3696 C 632 3332 1264 2968 1968 2352 2672 1736 3448 868 4224 0 N"/>
        </draw:custom-shape>
        <draw:custom-shape draw:style-name="gr79" draw:text-style-name="P2" draw:layer="layout" svg:width="22.86cm" svg:height="16.933cm" svg:x="1.482cm" svg:y="1.27cm">
          <text:p/>
          <draw:enhanced-geometry svg:viewBox="0 0 5184 3840" draw:type="non-primitive" draw:enhanced-path="M 0 0 C 516 472 1032 944 1536 1344 2040 1744 2416 1984 3024 2400 3632 2816 4408 3328 5184 3840 N"/>
        </draw:custom-shape>
        <anim:par presentation:node-type="timing-root">
          <anim:par smil:begin="id7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5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9" draw:style-name="dp5" draw:master-page-name="Default" presentation:presentation-page-layout-name="AL2T1" draw:id="id79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anim:par presentation:node-type="timing-root">
          <anim:par smil:begin="id7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59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0" draw:style-name="dp8" draw:master-page-name="Default" presentation:presentation-page-layout-name="AL2T1" draw:id="id80">
        <office:forms form:automatic-focus="false" form:apply-design-mode="false"/>
        <draw:custom-shape draw:style-name="gr57" draw:text-style-name="P2" draw:layer="layout" svg:width="4.022cm" svg:height="4.022cm" svg:x="16.29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84cm" svg:x2="16.087cm" svg:y2="6.784cm">
          <text:p/>
        </draw:line>
        <draw:custom-shape draw:style-name="gr60" draw:text-style-name="P2" draw:layer="layout" svg:width="4.657cm" svg:height="5.116cm" svg:x="7.514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4" draw:layer="layout" svg:x1="1.27cm" svg:y1="6.784cm" svg:x2="5.927cm" svg:y2="6.784cm">
          <text:p/>
        </draw:line>
        <draw:custom-shape draw:style-name="gr5" draw:text-style-name="P2" draw:layer="layout" svg:width="1.535cm" svg:height="3.985cm" svg:x="11.857cm" svg:y="-0.029cm">
          <text:list text:style-name="L1">
            <text:list-header>
              <text:p text:style-name="P8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014cm" svg:y="0.05cm">
          <text:list text:style-name="L1">
            <text:list-header>
              <text:p text:style-name="P8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11.857cm" svg:y="6.4cm">
          <text:list text:style-name="L1">
            <text:list-header>
              <text:p text:style-name="P8"><text:span text:style-name="T9">Z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8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60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1" draw:style-name="dp9" draw:master-page-name="Default" presentation:presentation-page-layout-name="AL2T1" draw:id="id81">
        <office:forms form:automatic-focus="false" form:apply-design-mode="false"/>
        <draw:custom-shape draw:style-name="gr57" draw:text-style-name="P2" draw:layer="layout" svg:width="4.022cm" svg:height="4.022cm" svg:x="16.29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84cm" svg:x2="16.087cm" svg:y2="6.784cm">
          <text:p/>
        </draw:line>
        <draw:custom-shape draw:style-name="gr60" draw:text-style-name="P2" draw:layer="layout" svg:width="4.657cm" svg:height="5.116cm" svg:x="7.514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4" draw:layer="layout" svg:x1="1.27cm" svg:y1="6.784cm" svg:x2="5.927cm" svg:y2="6.784cm">
          <text:p/>
        </draw:line>
        <draw:custom-shape draw:style-name="gr5" draw:text-style-name="P2" draw:layer="layout" svg:width="1.535cm" svg:height="3.985cm" svg:x="11.857cm" svg:y="-0.029cm">
          <text:list text:style-name="L1">
            <text:list-header>
              <text:p text:style-name="P8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014cm" svg:y="0.05cm">
          <text:list text:style-name="L1">
            <text:list-header>
              <text:p text:style-name="P8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11.857cm" svg:y="6.4cm">
          <text:list text:style-name="L1">
            <text:list-header>
              <text:p text:style-name="P8"><text:span text:style-name="T9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6.86cm" svg:height="3.985cm" svg:x="4.247cm" svg:y="13.547cm">
          <text:list text:style-name="L1">
            <text:list-header>
              <text:p text:style-name="P8"><text:span text:style-name="T9">I I I I Z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8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6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2" draw:style-name="dp9" draw:master-page-name="Default" presentation:presentation-page-layout-name="AL2T1" draw:id="id82">
        <office:forms form:automatic-focus="false" form:apply-design-mode="false"/>
        <draw:custom-shape draw:style-name="gr57" draw:text-style-name="P2" draw:layer="layout" svg:width="4.022cm" svg:height="4.022cm" svg:x="16.29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84cm" svg:x2="16.087cm" svg:y2="6.784cm">
          <text:p/>
        </draw:line>
        <draw:custom-shape draw:style-name="gr60" draw:text-style-name="P2" draw:layer="layout" svg:width="4.657cm" svg:height="5.116cm" svg:x="7.514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4" draw:layer="layout" svg:x1="1.27cm" svg:y1="6.784cm" svg:x2="5.927cm" svg:y2="6.784cm">
          <text:p/>
        </draw:line>
        <draw:custom-shape draw:style-name="gr5" draw:text-style-name="P2" draw:layer="layout" svg:width="1.535cm" svg:height="3.985cm" svg:x="11.857cm" svg:y="-0.029cm">
          <text:list text:style-name="L5">
            <text:list-header>
              <text:p text:style-name="P8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014cm" svg:y="0.05cm">
          <text:list text:style-name="L1">
            <text:list-header>
              <text:p text:style-name="P8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11.857cm" svg:y="6.4cm">
          <text:list text:style-name="L1">
            <text:list-header>
              <text:p text:style-name="P8"><text:span text:style-name="T9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6.86cm" svg:height="3.985cm" svg:x="4.248cm" svg:y="13.547cm">
          <text:list text:style-name="L5">
            <text:list-header>
              <text:p text:style-name="P8"><text:span text:style-name="T10">I I I I</text:span><text:span text:style-name="T9"> Z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8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6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3" draw:style-name="dp9" draw:master-page-name="Default" presentation:presentation-page-layout-name="AL2T1" draw:id="id83">
        <office:forms form:automatic-focus="false" form:apply-design-mode="false"/>
        <draw:custom-shape draw:style-name="gr57" draw:text-style-name="P2" draw:layer="layout" svg:width="4.022cm" svg:height="4.022cm" svg:x="16.29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84cm" svg:x2="16.087cm" svg:y2="6.784cm">
          <text:p/>
        </draw:line>
        <draw:custom-shape draw:style-name="gr60" draw:text-style-name="P2" draw:layer="layout" svg:width="4.657cm" svg:height="5.116cm" svg:x="7.514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4" draw:layer="layout" svg:x1="1.27cm" svg:y1="6.784cm" svg:x2="5.927cm" svg:y2="6.784cm">
          <text:p/>
        </draw:line>
        <draw:custom-shape draw:style-name="gr5" draw:text-style-name="P2" draw:layer="layout" svg:width="1.535cm" svg:height="3.985cm" svg:x="11.857cm" svg:y="-0.029cm">
          <text:list text:style-name="L1">
            <text:list-header>
              <text:p text:style-name="P8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014cm" svg:y="0.05cm">
          <text:list text:style-name="L1">
            <text:list-header>
              <text:p text:style-name="P8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11.857cm" svg:y="6.4cm">
          <text:list text:style-name="L5">
            <text:list-header>
              <text:p text:style-name="P8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6.861cm" svg:height="3.985cm" svg:x="4.247cm" svg:y="13.547cm">
          <text:list text:style-name="L1">
            <text:list-header>
              <text:p text:style-name="P8"><text:span text:style-name="T9">I I I I </text:span><text:span text:style-name="T10">Z</text:span><text:span text:style-name="T9">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8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6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4" draw:style-name="dp9" draw:master-page-name="Default" presentation:presentation-page-layout-name="AL2T1" draw:id="id84">
        <office:forms form:automatic-focus="false" form:apply-design-mode="false"/>
        <draw:custom-shape draw:style-name="gr57" draw:text-style-name="P2" draw:layer="layout" svg:width="4.022cm" svg:height="4.022cm" svg:x="16.29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84cm" svg:x2="16.087cm" svg:y2="6.784cm">
          <text:p/>
        </draw:line>
        <draw:custom-shape draw:style-name="gr60" draw:text-style-name="P2" draw:layer="layout" svg:width="4.657cm" svg:height="5.116cm" svg:x="7.514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4" draw:layer="layout" svg:x1="1.27cm" svg:y1="6.784cm" svg:x2="5.927cm" svg:y2="6.784cm">
          <text:p/>
        </draw:line>
        <draw:custom-shape draw:style-name="gr5" draw:text-style-name="P2" draw:layer="layout" svg:width="1.535cm" svg:height="3.985cm" svg:x="11.857cm" svg:y="-0.029cm">
          <text:list text:style-name="L1">
            <text:list-header>
              <text:p text:style-name="P8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014cm" svg:y="0.05cm">
          <text:list text:style-name="L5">
            <text:list-header>
              <text:p text:style-name="P8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11.857cm" svg:y="6.4cm">
          <text:list text:style-name="L1">
            <text:list-header>
              <text:p text:style-name="P8"><text:span text:style-name="T9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6.86cm" svg:height="3.985cm" svg:x="4.248cm" svg:y="13.547cm">
          <text:list text:style-name="L1">
            <text:list-header>
              <text:p text:style-name="P8"><text:span text:style-name="T9">I I I I Z </text:span><text:span text:style-name="T10">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8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6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5" draw:style-name="dp9" draw:master-page-name="Default" presentation:presentation-page-layout-name="AL2T1" draw:id="id85">
        <office:forms form:automatic-focus="false" form:apply-design-mode="false"/>
        <draw:custom-shape draw:style-name="gr57" draw:text-style-name="P2" draw:layer="layout" svg:width="4.022cm" svg:height="4.022cm" svg:x="16.29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84cm" svg:x2="16.087cm" svg:y2="6.784cm">
          <text:p/>
        </draw:line>
        <draw:custom-shape draw:style-name="gr60" draw:text-style-name="P2" draw:layer="layout" svg:width="4.657cm" svg:height="5.116cm" svg:x="7.514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4" draw:layer="layout" svg:x1="1.27cm" svg:y1="6.784cm" svg:x2="5.927cm" svg:y2="6.784cm">
          <text:p/>
        </draw:line>
        <draw:custom-shape draw:style-name="gr81" draw:text-style-name="P9" draw:layer="layout" svg:width="1.535cm" svg:height="3.985cm" svg:x="11.857cm" svg:y="-0.029cm">
          <text:list text:style-name="L1">
            <text:list-header>
              <text:p text:style-name="P8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9" draw:layer="layout" svg:width="1.535cm" svg:height="3.985cm" svg:x="23.014cm" svg:y="0.05cm">
          <text:list text:style-name="L1">
            <text:list-header>
              <text:p text:style-name="P8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9" draw:layer="layout" svg:width="2.399cm" svg:height="3.985cm" svg:x="11.857cm" svg:y="6.4cm">
          <text:list text:style-name="L1">
            <text:list-header>
              <text:p text:style-name="P8"><text:span text:style-name="T9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9" draw:layer="layout" svg:width="16.86cm" svg:height="3.985cm" svg:x="4.247cm" svg:y="13.547cm">
          <text:list text:style-name="L1">
            <text:list-header>
              <text:p text:style-name="P8"><text:span text:style-name="T9">I I I I Z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8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6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6" draw:style-name="dp10" draw:master-page-name="Default" presentation:presentation-page-layout-name="AL2T1" draw:id="id86">
        <office:forms form:automatic-focus="false" form:apply-design-mode="false"/>
        <draw:custom-shape draw:style-name="gr57" draw:text-style-name="P2" draw:layer="layout" svg:width="4.022cm" svg:height="4.022cm" svg:x="16.29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84cm" svg:x2="16.087cm" svg:y2="6.784cm">
          <text:p/>
        </draw:line>
        <draw:custom-shape draw:style-name="gr60" draw:text-style-name="P2" draw:layer="layout" svg:width="4.657cm" svg:height="5.116cm" svg:x="7.514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4" draw:layer="layout" svg:x1="1.27cm" svg:y1="6.784cm" svg:x2="5.927cm" svg:y2="6.784cm">
          <text:p/>
        </draw:line>
        <draw:custom-shape draw:style-name="gr5" draw:text-style-name="P2" draw:layer="layout" svg:width="1.535cm" svg:height="3.985cm" svg:x="11.857cm" svg:y="-0.029cm">
          <text:list text:style-name="L1">
            <text:list-header>
              <text:p text:style-name="P8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014cm" svg:y="0.05cm">
          <text:list text:style-name="L1">
            <text:list-header>
              <text:p text:style-name="P8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11.857cm" svg:y="6.4cm">
          <text:list text:style-name="L1">
            <text:list-header>
              <text:p text:style-name="P8"><text:span text:style-name="T9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1.681cm" svg:height="3.985cm" svg:x="3.068cm" svg:y="13.547cm">
          <text:list text:style-name="L1">
            <text:list-header>
              <text:p text:style-name="P8"><text:span text:style-name="T9">I I I I Z Z I I I I ?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86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6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7" draw:style-name="dp11" draw:master-page-name="Default" presentation:presentation-page-layout-name="AL2T1" draw:id="id87">
        <office:forms form:automatic-focus="false" form:apply-design-mode="false"/>
        <draw:custom-shape draw:style-name="gr57" draw:text-style-name="P2" draw:layer="layout" svg:width="4.022cm" svg:height="4.022cm" svg:x="17.56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3.387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8.20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6.562cm" svg:y1="6.784cm" svg:x2="10.16cm" svg:y2="6.784cm">
          <text:p/>
        </draw:line>
        <draw:custom-shape draw:style-name="gr60" draw:text-style-name="P2" draw:layer="layout" svg:width="4.657cm" svg:height="5.116cm" svg:x="4.868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9.47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4" draw:layer="layout" svg:x1="0.635cm" svg:y1="6.784cm" svg:x2="3.175cm" svg:y2="6.784cm">
          <text:p/>
        </draw:line>
        <draw:custom-shape draw:style-name="gr5" draw:text-style-name="P2" draw:layer="layout" svg:width="1.535cm" svg:height="3.985cm" svg:x="8.832cm" svg:y="-0.373cm">
          <text:list text:style-name="L1">
            <text:list-header>
              <text:p text:style-name="P8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226cm" svg:y="-0.625cm">
          <text:list text:style-name="L1">
            <text:list-header>
              <text:p text:style-name="P8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6.989cm" svg:y="6.4cm">
          <text:list text:style-name="L1">
            <text:list-header>
              <text:p text:style-name="P8"><text:span text:style-name="T9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2" draw:layer="layout" svg:width="3.175cm" svg:height="3.175cm" svg:x="10.372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13.547cm" svg:y1="6.784cm" svg:x2="17.145cm" svg:y2="6.784cm">
          <text:p/>
        </draw:line>
        <draw:custom-shape draw:style-name="gr5" draw:text-style-name="P2" draw:layer="layout" svg:width="2.399cm" svg:height="3.985cm" svg:x="13.974cm" svg:y="6.4cm">
          <text:list text:style-name="L1">
            <text:list-header>
              <text:p text:style-name="P8"><text:span text:style-name="T9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9.531cm" svg:height="3.985cm" svg:x="3.066cm" svg:y="13.547cm">
          <text:list text:style-name="L1">
            <text:list-header>
              <text:p text:style-name="P8"><text:span text:style-name="T9">I I I I Z Z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87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6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8" draw:style-name="dp9" draw:master-page-name="Default" presentation:presentation-page-layout-name="AL2T1" draw:id="id88">
        <office:forms form:automatic-focus="false" form:apply-design-mode="false"/>
        <draw:custom-shape draw:style-name="gr57" draw:text-style-name="P2" draw:layer="layout" svg:width="4.022cm" svg:height="4.022cm" svg:x="17.56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3.387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8.20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6.562cm" svg:y1="6.784cm" svg:x2="10.16cm" svg:y2="6.784cm">
          <text:p/>
        </draw:line>
        <draw:custom-shape draw:style-name="gr60" draw:text-style-name="P2" draw:layer="layout" svg:width="4.657cm" svg:height="5.116cm" svg:x="4.868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9.47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4" draw:layer="layout" svg:x1="0.635cm" svg:y1="6.784cm" svg:x2="3.175cm" svg:y2="6.784cm">
          <text:p/>
        </draw:line>
        <draw:custom-shape draw:style-name="gr5" draw:text-style-name="P2" draw:layer="layout" svg:width="1.535cm" svg:height="3.985cm" svg:x="8.832cm" svg:y="-0.373cm">
          <text:list text:style-name="L5">
            <text:list-header>
              <text:p text:style-name="P8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226cm" svg:y="-0.625cm">
          <text:list text:style-name="L1">
            <text:list-header>
              <text:p text:style-name="P8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6.989cm" svg:y="6.4cm">
          <text:list text:style-name="L1">
            <text:list-header>
              <text:p text:style-name="P8"><text:span text:style-name="T9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2" draw:layer="layout" svg:width="3.175cm" svg:height="3.175cm" svg:x="10.372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13.547cm" svg:y1="6.784cm" svg:x2="17.145cm" svg:y2="6.784cm">
          <text:p/>
        </draw:line>
        <draw:custom-shape draw:style-name="gr5" draw:text-style-name="P2" draw:layer="layout" svg:width="2.399cm" svg:height="3.985cm" svg:x="13.974cm" svg:y="6.4cm">
          <text:list text:style-name="L1">
            <text:list-header>
              <text:p text:style-name="P8"><text:span text:style-name="T9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9.531cm" svg:height="3.985cm" svg:x="3.067cm" svg:y="13.547cm">
          <text:list text:style-name="L5">
            <text:list-header>
              <text:p text:style-name="P8"><text:span text:style-name="T10">I I I I</text:span><text:span text:style-name="T9"> Z Z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8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6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9" draw:style-name="dp9" draw:master-page-name="Default" presentation:presentation-page-layout-name="AL2T1" draw:id="id89">
        <office:forms form:automatic-focus="false" form:apply-design-mode="false"/>
        <draw:custom-shape draw:style-name="gr57" draw:text-style-name="P2" draw:layer="layout" svg:width="4.022cm" svg:height="4.022cm" svg:x="17.56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3.387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8.20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6.562cm" svg:y1="6.784cm" svg:x2="10.16cm" svg:y2="6.784cm">
          <text:p/>
        </draw:line>
        <draw:custom-shape draw:style-name="gr60" draw:text-style-name="P2" draw:layer="layout" svg:width="4.657cm" svg:height="5.116cm" svg:x="4.868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9.47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4" draw:layer="layout" svg:x1="0.635cm" svg:y1="6.784cm" svg:x2="3.175cm" svg:y2="6.784cm">
          <text:p/>
        </draw:line>
        <draw:custom-shape draw:style-name="gr5" draw:text-style-name="P2" draw:layer="layout" svg:width="1.535cm" svg:height="3.985cm" svg:x="8.832cm" svg:y="-0.373cm">
          <text:list text:style-name="L1">
            <text:list-header>
              <text:p text:style-name="P8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226cm" svg:y="-0.625cm">
          <text:list text:style-name="L1">
            <text:list-header>
              <text:p text:style-name="P8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6.989cm" svg:y="6.4cm">
          <text:list text:style-name="L5">
            <text:list-header>
              <text:p text:style-name="P8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2" draw:layer="layout" svg:width="3.175cm" svg:height="3.175cm" svg:x="10.372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13.547cm" svg:y1="6.784cm" svg:x2="17.145cm" svg:y2="6.784cm">
          <text:p/>
        </draw:line>
        <draw:custom-shape draw:style-name="gr5" draw:text-style-name="P2" draw:layer="layout" svg:width="2.399cm" svg:height="3.985cm" svg:x="13.974cm" svg:y="6.4cm">
          <text:list text:style-name="L1">
            <text:list-header>
              <text:p text:style-name="P8"><text:span text:style-name="T9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9.532cm" svg:height="3.985cm" svg:x="3.066cm" svg:y="13.547cm">
          <text:list text:style-name="L1">
            <text:list-header>
              <text:p text:style-name="P8"><text:span text:style-name="T9">I I I I </text:span><text:span text:style-name="T10">Z</text:span><text:span text:style-name="T9"> Z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8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69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0" draw:style-name="dp9" draw:master-page-name="Default" presentation:presentation-page-layout-name="AL2T1" draw:id="id90">
        <office:forms form:automatic-focus="false" form:apply-design-mode="false"/>
        <draw:custom-shape draw:style-name="gr57" draw:text-style-name="P2" draw:layer="layout" svg:width="4.022cm" svg:height="4.022cm" svg:x="17.56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3.387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8.20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6.562cm" svg:y1="6.784cm" svg:x2="10.16cm" svg:y2="6.784cm">
          <text:p/>
        </draw:line>
        <draw:custom-shape draw:style-name="gr60" draw:text-style-name="P2" draw:layer="layout" svg:width="4.657cm" svg:height="5.116cm" svg:x="4.868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9.47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4" draw:layer="layout" svg:x1="0.635cm" svg:y1="6.784cm" svg:x2="3.175cm" svg:y2="6.784cm">
          <text:p/>
        </draw:line>
        <draw:custom-shape draw:style-name="gr5" draw:text-style-name="P2" draw:layer="layout" svg:width="1.535cm" svg:height="3.985cm" svg:x="8.832cm" svg:y="-0.373cm">
          <text:list text:style-name="L1">
            <text:list-header>
              <text:p text:style-name="P8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226cm" svg:y="-0.625cm">
          <text:list text:style-name="L1">
            <text:list-header>
              <text:p text:style-name="P8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6.989cm" svg:y="6.4cm">
          <text:list text:style-name="L1">
            <text:list-header>
              <text:p text:style-name="P8"><text:span text:style-name="T9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2" draw:layer="layout" svg:width="3.175cm" svg:height="3.175cm" svg:x="10.372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13.547cm" svg:y1="6.784cm" svg:x2="17.145cm" svg:y2="6.784cm">
          <text:p/>
        </draw:line>
        <draw:custom-shape draw:style-name="gr5" draw:text-style-name="P2" draw:layer="layout" svg:width="2.399cm" svg:height="3.985cm" svg:x="13.974cm" svg:y="6.4cm">
          <text:list text:style-name="L5">
            <text:list-header>
              <text:p text:style-name="P8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9.532cm" svg:height="3.985cm" svg:x="3.066cm" svg:y="13.547cm">
          <text:list text:style-name="L1">
            <text:list-header>
              <text:p text:style-name="P8"><text:span text:style-name="T9">I I I I Z </text:span><text:span text:style-name="T10">Z</text:span><text:span text:style-name="T9">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9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70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1" draw:style-name="dp9" draw:master-page-name="Default" presentation:presentation-page-layout-name="AL2T1" draw:id="id91">
        <office:forms form:automatic-focus="false" form:apply-design-mode="false"/>
        <draw:custom-shape draw:style-name="gr57" draw:text-style-name="P2" draw:layer="layout" svg:width="4.022cm" svg:height="4.022cm" svg:x="17.56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3.387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8.20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6.562cm" svg:y1="6.784cm" svg:x2="10.16cm" svg:y2="6.784cm">
          <text:p/>
        </draw:line>
        <draw:custom-shape draw:style-name="gr60" draw:text-style-name="P2" draw:layer="layout" svg:width="4.657cm" svg:height="5.116cm" svg:x="4.868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9.47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4" draw:layer="layout" svg:x1="0.635cm" svg:y1="6.784cm" svg:x2="3.175cm" svg:y2="6.784cm">
          <text:p/>
        </draw:line>
        <draw:custom-shape draw:style-name="gr5" draw:text-style-name="P2" draw:layer="layout" svg:width="1.535cm" svg:height="3.985cm" svg:x="8.832cm" svg:y="-0.373cm">
          <text:list text:style-name="L1">
            <text:list-header>
              <text:p text:style-name="P8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226cm" svg:y="-0.625cm">
          <text:list text:style-name="L5">
            <text:list-header>
              <text:p text:style-name="P8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6.989cm" svg:y="6.4cm">
          <text:list text:style-name="L1">
            <text:list-header>
              <text:p text:style-name="P8"><text:span text:style-name="T9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2" draw:layer="layout" svg:width="3.175cm" svg:height="3.175cm" svg:x="10.372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13.547cm" svg:y1="6.784cm" svg:x2="17.145cm" svg:y2="6.784cm">
          <text:p/>
        </draw:line>
        <draw:custom-shape draw:style-name="gr5" draw:text-style-name="P2" draw:layer="layout" svg:width="2.399cm" svg:height="3.985cm" svg:x="13.974cm" svg:y="6.4cm">
          <text:list text:style-name="L1">
            <text:list-header>
              <text:p text:style-name="P8"><text:span text:style-name="T9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9.531cm" svg:height="3.985cm" svg:x="3.067cm" svg:y="13.547cm">
          <text:list text:style-name="L1">
            <text:list-header>
              <text:p text:style-name="P8"><text:span text:style-name="T9">I I I I Z Z </text:span><text:span text:style-name="T10">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9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7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2" draw:style-name="dp9" draw:master-page-name="Default" presentation:presentation-page-layout-name="AL2T1" draw:id="id92">
        <office:forms form:automatic-focus="false" form:apply-design-mode="false"/>
        <draw:custom-shape draw:style-name="gr57" draw:text-style-name="P2" draw:layer="layout" svg:width="4.022cm" svg:height="4.022cm" svg:x="17.56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3.387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8.20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6.562cm" svg:y1="6.784cm" svg:x2="10.16cm" svg:y2="6.784cm">
          <text:p/>
        </draw:line>
        <draw:custom-shape draw:style-name="gr60" draw:text-style-name="P2" draw:layer="layout" svg:width="4.657cm" svg:height="5.116cm" svg:x="4.868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9.47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4" draw:layer="layout" svg:x1="0.635cm" svg:y1="6.784cm" svg:x2="3.175cm" svg:y2="6.784cm">
          <text:p/>
        </draw:line>
        <draw:custom-shape draw:style-name="gr5" draw:text-style-name="P2" draw:layer="layout" svg:width="1.535cm" svg:height="3.985cm" svg:x="8.832cm" svg:y="-0.373cm">
          <text:list text:style-name="L1">
            <text:list-header>
              <text:p text:style-name="P8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226cm" svg:y="-0.625cm">
          <text:list text:style-name="L1">
            <text:list-header>
              <text:p text:style-name="P8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6.989cm" svg:y="6.4cm">
          <text:list text:style-name="L1">
            <text:list-header>
              <text:p text:style-name="P8"><text:span text:style-name="T9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2" draw:layer="layout" svg:width="3.175cm" svg:height="3.175cm" svg:x="10.372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13.547cm" svg:y1="6.784cm" svg:x2="17.145cm" svg:y2="6.784cm">
          <text:p/>
        </draw:line>
        <draw:custom-shape draw:style-name="gr5" draw:text-style-name="P2" draw:layer="layout" svg:width="2.399cm" svg:height="3.985cm" svg:x="13.974cm" svg:y="6.4cm">
          <text:list text:style-name="L1">
            <text:list-header>
              <text:p text:style-name="P8"><text:span text:style-name="T9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9.531cm" svg:height="3.985cm" svg:x="3.066cm" svg:y="13.547cm">
          <text:list text:style-name="L1">
            <text:list-header>
              <text:p text:style-name="P8"><text:span text:style-name="T9">I I I I Z Z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9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7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2T1" draw:id="id93">
        <office:forms form:automatic-focus="false" form:apply-design-mode="false"/>
        <draw:custom-shape draw:style-name="gr85" draw:text-style-name="P2" draw:layer="layout" svg:width="2.54cm" svg:height="2.787cm" svg:x="19.05cm" svg:y="12.065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57" draw:text-style-name="P2" draw:layer="layout" svg:width="2.116cm" svg:height="2.117cm" svg:x="17.992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4" draw:layer="layout" svg:x1="8.255cm" svg:y1="16.51cm" svg:x2="8.255cm" svg:y2="13.758cm">
          <text:p/>
        </draw:line>
        <draw:line draw:style-name="gr87" draw:text-style-name="P4" draw:layer="layout" svg:x1="7.408cm" svg:y1="13.547cm" svg:x2="7.408cm" svg:y2="16.298cm">
          <text:p/>
        </draw:line>
        <draw:custom-shape draw:style-name="gr4" draw:text-style-name="P2" draw:layer="layout" svg:width="0.635cm" svg:height="0.635cm" svg:x="5.04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4" draw:layer="layout" svg:x1="5.887cm" svg:y1="4.233cm" svg:x2="8.004cm" svg:y2="2.117cm">
          <text:p/>
        </draw:line>
        <draw:custom-shape draw:style-name="gr4" draw:text-style-name="P2" draw:layer="layout" svg:width="0.635cm" svg:height="0.635cm" svg:x="8.215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933cm" svg:height="1.277cm" draw:transform="rotate (0.832172987350739) translate (5.521cm 3.005cm)">
          <text:list text:style-name="L1">
            <text:list-header>
              <text:p text:style-name="P8"><text:span text:style-name="T11">X 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635cm" svg:height="0.635cm" svg:x="11.814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4" draw:layer="layout" svg:x1="12.66cm" svg:y1="4.233cm" svg:x2="14.777cm" svg:y2="2.117cm">
          <text:p/>
        </draw:line>
        <draw:custom-shape draw:style-name="gr4" draw:text-style-name="P2" draw:layer="layout" svg:width="0.635cm" svg:height="0.635cm" svg:x="14.989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933cm" svg:height="1.277cm" draw:transform="rotate (0.832172987350739) translate (12.32cm 2.98cm)">
          <text:list text:style-name="L1">
            <text:list-header>
              <text:p text:style-name="P8"><text:span text:style-name="T11">X 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635cm" svg:height="0.635cm" svg:x="18.415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4" draw:layer="layout" svg:x1="11.178cm" svg:y1="4.233cm" svg:x2="9.061cm" svg:y2="2.117cm">
          <text:p/>
        </draw:line>
        <draw:custom-shape draw:style-name="gr5" draw:text-style-name="P2" draw:layer="layout" svg:width="1.747cm" svg:height="1.277cm" draw:transform="rotate (0.832172987350739) translate (9.26cm 2.972cm)">
          <text:list text:style-name="L1">
            <text:list-header>
              <text:p text:style-name="P8"><text:span text:style-name="T11">Z Z</text:span></text:p>
            </text:list-header>
          </text:list>
          <draw:enhanced-geometry svg:viewBox="0 0 21600 21600" draw:mirror-horizontal="true" draw:type="mso-spt202" draw:enhanced-path="M 0 0 L 21600 0 21600 21600 0 21600 0 0 Z N"/>
        </draw:custom-shape>
        <draw:line draw:style-name="gr91" draw:text-style-name="P4" draw:layer="layout" svg:x1="17.951cm" svg:y1="4.264cm" svg:x2="15.834cm" svg:y2="2.148cm">
          <text:p/>
        </draw:line>
        <draw:custom-shape draw:style-name="gr5" draw:text-style-name="P2" draw:layer="layout" svg:width="1.747cm" svg:height="1.277cm" draw:transform="rotate (0.832172987350739) translate (16.199cm 3.001cm)">
          <text:list text:style-name="L1">
            <text:list-header>
              <text:p text:style-name="P8"><text:span text:style-name="T11">Z Z</text:span></text:p>
            </text:list-header>
          </text:list>
          <draw:enhanced-geometry svg:viewBox="0 0 21600 21600" draw:mirror-horizontal="true" draw:type="mso-spt202" draw:enhanced-path="M 0 0 L 21600 0 21600 21600 0 21600 0 0 Z N"/>
        </draw:custom-shape>
        <draw:frame draw:style-name="gr51" draw:text-style-name="P4" draw:layer="layout" svg:width="19.156cm" svg:height="1.023cm" svg:x="2.963cm" svg:y="6.138cm">
          <draw:image xlink:href="Pictures/100000000000021F0000001D743B5871.png" xlink:type="simple" xlink:show="embed" xlink:actuate="onLoad">
            <text:p/>
          </draw:image>
        </draw:frame>
        <draw:custom-shape draw:style-name="gr57" draw:text-style-name="P2" draw:layer="layout" svg:width="1.693cm" svg:height="1.693cm" svg:x="6.985cm" svg:y="12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3cm" svg:height="1.694cm" svg:x="6.985cm" svg:y="16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3cm" svg:height="1.693cm" svg:x="13.335cm" svg:y="12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3cm" svg:height="1.694cm" svg:x="13.335cm" svg:y="16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27cm" svg:height="1.27cm" svg:x="18.415cm" svg:y="14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2" draw:text-style-name="P4" draw:layer="layout" svg:x1="8.678cm" svg:y1="12.912cm" svg:x2="12.912cm" svg:y2="12.912cm">
          <text:p/>
        </draw:line>
        <draw:line draw:style-name="gr93" draw:text-style-name="P4" draw:layer="layout" svg:x1="8.678cm" svg:y1="17.145cm" svg:x2="12.912cm" svg:y2="17.145cm">
          <text:p/>
        </draw:line>
        <draw:line draw:style-name="gr94" draw:text-style-name="P4" draw:layer="layout" svg:x1="15.028cm" svg:y1="16.933cm" svg:x2="17.992cm" svg:y2="15.663cm">
          <text:p/>
        </draw:line>
        <draw:line draw:style-name="gr95" draw:text-style-name="P4" draw:layer="layout" svg:x1="15.028cm" svg:y1="13.123cm" svg:x2="17.992cm" svg:y2="14.393cm">
          <text:p/>
        </draw:line>
        <draw:custom-shape draw:style-name="gr5" draw:text-style-name="P2" draw:layer="layout" svg:width="0.972cm" svg:height="1.954cm" svg:x="6.355cm" svg:y="13.855cm">
          <text:list text:style-name="L1">
            <text:list-header>
              <text:p text:style-name="P8"><text:span text:style-name="T12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0.972cm" svg:height="1.954cm" svg:x="8.547cm" svg:y="13.926cm">
          <text:list text:style-name="L1">
            <text:list-header>
              <text:p text:style-name="P8"><text:span text:style-name="T12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361cm" svg:height="1.954cm" svg:x="9.816cm" svg:y="15.408cm">
          <text:list text:style-name="L1">
            <text:list-header>
              <text:p text:style-name="P8"><text:span text:style-name="T12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361cm" svg:height="1.954cm" svg:x="15.355cm" svg:y="14.773cm">
          <text:list text:style-name="L1">
            <text:list-header>
              <text:p text:style-name="P8"><text:span text:style-name="T12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18cm" svg:height="1.954cm" svg:x="15.409cm" svg:y="11.853cm">
          <text:list text:style-name="L1">
            <text:list-header>
              <text:p text:style-name="P8"><text:span text:style-name="T12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18cm" svg:height="1.954cm" svg:x="9.743cm" svg:y="11.218cm">
          <text:list text:style-name="L1">
            <text:list-header>
              <text:p text:style-name="P8"><text:span text:style-name="T12">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6" draw:text-style-name="P4" draw:layer="layout" svg:x1="2.54cm" svg:y1="12.912cm" svg:x2="6.773cm" svg:y2="12.912cm">
          <text:p/>
        </draw:line>
        <draw:custom-shape draw:style-name="gr5" draw:text-style-name="P2" draw:layer="layout" svg:width="0.972cm" svg:height="1.954cm" svg:x="21.172cm" svg:y="11.43cm">
          <text:list text:style-name="L1">
            <text:list-header>
              <text:p text:style-name="P8"><text:span text:style-name="T12">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9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7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But what about the weights?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5">But what about the <text:span text:style-name="T4">weights</text:span>?</text:p>
              </text:list-header>
            </text:list>
          </draw:text-box>
        </draw:frame>
        <draw:frame draw:style-name="gr51" draw:text-style-name="P4" draw:layer="layout" svg:width="8.926cm" svg:height="8.079cm" svg:x="8.237cm" svg:y="6.738cm">
          <draw:image xlink:href="Pictures/10000000000000FD000000E55B1006F3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7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draw:style-name="gr51" draw:text-style-name="P4" draw:layer="layout" svg:width="8.926cm" svg:height="8.079cm" svg:x="15.416cm" svg:y="0.811cm">
          <draw:image xlink:href="Pictures/10000000000000FD000000E55B1006F3.png" xlink:type="simple" xlink:show="embed" xlink:actuate="onLoad">
            <text:p/>
          </draw:image>
        </draw:frame>
        <draw:custom-shape draw:style-name="gr97" draw:text-style-name="P2" draw:layer="layout" svg:width="2.54cm" svg:height="2.787cm" svg:x="6.773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57" draw:text-style-name="P2" draw:layer="layout" svg:width="2.117cm" svg:height="2.117cm" svg:x="18.83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4cm" svg:height="1.693cm" svg:x="6.138cm" svg:y="12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4cm" svg:height="1.693cm" svg:x="12.488cm" svg:y="12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27cm" svg:height="1.27cm" svg:x="19.262cm" svg:y="1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8" draw:text-style-name="P4" draw:layer="layout" svg:x1="7.832cm" svg:y1="13.159cm" svg:x2="12.065cm" svg:y2="13.159cm">
          <text:p/>
        </draw:line>
        <draw:line draw:style-name="gr99" draw:text-style-name="P4" draw:layer="layout" svg:x1="2.963cm" svg:y1="13.123cm" svg:x2="5.927cm" svg:y2="13.123cm">
          <text:p/>
        </draw:line>
        <draw:line draw:style-name="gr100" draw:text-style-name="P4" draw:layer="layout" svg:x1="14.182cm" svg:y1="13.159cm" svg:x2="18.415cm" svg:y2="13.159cm">
          <text:p/>
        </draw:line>
        <draw:custom-shape draw:style-name="gr101" draw:text-style-name="P2" draw:layer="layout" svg:width="2.54cm" svg:height="2.787cm" svg:x="13.335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102" draw:text-style-name="P2" draw:layer="layout" svg:width="2.751cm" svg:height="2.787cm" svg:x="19.897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0.776cm" svg:height="1.234cm" svg:x="8.89cm" svg:y="9.737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5.734cm" svg:y="9.984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22.578cm" svg:y="10.231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9.384cm" svg:y="13.547cm">
          <draw:image xlink:href="Pictures/100000000000001600000023A7F2C4D4.png" xlink:type="simple" xlink:show="embed" xlink:actuate="onLoad">
            <text:p/>
          </draw:image>
        </draw:frame>
        <draw:frame draw:style-name="gr51" draw:text-style-name="P4" draw:layer="layout" svg:width="0.776cm" svg:height="1.234cm" svg:x="15.946cm" svg:y="13.547cm">
          <draw:image xlink:href="Pictures/100000000000001600000023A7F2C4D4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7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6" draw:style-name="dp8" draw:master-page-name="Default" presentation:presentation-page-layout-name="AL2T1" draw:id="id94">
        <office:forms form:automatic-focus="false" form:apply-design-mode="false"/>
        <draw:frame draw:style-name="gr51" draw:text-style-name="P4" draw:layer="layout" svg:width="8.926cm" svg:height="8.079cm" svg:x="15.416cm" svg:y="0.811cm">
          <draw:image xlink:href="Pictures/10000000000000FD000000E55B1006F3.png" xlink:type="simple" xlink:show="embed" xlink:actuate="onLoad">
            <text:p/>
          </draw:image>
        </draw:frame>
        <draw:frame draw:style-name="gr51" draw:text-style-name="P4" draw:layer="layout" svg:width="7.902cm" svg:height="1.517cm" svg:x="3.175cm" svg:y="4.445cm">
          <draw:image xlink:href="Pictures/10000000000000E00000002BB3E29BCF.png" xlink:type="simple" xlink:show="embed" xlink:actuate="onLoad">
            <text:p/>
          </draw:image>
        </draw:frame>
        <draw:custom-shape draw:style-name="gr103" draw:text-style-name="P2" draw:layer="layout" svg:width="2.54cm" svg:height="2.787cm" svg:x="6.773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57" draw:text-style-name="P2" draw:layer="layout" svg:width="2.117cm" svg:height="2.117cm" svg:x="18.83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4cm" svg:height="1.693cm" svg:x="6.138cm" svg:y="12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4cm" svg:height="1.693cm" svg:x="12.488cm" svg:y="12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27cm" svg:height="1.27cm" svg:x="19.262cm" svg:y="1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4" draw:text-style-name="P4" draw:layer="layout" svg:x1="7.832cm" svg:y1="13.159cm" svg:x2="12.065cm" svg:y2="13.159cm">
          <text:p/>
        </draw:line>
        <draw:line draw:style-name="gr105" draw:text-style-name="P4" draw:layer="layout" svg:x1="2.963cm" svg:y1="13.123cm" svg:x2="5.927cm" svg:y2="13.123cm">
          <text:p/>
        </draw:line>
        <draw:line draw:style-name="gr106" draw:text-style-name="P4" draw:layer="layout" svg:x1="14.182cm" svg:y1="13.159cm" svg:x2="18.415cm" svg:y2="13.159cm">
          <text:p/>
        </draw:line>
        <draw:custom-shape draw:style-name="gr107" draw:text-style-name="P2" draw:layer="layout" svg:width="2.54cm" svg:height="2.787cm" svg:x="13.335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108" draw:text-style-name="P2" draw:layer="layout" svg:width="2.751cm" svg:height="2.787cm" svg:x="19.897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0.776cm" svg:height="1.234cm" svg:x="8.89cm" svg:y="9.737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9.384cm" svg:y="13.547cm">
          <draw:image xlink:href="Pictures/100000000000001600000023A7F2C4D4.png" xlink:type="simple" xlink:show="embed" xlink:actuate="onLoad">
            <text:p/>
          </draw:image>
        </draw:frame>
        <draw:frame draw:style-name="gr51" draw:text-style-name="P4" draw:layer="layout" svg:width="0.776cm" svg:height="1.234cm" svg:x="15.946cm" svg:y="13.547cm">
          <draw:image xlink:href="Pictures/100000000000001600000023A7F2C4D4.png" xlink:type="simple" xlink:show="embed" xlink:actuate="onLoad">
            <text:p/>
          </draw:image>
        </draw:frame>
        <draw:frame draw:style-name="gr51" draw:text-style-name="P4" draw:layer="layout" svg:width="2.646cm" svg:height="1.234cm" svg:x="15.663cm" svg:y="9.984cm">
          <draw:image xlink:href="Pictures/100000000000004B00000023BA5FA20A.png" xlink:type="simple" xlink:show="embed" xlink:actuate="onLoad">
            <text:p/>
          </draw:image>
        </draw:frame>
        <draw:custom-shape draw:style-name="gr109" draw:text-style-name="P2" draw:layer="layout" svg:width="18.142cm" svg:height="2.293cm" svg:x="3.598cm" svg:y="15.663cm">
          <text:list text:style-name="L4">
            <text:list-header>
              <text:p text:style-name="P12">RULE: <text:s/>The weight assigned to a string is the product of all the factors along the path.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0.776cm" svg:height="1.234cm" svg:x="22.578cm" svg:y="10.231cm">
          <draw:image xlink:href="Pictures/100000000000001600000023AF097638.png" xlink:type="simple" xlink:show="embed" xlink:actuate="onLoad">
            <text:p/>
          </draw:image>
        </draw:frame>
        <anim:par presentation:node-type="timing-root">
          <anim:par smil:begin="id9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7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custom-shape draw:style-name="gr109" draw:text-style-name="P2" draw:layer="layout" svg:width="11.853cm" svg:height="7.373cm" svg:x="0.847cm" svg:y="2.752cm">
          <text:list text:style-name="L4">
            <text:list-header>
              <text:p text:style-name="P12"><text:span text:style-name="T2">RULE: <text:s/>The weight assigned to a string is the sum of the of the weight of all possible paths through the automata, where each path has a weight equal to the product of weights along it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7.902cm" svg:height="1.517cm" svg:x="3.175cm" svg:y="0.847cm">
          <draw:image xlink:href="Pictures/10000000000000E00000002BB3E29BCF.png" xlink:type="simple" xlink:show="embed" xlink:actuate="onLoad">
            <text:p/>
          </draw:image>
        </draw:frame>
        <draw:custom-shape draw:style-name="gr110" draw:text-style-name="P2" draw:layer="layout" svg:width="2.54cm" svg:height="2.787cm" svg:x="6.773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57" draw:text-style-name="P2" draw:layer="layout" svg:width="2.117cm" svg:height="2.117cm" svg:x="18.83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4cm" svg:height="1.693cm" svg:x="6.138cm" svg:y="12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4cm" svg:height="1.693cm" svg:x="12.488cm" svg:y="12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27cm" svg:height="1.27cm" svg:x="19.262cm" svg:y="1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4" draw:layer="layout" svg:x1="7.832cm" svg:y1="13.159cm" svg:x2="12.065cm" svg:y2="13.159cm">
          <text:p/>
        </draw:line>
        <draw:line draw:style-name="gr112" draw:text-style-name="P4" draw:layer="layout" svg:x1="2.963cm" svg:y1="13.123cm" svg:x2="5.927cm" svg:y2="13.123cm">
          <text:p/>
        </draw:line>
        <draw:line draw:style-name="gr113" draw:text-style-name="P4" draw:layer="layout" svg:x1="14.182cm" svg:y1="13.159cm" svg:x2="18.415cm" svg:y2="13.159cm">
          <text:p/>
        </draw:line>
        <draw:custom-shape draw:style-name="gr114" draw:text-style-name="P2" draw:layer="layout" svg:width="2.54cm" svg:height="2.787cm" svg:x="13.335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115" draw:text-style-name="P2" draw:layer="layout" svg:width="2.751cm" svg:height="2.787cm" svg:x="19.897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0.776cm" svg:height="1.234cm" svg:x="8.89cm" svg:y="9.737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0.654cm" svg:y="11.642cm">
          <draw:image xlink:href="Pictures/100000000000001600000023A7F2C4D4.png" xlink:type="simple" xlink:show="embed" xlink:actuate="onLoad">
            <text:p/>
          </draw:image>
        </draw:frame>
        <draw:frame draw:style-name="gr51" draw:text-style-name="P4" draw:layer="layout" svg:width="0.776cm" svg:height="1.235cm" svg:x="15.734cm" svg:y="13.335cm">
          <draw:image xlink:href="Pictures/100000000000001600000023A7F2C4D4.png" xlink:type="simple" xlink:show="embed" xlink:actuate="onLoad">
            <text:p/>
          </draw:image>
        </draw:frame>
        <draw:frame draw:style-name="gr51" draw:text-style-name="P4" draw:layer="layout" svg:width="2.646cm" svg:height="1.234cm" svg:x="15.663cm" svg:y="9.984cm">
          <draw:image xlink:href="Pictures/100000000000004B00000023BA5FA20A.png" xlink:type="simple" xlink:show="embed" xlink:actuate="onLoad">
            <text:p/>
          </draw:image>
        </draw:frame>
        <draw:custom-shape draw:style-name="gr57" draw:text-style-name="P2" draw:layer="layout" svg:width="1.694cm" svg:height="1.694cm" svg:x="12.488cm" svg:y="15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2" draw:layer="layout" svg:width="2.54cm" svg:height="2.787cm" svg:x="13.335cm" svg:y="16.045cm">
          <text:p/>
          <draw:enhanced-geometry svg:viewBox="0 0 1056 1160" draw:mirror-vertical="true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2.646cm" svg:height="1.376cm" svg:x="15.981cm" svg:y="17.251cm">
          <draw:image xlink:href="Pictures/100000000000004B00000027DEFE39C7.png" xlink:type="simple" xlink:show="embed" xlink:actuate="onLoad">
            <text:p/>
          </draw:image>
        </draw:frame>
        <draw:line draw:style-name="gr117" draw:text-style-name="P4" draw:layer="layout" svg:x1="7.832cm" svg:y1="13.123cm" svg:x2="12.488cm" svg:y2="15.452cm">
          <text:p/>
        </draw:line>
        <draw:frame draw:style-name="gr51" draw:text-style-name="P4" draw:layer="layout" svg:width="0.776cm" svg:height="1.234cm" svg:x="10.654cm" svg:y="15.064cm">
          <draw:image xlink:href="Pictures/100000000000001600000023A7F2C4D4.png" xlink:type="simple" xlink:show="embed" xlink:actuate="onLoad">
            <text:p/>
          </draw:image>
        </draw:frame>
        <draw:line draw:style-name="gr118" draw:text-style-name="P4" draw:layer="layout" svg:x1="14.182cm" svg:y1="16.086cm" svg:x2="18.838cm" svg:y2="14.181cm">
          <text:p/>
        </draw:line>
        <draw:frame draw:style-name="gr51" draw:text-style-name="P4" draw:layer="layout" svg:width="0.776cm" svg:height="1.235cm" svg:x="17.357cm" svg:y="14.852cm">
          <draw:image xlink:href="Pictures/100000000000001600000023A7F2C4D4.png" xlink:type="simple" xlink:show="embed" xlink:actuate="onLoad">
            <text:p/>
          </draw:image>
        </draw:frame>
        <draw:frame draw:style-name="gr51" draw:text-style-name="P4" draw:layer="layout" svg:width="11.43cm" svg:height="6.575cm" svg:x="13.335cm" svg:y="2.752cm">
          <draw:image xlink:href="Pictures/100000000000010A00000099A95C9E50.png" xlink:type="simple" xlink:show="embed" xlink:actuate="onLoad">
            <text:p/>
          </draw:image>
        </draw:frame>
        <draw:frame draw:style-name="gr51" draw:text-style-name="P4" draw:layer="layout" svg:width="0.776cm" svg:height="1.234cm" svg:x="22.578cm" svg:y="10.231cm">
          <draw:image xlink:href="Pictures/100000000000001600000023AF097638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7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itmape_20_1" draw:display-name="Bitmape 1" xlink:href="Pictures/100000000000032000000258103034B4.png" xlink:type="simple" xlink:show="embed" xlink:actuate="onLoad"/>
    <draw:marker draw:name="Arrow" svg:viewBox="0 0 20 30" svg:d="m10 0-10 30h20z"/>
    <draw:marker draw:name="Arrowheads_20_1" draw:display-name="Arrowheads 1" svg:viewBox="0 0 318 318" svg:d="m159 0 159 318h-318z"/>
    <draw:marker draw:name="Arrowheads_20_10" draw:display-name="Arrowheads 10" svg:viewBox="0 0 210 210" svg:d="m105 0 105 210h-210z"/>
    <draw:marker draw:name="Arrowheads_20_100" draw:display-name="Arrowheads 100" svg:viewBox="0 0 318 318" svg:d="m159 0 159 318h-318z"/>
    <draw:marker draw:name="Arrowheads_20_101" draw:display-name="Arrowheads 101" svg:viewBox="0 0 318 318" svg:d="m159 0 159 318h-318z"/>
    <draw:marker draw:name="Arrowheads_20_102" draw:display-name="Arrowheads 102" svg:viewBox="0 0 318 318" svg:d="m159 0 159 318h-318z"/>
    <draw:marker draw:name="Arrowheads_20_103" draw:display-name="Arrowheads 103" svg:viewBox="0 0 318 318" svg:d="m159 0 159 318h-318z"/>
    <draw:marker draw:name="Arrowheads_20_104" draw:display-name="Arrowheads 104" svg:viewBox="0 0 318 318" svg:d="m159 0 159 318h-318z"/>
    <draw:marker draw:name="Arrowheads_20_105" draw:display-name="Arrowheads 105" svg:viewBox="0 0 318 318" svg:d="m159 0 159 318h-318z"/>
    <draw:marker draw:name="Arrowheads_20_106" draw:display-name="Arrowheads 106" svg:viewBox="0 0 318 318" svg:d="m159 0 159 318h-318z"/>
    <draw:marker draw:name="Arrowheads_20_107" draw:display-name="Arrowheads 107" svg:viewBox="0 0 318 318" svg:d="m159 0 159 318h-318z"/>
    <draw:marker draw:name="Arrowheads_20_108" draw:display-name="Arrowheads 108" svg:viewBox="0 0 318 318" svg:d="m159 0 159 318h-318z"/>
    <draw:marker draw:name="Arrowheads_20_109" draw:display-name="Arrowheads 109" svg:viewBox="0 0 318 318" svg:d="m159 0 159 318h-318z"/>
    <draw:marker draw:name="Arrowheads_20_11" draw:display-name="Arrowheads 11" svg:viewBox="0 0 210 210" svg:d="m105 0 105 210h-210z"/>
    <draw:marker draw:name="Arrowheads_20_110" draw:display-name="Arrowheads 110" svg:viewBox="0 0 318 318" svg:d="m159 0 159 318h-318z"/>
    <draw:marker draw:name="Arrowheads_20_111" draw:display-name="Arrowheads 111" svg:viewBox="0 0 318 318" svg:d="m159 0 159 318h-318z"/>
    <draw:marker draw:name="Arrowheads_20_112" draw:display-name="Arrowheads 112" svg:viewBox="0 0 318 318" svg:d="m159 0 159 318h-318z"/>
    <draw:marker draw:name="Arrowheads_20_113" draw:display-name="Arrowheads 113" svg:viewBox="0 0 318 318" svg:d="m159 0 159 318h-318z"/>
    <draw:marker draw:name="Arrowheads_20_114" draw:display-name="Arrowheads 114" svg:viewBox="0 0 318 318" svg:d="m159 0 159 318h-318z"/>
    <draw:marker draw:name="Arrowheads_20_115" draw:display-name="Arrowheads 115" svg:viewBox="0 0 318 318" svg:d="m159 0 159 318h-318z"/>
    <draw:marker draw:name="Arrowheads_20_116" draw:display-name="Arrowheads 116" svg:viewBox="0 0 318 318" svg:d="m159 0 159 318h-318z"/>
    <draw:marker draw:name="Arrowheads_20_117" draw:display-name="Arrowheads 117" svg:viewBox="0 0 318 318" svg:d="m159 0 159 318h-318z"/>
    <draw:marker draw:name="Arrowheads_20_118" draw:display-name="Arrowheads 118" svg:viewBox="0 0 318 318" svg:d="m159 0 159 318h-318z"/>
    <draw:marker draw:name="Arrowheads_20_119" draw:display-name="Arrowheads 119" svg:viewBox="0 0 318 318" svg:d="m159 0 159 318h-318z"/>
    <draw:marker draw:name="Arrowheads_20_12" draw:display-name="Arrowheads 12" svg:viewBox="0 0 318 318" svg:d="m159 0 159 318h-318z"/>
    <draw:marker draw:name="Arrowheads_20_120" draw:display-name="Arrowheads 120" svg:viewBox="0 0 318 318" svg:d="m159 0 159 318h-318z"/>
    <draw:marker draw:name="Arrowheads_20_121" draw:display-name="Arrowheads 121" svg:viewBox="0 0 318 318" svg:d="m159 0 159 318h-318z"/>
    <draw:marker draw:name="Arrowheads_20_122" draw:display-name="Arrowheads 122" svg:viewBox="0 0 318 318" svg:d="m159 0 159 318h-318z"/>
    <draw:marker draw:name="Arrowheads_20_123" draw:display-name="Arrowheads 123" svg:viewBox="0 0 318 318" svg:d="m159 0 159 318h-318z"/>
    <draw:marker draw:name="Arrowheads_20_124" draw:display-name="Arrowheads 124" svg:viewBox="0 0 318 318" svg:d="m159 0 159 318h-318z"/>
    <draw:marker draw:name="Arrowheads_20_125" draw:display-name="Arrowheads 125" svg:viewBox="0 0 318 318" svg:d="m159 0 159 318h-318z"/>
    <draw:marker draw:name="Arrowheads_20_126" draw:display-name="Arrowheads 126" svg:viewBox="0 0 318 318" svg:d="m159 0 159 318h-318z"/>
    <draw:marker draw:name="Arrowheads_20_127" draw:display-name="Arrowheads 127" svg:viewBox="0 0 318 318" svg:d="m159 0 159 318h-318z"/>
    <draw:marker draw:name="Arrowheads_20_128" draw:display-name="Arrowheads 128" svg:viewBox="0 0 318 318" svg:d="m159 0 159 318h-318z"/>
    <draw:marker draw:name="Arrowheads_20_129" draw:display-name="Arrowheads 129" svg:viewBox="0 0 318 318" svg:d="m159 0 159 318h-318z"/>
    <draw:marker draw:name="Arrowheads_20_13" draw:display-name="Arrowheads 13" svg:viewBox="0 0 318 318" svg:d="m159 0 159 318h-318z"/>
    <draw:marker draw:name="Arrowheads_20_130" draw:display-name="Arrowheads 130" svg:viewBox="0 0 318 318" svg:d="m159 0 159 318h-318z"/>
    <draw:marker draw:name="Arrowheads_20_131" draw:display-name="Arrowheads 131" svg:viewBox="0 0 318 318" svg:d="m159 0 159 318h-318z"/>
    <draw:marker draw:name="Arrowheads_20_132" draw:display-name="Arrowheads 132" svg:viewBox="0 0 318 318" svg:d="m159 0 159 318h-318z"/>
    <draw:marker draw:name="Arrowheads_20_133" draw:display-name="Arrowheads 133" svg:viewBox="0 0 318 318" svg:d="m159 0 159 318h-318z"/>
    <draw:marker draw:name="Arrowheads_20_134" draw:display-name="Arrowheads 134" svg:viewBox="0 0 318 318" svg:d="m159 0 159 318h-318z"/>
    <draw:marker draw:name="Arrowheads_20_135" draw:display-name="Arrowheads 135" svg:viewBox="0 0 318 318" svg:d="m159 0 159 318h-318z"/>
    <draw:marker draw:name="Arrowheads_20_136" draw:display-name="Arrowheads 136" svg:viewBox="0 0 318 318" svg:d="m159 0 159 318h-318z"/>
    <draw:marker draw:name="Arrowheads_20_137" draw:display-name="Arrowheads 137" svg:viewBox="0 0 318 318" svg:d="m159 0 159 318h-318z"/>
    <draw:marker draw:name="Arrowheads_20_138" draw:display-name="Arrowheads 138" svg:viewBox="0 0 318 318" svg:d="m159 0 159 318h-318z"/>
    <draw:marker draw:name="Arrowheads_20_139" draw:display-name="Arrowheads 139" svg:viewBox="0 0 318 318" svg:d="m159 0 159 318h-318z"/>
    <draw:marker draw:name="Arrowheads_20_14" draw:display-name="Arrowheads 14" svg:viewBox="0 0 318 318" svg:d="m159 0 159 318h-318z"/>
    <draw:marker draw:name="Arrowheads_20_140" draw:display-name="Arrowheads 140" svg:viewBox="0 0 318 318" svg:d="m159 0 159 318h-318z"/>
    <draw:marker draw:name="Arrowheads_20_141" draw:display-name="Arrowheads 141" svg:viewBox="0 0 318 318" svg:d="m159 0 159 318h-318z"/>
    <draw:marker draw:name="Arrowheads_20_142" draw:display-name="Arrowheads 142" svg:viewBox="0 0 318 318" svg:d="m159 0 159 318h-318z"/>
    <draw:marker draw:name="Arrowheads_20_143" draw:display-name="Arrowheads 143" svg:viewBox="0 0 318 318" svg:d="m159 0 159 318h-318z"/>
    <draw:marker draw:name="Arrowheads_20_144" draw:display-name="Arrowheads 144" svg:viewBox="0 0 318 318" svg:d="m159 0 159 318h-318z"/>
    <draw:marker draw:name="Arrowheads_20_145" draw:display-name="Arrowheads 145" svg:viewBox="0 0 318 318" svg:d="m159 0 159 318h-318z"/>
    <draw:marker draw:name="Arrowheads_20_146" draw:display-name="Arrowheads 146" svg:viewBox="0 0 318 318" svg:d="m159 0 159 318h-318z"/>
    <draw:marker draw:name="Arrowheads_20_147" draw:display-name="Arrowheads 147" svg:viewBox="0 0 318 318" svg:d="m159 0 159 318h-318z"/>
    <draw:marker draw:name="Arrowheads_20_148" draw:display-name="Arrowheads 148" svg:viewBox="0 0 318 318" svg:d="m159 0 159 318h-318z"/>
    <draw:marker draw:name="Arrowheads_20_149" draw:display-name="Arrowheads 149" svg:viewBox="0 0 318 318" svg:d="m159 0 159 318h-318z"/>
    <draw:marker draw:name="Arrowheads_20_15" draw:display-name="Arrowheads 15" svg:viewBox="0 0 318 318" svg:d="m159 0 159 318h-318z"/>
    <draw:marker draw:name="Arrowheads_20_150" draw:display-name="Arrowheads 150" svg:viewBox="0 0 318 318" svg:d="m159 0 159 318h-318z"/>
    <draw:marker draw:name="Arrowheads_20_151" draw:display-name="Arrowheads 151" svg:viewBox="0 0 318 318" svg:d="m159 0 159 318h-318z"/>
    <draw:marker draw:name="Arrowheads_20_152" draw:display-name="Arrowheads 152" svg:viewBox="0 0 318 318" svg:d="m159 0 159 318h-318z"/>
    <draw:marker draw:name="Arrowheads_20_153" draw:display-name="Arrowheads 153" svg:viewBox="0 0 318 318" svg:d="m159 0 159 318h-318z"/>
    <draw:marker draw:name="Arrowheads_20_154" draw:display-name="Arrowheads 154" svg:viewBox="0 0 318 318" svg:d="m159 0 159 318h-318z"/>
    <draw:marker draw:name="Arrowheads_20_155" draw:display-name="Arrowheads 155" svg:viewBox="0 0 318 318" svg:d="m159 0 159 318h-318z"/>
    <draw:marker draw:name="Arrowheads_20_156" draw:display-name="Arrowheads 156" svg:viewBox="0 0 318 318" svg:d="m159 0 159 318h-318z"/>
    <draw:marker draw:name="Arrowheads_20_157" draw:display-name="Arrowheads 157" svg:viewBox="0 0 318 318" svg:d="m159 0 159 318h-318z"/>
    <draw:marker draw:name="Arrowheads_20_158" draw:display-name="Arrowheads 158" svg:viewBox="0 0 318 318" svg:d="m159 0 159 318h-318z"/>
    <draw:marker draw:name="Arrowheads_20_159" draw:display-name="Arrowheads 159" svg:viewBox="0 0 318 318" svg:d="m159 0 159 318h-318z"/>
    <draw:marker draw:name="Arrowheads_20_16" draw:display-name="Arrowheads 16" svg:viewBox="0 0 318 318" svg:d="m159 0 159 318h-318z"/>
    <draw:marker draw:name="Arrowheads_20_160" draw:display-name="Arrowheads 160" svg:viewBox="0 0 318 318" svg:d="m159 0 159 318h-318z"/>
    <draw:marker draw:name="Arrowheads_20_161" draw:display-name="Arrowheads 161" svg:viewBox="0 0 318 318" svg:d="m159 0 159 318h-318z"/>
    <draw:marker draw:name="Arrowheads_20_162" draw:display-name="Arrowheads 162" svg:viewBox="0 0 318 318" svg:d="m159 0 159 318h-318z"/>
    <draw:marker draw:name="Arrowheads_20_163" draw:display-name="Arrowheads 163" svg:viewBox="0 0 318 318" svg:d="m159 0 159 318h-318z"/>
    <draw:marker draw:name="Arrowheads_20_164" draw:display-name="Arrowheads 164" svg:viewBox="0 0 318 318" svg:d="m159 0 159 318h-318z"/>
    <draw:marker draw:name="Arrowheads_20_165" draw:display-name="Arrowheads 165" svg:viewBox="0 0 318 318" svg:d="m159 0 159 318h-318z"/>
    <draw:marker draw:name="Arrowheads_20_166" draw:display-name="Arrowheads 166" svg:viewBox="0 0 318 318" svg:d="m159 0 159 318h-318z"/>
    <draw:marker draw:name="Arrowheads_20_167" draw:display-name="Arrowheads 167" svg:viewBox="0 0 318 318" svg:d="m159 0 159 318h-318z"/>
    <draw:marker draw:name="Arrowheads_20_168" draw:display-name="Arrowheads 168" svg:viewBox="0 0 318 318" svg:d="m159 0 159 318h-318z"/>
    <draw:marker draw:name="Arrowheads_20_169" draw:display-name="Arrowheads 169" svg:viewBox="0 0 318 318" svg:d="m159 0 159 318h-318z"/>
    <draw:marker draw:name="Arrowheads_20_17" draw:display-name="Arrowheads 17" svg:viewBox="0 0 318 318" svg:d="m159 0 159 318h-318z"/>
    <draw:marker draw:name="Arrowheads_20_170" draw:display-name="Arrowheads 170" svg:viewBox="0 0 318 318" svg:d="m159 0 159 318h-318z"/>
    <draw:marker draw:name="Arrowheads_20_171" draw:display-name="Arrowheads 171" svg:viewBox="0 0 318 318" svg:d="m159 0 159 318h-318z"/>
    <draw:marker draw:name="Arrowheads_20_172" draw:display-name="Arrowheads 172" svg:viewBox="0 0 318 318" svg:d="m159 0 159 318h-318z"/>
    <draw:marker draw:name="Arrowheads_20_173" draw:display-name="Arrowheads 173" svg:viewBox="0 0 318 318" svg:d="m159 0 159 318h-318z"/>
    <draw:marker draw:name="Arrowheads_20_174" draw:display-name="Arrowheads 174" svg:viewBox="0 0 318 318" svg:d="m159 0 159 318h-318z"/>
    <draw:marker draw:name="Arrowheads_20_175" draw:display-name="Arrowheads 175" svg:viewBox="0 0 318 318" svg:d="m159 0 159 318h-318z"/>
    <draw:marker draw:name="Arrowheads_20_176" draw:display-name="Arrowheads 176" svg:viewBox="0 0 318 318" svg:d="m159 0 159 318h-318z"/>
    <draw:marker draw:name="Arrowheads_20_177" draw:display-name="Arrowheads 177" svg:viewBox="0 0 318 318" svg:d="m159 0 159 318h-318z"/>
    <draw:marker draw:name="Arrowheads_20_178" draw:display-name="Arrowheads 178" svg:viewBox="0 0 318 318" svg:d="m159 0 159 318h-318z"/>
    <draw:marker draw:name="Arrowheads_20_179" draw:display-name="Arrowheads 179" svg:viewBox="0 0 318 318" svg:d="m159 0 159 318h-318z"/>
    <draw:marker draw:name="Arrowheads_20_18" draw:display-name="Arrowheads 18" svg:viewBox="0 0 318 318" svg:d="m159 0 159 318h-318z"/>
    <draw:marker draw:name="Arrowheads_20_180" draw:display-name="Arrowheads 180" svg:viewBox="0 0 318 318" svg:d="m159 0 159 318h-318z"/>
    <draw:marker draw:name="Arrowheads_20_181" draw:display-name="Arrowheads 181" svg:viewBox="0 0 318 318" svg:d="m159 0 159 318h-318z"/>
    <draw:marker draw:name="Arrowheads_20_182" draw:display-name="Arrowheads 182" svg:viewBox="0 0 318 318" svg:d="m159 0 159 318h-318z"/>
    <draw:marker draw:name="Arrowheads_20_183" draw:display-name="Arrowheads 183" svg:viewBox="0 0 318 318" svg:d="m159 0 159 318h-318z"/>
    <draw:marker draw:name="Arrowheads_20_184" draw:display-name="Arrowheads 184" svg:viewBox="0 0 318 318" svg:d="m159 0 159 318h-318z"/>
    <draw:marker draw:name="Arrowheads_20_185" draw:display-name="Arrowheads 185" svg:viewBox="0 0 318 318" svg:d="m159 0 159 318h-318z"/>
    <draw:marker draw:name="Arrowheads_20_186" draw:display-name="Arrowheads 186" svg:viewBox="0 0 318 318" svg:d="m159 0 159 318h-318z"/>
    <draw:marker draw:name="Arrowheads_20_187" draw:display-name="Arrowheads 187" svg:viewBox="0 0 318 318" svg:d="m159 0 159 318h-318z"/>
    <draw:marker draw:name="Arrowheads_20_188" draw:display-name="Arrowheads 188" svg:viewBox="0 0 318 318" svg:d="m159 0 159 318h-318z"/>
    <draw:marker draw:name="Arrowheads_20_189" draw:display-name="Arrowheads 189" svg:viewBox="0 0 318 318" svg:d="m159 0 159 318h-318z"/>
    <draw:marker draw:name="Arrowheads_20_19" draw:display-name="Arrowheads 19" svg:viewBox="0 0 318 318" svg:d="m159 0 159 318h-318z"/>
    <draw:marker draw:name="Arrowheads_20_190" draw:display-name="Arrowheads 190" svg:viewBox="0 0 318 318" svg:d="m159 0 159 318h-318z"/>
    <draw:marker draw:name="Arrowheads_20_191" draw:display-name="Arrowheads 191" svg:viewBox="0 0 318 318" svg:d="m159 0 159 318h-318z"/>
    <draw:marker draw:name="Arrowheads_20_192" draw:display-name="Arrowheads 192" svg:viewBox="0 0 318 318" svg:d="m159 0 159 318h-318z"/>
    <draw:marker draw:name="Arrowheads_20_193" draw:display-name="Arrowheads 193" svg:viewBox="0 0 318 318" svg:d="m159 0 159 318h-318z"/>
    <draw:marker draw:name="Arrowheads_20_194" draw:display-name="Arrowheads 194" svg:viewBox="0 0 318 318" svg:d="m159 0 159 318h-318z"/>
    <draw:marker draw:name="Arrowheads_20_195" draw:display-name="Arrowheads 195" svg:viewBox="0 0 318 318" svg:d="m159 0 159 318h-318z"/>
    <draw:marker draw:name="Arrowheads_20_196" draw:display-name="Arrowheads 196" svg:viewBox="0 0 318 318" svg:d="m159 0 159 318h-318z"/>
    <draw:marker draw:name="Arrowheads_20_197" draw:display-name="Arrowheads 197" svg:viewBox="0 0 318 318" svg:d="m159 0 159 318h-318z"/>
    <draw:marker draw:name="Arrowheads_20_198" draw:display-name="Arrowheads 198" svg:viewBox="0 0 318 318" svg:d="m159 0 159 318h-318z"/>
    <draw:marker draw:name="Arrowheads_20_199" draw:display-name="Arrowheads 199" svg:viewBox="0 0 318 318" svg:d="m159 0 159 318h-318z"/>
    <draw:marker draw:name="Arrowheads_20_2" draw:display-name="Arrowheads 2" svg:viewBox="0 0 318 318" svg:d="m159 0 159 318h-318z"/>
    <draw:marker draw:name="Arrowheads_20_20" draw:display-name="Arrowheads 20" svg:viewBox="0 0 318 318" svg:d="m159 0 159 318h-318z"/>
    <draw:marker draw:name="Arrowheads_20_200" draw:display-name="Arrowheads 200" svg:viewBox="0 0 318 318" svg:d="m159 0 159 318h-318z"/>
    <draw:marker draw:name="Arrowheads_20_201" draw:display-name="Arrowheads 201" svg:viewBox="0 0 318 318" svg:d="m159 0 159 318h-318z"/>
    <draw:marker draw:name="Arrowheads_20_202" draw:display-name="Arrowheads 202" svg:viewBox="0 0 318 318" svg:d="m159 0 159 318h-318z"/>
    <draw:marker draw:name="Arrowheads_20_203" draw:display-name="Arrowheads 203" svg:viewBox="0 0 318 318" svg:d="m159 0 159 318h-318z"/>
    <draw:marker draw:name="Arrowheads_20_204" draw:display-name="Arrowheads 204" svg:viewBox="0 0 318 318" svg:d="m159 0 159 318h-318z"/>
    <draw:marker draw:name="Arrowheads_20_205" draw:display-name="Arrowheads 205" svg:viewBox="0 0 318 318" svg:d="m159 0 159 318h-318z"/>
    <draw:marker draw:name="Arrowheads_20_206" draw:display-name="Arrowheads 206" svg:viewBox="0 0 318 318" svg:d="m159 0 159 318h-318z"/>
    <draw:marker draw:name="Arrowheads_20_207" draw:display-name="Arrowheads 207" svg:viewBox="0 0 318 318" svg:d="m159 0 159 318h-318z"/>
    <draw:marker draw:name="Arrowheads_20_208" draw:display-name="Arrowheads 208" svg:viewBox="0 0 318 318" svg:d="m159 0 159 318h-318z"/>
    <draw:marker draw:name="Arrowheads_20_209" draw:display-name="Arrowheads 209" svg:viewBox="0 0 318 318" svg:d="m159 0 159 318h-318z"/>
    <draw:marker draw:name="Arrowheads_20_21" draw:display-name="Arrowheads 21" svg:viewBox="0 0 318 318" svg:d="m159 0 159 318h-318z"/>
    <draw:marker draw:name="Arrowheads_20_210" draw:display-name="Arrowheads 210" svg:viewBox="0 0 318 318" svg:d="m159 0 159 318h-318z"/>
    <draw:marker draw:name="Arrowheads_20_211" draw:display-name="Arrowheads 211" svg:viewBox="0 0 318 318" svg:d="m159 0 159 318h-318z"/>
    <draw:marker draw:name="Arrowheads_20_212" draw:display-name="Arrowheads 212" svg:viewBox="0 0 318 318" svg:d="m159 0 159 318h-318z"/>
    <draw:marker draw:name="Arrowheads_20_213" draw:display-name="Arrowheads 213" svg:viewBox="0 0 318 318" svg:d="m159 0 159 318h-318z"/>
    <draw:marker draw:name="Arrowheads_20_214" draw:display-name="Arrowheads 214" svg:viewBox="0 0 318 318" svg:d="m159 0 159 318h-318z"/>
    <draw:marker draw:name="Arrowheads_20_215" draw:display-name="Arrowheads 215" svg:viewBox="0 0 318 318" svg:d="m159 0 159 318h-318z"/>
    <draw:marker draw:name="Arrowheads_20_216" draw:display-name="Arrowheads 216" svg:viewBox="0 0 318 318" svg:d="m159 0 159 318h-318z"/>
    <draw:marker draw:name="Arrowheads_20_217" draw:display-name="Arrowheads 217" svg:viewBox="0 0 318 318" svg:d="m159 0 159 318h-318z"/>
    <draw:marker draw:name="Arrowheads_20_218" draw:display-name="Arrowheads 218" svg:viewBox="0 0 318 318" svg:d="m159 0 159 318h-318z"/>
    <draw:marker draw:name="Arrowheads_20_219" draw:display-name="Arrowheads 219" svg:viewBox="0 0 318 318" svg:d="m159 0 159 318h-318z"/>
    <draw:marker draw:name="Arrowheads_20_22" draw:display-name="Arrowheads 22" svg:viewBox="0 0 318 318" svg:d="m159 0 159 318h-318z"/>
    <draw:marker draw:name="Arrowheads_20_220" draw:display-name="Arrowheads 220" svg:viewBox="0 0 318 318" svg:d="m159 0 159 318h-318z"/>
    <draw:marker draw:name="Arrowheads_20_221" draw:display-name="Arrowheads 221" svg:viewBox="0 0 318 318" svg:d="m159 0 159 318h-318z"/>
    <draw:marker draw:name="Arrowheads_20_222" draw:display-name="Arrowheads 222" svg:viewBox="0 0 318 318" svg:d="m159 0 159 318h-318z"/>
    <draw:marker draw:name="Arrowheads_20_223" draw:display-name="Arrowheads 223" svg:viewBox="0 0 636 636" svg:d="m318 0 318 636h-636z"/>
    <draw:marker draw:name="Arrowheads_20_224" draw:display-name="Arrowheads 224" svg:viewBox="0 0 636 636" svg:d="m318 0 318 636h-636z"/>
    <draw:marker draw:name="Arrowheads_20_225" draw:display-name="Arrowheads 225" svg:viewBox="0 0 318 318" svg:d="m159 0 159 318h-318z"/>
    <draw:marker draw:name="Arrowheads_20_226" draw:display-name="Arrowheads 226" svg:viewBox="0 0 318 318" svg:d="m159 0 159 318h-318z"/>
    <draw:marker draw:name="Arrowheads_20_227" draw:display-name="Arrowheads 227" svg:viewBox="0 0 636 636" svg:d="m318 0 318 636h-636z"/>
    <draw:marker draw:name="Arrowheads_20_228" draw:display-name="Arrowheads 228" svg:viewBox="0 0 318 318" svg:d="m159 0 159 318h-318z"/>
    <draw:marker draw:name="Arrowheads_20_229" draw:display-name="Arrowheads 229" svg:viewBox="0 0 636 636" svg:d="m318 0 318 636h-636z"/>
    <draw:marker draw:name="Arrowheads_20_23" draw:display-name="Arrowheads 23" svg:viewBox="0 0 318 318" svg:d="m159 0 159 318h-318z"/>
    <draw:marker draw:name="Arrowheads_20_230" draw:display-name="Arrowheads 230" svg:viewBox="0 0 318 318" svg:d="m159 0 159 318h-318z"/>
    <draw:marker draw:name="Arrowheads_20_231" draw:display-name="Arrowheads 231" svg:viewBox="0 0 636 636" svg:d="m318 0 318 636h-636z"/>
    <draw:marker draw:name="Arrowheads_20_232" draw:display-name="Arrowheads 232" svg:viewBox="0 0 318 318" svg:d="m159 0 159 318h-318z"/>
    <draw:marker draw:name="Arrowheads_20_233" draw:display-name="Arrowheads 233" svg:viewBox="0 0 318 318" svg:d="m159 0 159 318h-318z"/>
    <draw:marker draw:name="Arrowheads_20_234" draw:display-name="Arrowheads 234" svg:viewBox="0 0 636 636" svg:d="m318 0 318 636h-636z"/>
    <draw:marker draw:name="Arrowheads_20_235" draw:display-name="Arrowheads 235" svg:viewBox="0 0 636 636" svg:d="m318 0 318 636h-636z"/>
    <draw:marker draw:name="Arrowheads_20_236" draw:display-name="Arrowheads 236" svg:viewBox="0 0 318 318" svg:d="m159 0 159 318h-318z"/>
    <draw:marker draw:name="Arrowheads_20_237" draw:display-name="Arrowheads 237" svg:viewBox="0 0 318 318" svg:d="m159 0 159 318h-318z"/>
    <draw:marker draw:name="Arrowheads_20_238" draw:display-name="Arrowheads 238" svg:viewBox="0 0 318 318" svg:d="m159 0 159 318h-318z"/>
    <draw:marker draw:name="Arrowheads_20_239" draw:display-name="Arrowheads 239" svg:viewBox="0 0 636 636" svg:d="m318 0 318 636h-636z"/>
    <draw:marker draw:name="Arrowheads_20_24" draw:display-name="Arrowheads 24" svg:viewBox="0 0 318 318" svg:d="m159 0 159 318h-318z"/>
    <draw:marker draw:name="Arrowheads_20_240" draw:display-name="Arrowheads 240" svg:viewBox="0 0 318 318" svg:d="m159 0 159 318h-318z"/>
    <draw:marker draw:name="Arrowheads_20_241" draw:display-name="Arrowheads 241" svg:viewBox="0 0 636 636" svg:d="m318 0 318 636h-636z"/>
    <draw:marker draw:name="Arrowheads_20_242" draw:display-name="Arrowheads 242" svg:viewBox="0 0 318 318" svg:d="m159 0 159 318h-318z"/>
    <draw:marker draw:name="Arrowheads_20_243" draw:display-name="Arrowheads 243" svg:viewBox="0 0 318 318" svg:d="m159 0 159 318h-318z"/>
    <draw:marker draw:name="Arrowheads_20_244" draw:display-name="Arrowheads 244" svg:viewBox="0 0 318 318" svg:d="m159 0 159 318h-318z"/>
    <draw:marker draw:name="Arrowheads_20_245" draw:display-name="Arrowheads 245" svg:viewBox="0 0 318 318" svg:d="m159 0 159 318h-318z"/>
    <draw:marker draw:name="Arrowheads_20_246" draw:display-name="Arrowheads 246" svg:viewBox="0 0 318 318" svg:d="m159 0 159 318h-318z"/>
    <draw:marker draw:name="Arrowheads_20_247" draw:display-name="Arrowheads 247" svg:viewBox="0 0 318 318" svg:d="m159 0 159 318h-318z"/>
    <draw:marker draw:name="Arrowheads_20_248" draw:display-name="Arrowheads 248" svg:viewBox="0 0 318 318" svg:d="m159 0 159 318h-318z"/>
    <draw:marker draw:name="Arrowheads_20_249" draw:display-name="Arrowheads 249" svg:viewBox="0 0 318 318" svg:d="m159 0 159 318h-318z"/>
    <draw:marker draw:name="Arrowheads_20_25" draw:display-name="Arrowheads 25" svg:viewBox="0 0 318 318" svg:d="m159 0 159 318h-318z"/>
    <draw:marker draw:name="Arrowheads_20_250" draw:display-name="Arrowheads 250" svg:viewBox="0 0 318 318" svg:d="m159 0 159 318h-318z"/>
    <draw:marker draw:name="Arrowheads_20_251" draw:display-name="Arrowheads 251" svg:viewBox="0 0 318 318" svg:d="m159 0 159 318h-318z"/>
    <draw:marker draw:name="Arrowheads_20_252" draw:display-name="Arrowheads 252" svg:viewBox="0 0 318 318" svg:d="m159 0 159 318h-318z"/>
    <draw:marker draw:name="Arrowheads_20_253" draw:display-name="Arrowheads 253" svg:viewBox="0 0 318 318" svg:d="m159 0 159 318h-318z"/>
    <draw:marker draw:name="Arrowheads_20_254" draw:display-name="Arrowheads 254" svg:viewBox="0 0 318 318" svg:d="m159 0 159 318h-318z"/>
    <draw:marker draw:name="Arrowheads_20_255" draw:display-name="Arrowheads 255" svg:viewBox="0 0 846 846" svg:d="m423 0 423 846h-846z"/>
    <draw:marker draw:name="Arrowheads_20_256" draw:display-name="Arrowheads 256" svg:viewBox="0 0 213 213" svg:d="m107 0 106 213h-213z"/>
    <draw:marker draw:name="Arrowheads_20_257" draw:display-name="Arrowheads 257" svg:viewBox="0 0 213 213" svg:d="m107 0 106 213h-213z"/>
    <draw:marker draw:name="Arrowheads_20_258" draw:display-name="Arrowheads 258" svg:viewBox="0 0 213 213" svg:d="m107 0 106 213h-213z"/>
    <draw:marker draw:name="Arrowheads_20_259" draw:display-name="Arrowheads 259" svg:viewBox="0 0 213 213" svg:d="m107 0 106 213h-213z"/>
    <draw:marker draw:name="Arrowheads_20_26" draw:display-name="Arrowheads 26" svg:viewBox="0 0 318 318" svg:d="m159 0 159 318h-318z"/>
    <draw:marker draw:name="Arrowheads_20_260" draw:display-name="Arrowheads 260" svg:viewBox="0 0 213 213" svg:d="m107 0 106 213h-213z"/>
    <draw:marker draw:name="Arrowheads_20_261" draw:display-name="Arrowheads 261" svg:viewBox="0 0 213 213" svg:d="m107 0 106 213h-213z"/>
    <draw:marker draw:name="Arrowheads_20_262" draw:display-name="Arrowheads 262" svg:viewBox="0 0 213 213" svg:d="m107 0 106 213h-213z"/>
    <draw:marker draw:name="Arrowheads_20_263" draw:display-name="Arrowheads 263" svg:viewBox="0 0 213 213" svg:d="m107 0 106 213h-213z"/>
    <draw:marker draw:name="Arrowheads_20_264" draw:display-name="Arrowheads 264" svg:viewBox="0 0 213 213" svg:d="m107 0 106 213h-213z"/>
    <draw:marker draw:name="Arrowheads_20_265" draw:display-name="Arrowheads 265" svg:viewBox="0 0 213 213" svg:d="m107 0 106 213h-213z"/>
    <draw:marker draw:name="Arrowheads_20_266" draw:display-name="Arrowheads 266" svg:viewBox="0 0 213 213" svg:d="m107 0 106 213h-213z"/>
    <draw:marker draw:name="Arrowheads_20_267" draw:display-name="Arrowheads 267" svg:viewBox="0 0 213 213" svg:d="m107 0 106 213h-213z"/>
    <draw:marker draw:name="Arrowheads_20_268" draw:display-name="Arrowheads 268" svg:viewBox="0 0 213 213" svg:d="m107 0 106 213h-213z"/>
    <draw:marker draw:name="Arrowheads_20_269" draw:display-name="Arrowheads 269" svg:viewBox="0 0 213 213" svg:d="m107 0 106 213h-213z"/>
    <draw:marker draw:name="Arrowheads_20_27" draw:display-name="Arrowheads 27" svg:viewBox="0 0 318 318" svg:d="m159 0 159 318h-318z"/>
    <draw:marker draw:name="Arrowheads_20_270" draw:display-name="Arrowheads 270" svg:viewBox="0 0 213 213" svg:d="m107 0 106 213h-213z"/>
    <draw:marker draw:name="Arrowheads_20_271" draw:display-name="Arrowheads 271" svg:viewBox="0 0 213 213" svg:d="m107 0 106 213h-213z"/>
    <draw:marker draw:name="Arrowheads_20_272" draw:display-name="Arrowheads 272" svg:viewBox="0 0 213 213" svg:d="m107 0 106 213h-213z"/>
    <draw:marker draw:name="Arrowheads_20_273" draw:display-name="Arrowheads 273" svg:viewBox="0 0 213 213" svg:d="m107 0 106 213h-213z"/>
    <draw:marker draw:name="Arrowheads_20_274" draw:display-name="Arrowheads 274" svg:viewBox="0 0 213 213" svg:d="m107 0 106 213h-213z"/>
    <draw:marker draw:name="Arrowheads_20_275" draw:display-name="Arrowheads 275" svg:viewBox="0 0 213 213" svg:d="m107 0 106 213h-213z"/>
    <draw:marker draw:name="Arrowheads_20_276" draw:display-name="Arrowheads 276" svg:viewBox="0 0 213 213" svg:d="m107 0 106 213h-213z"/>
    <draw:marker draw:name="Arrowheads_20_277" draw:display-name="Arrowheads 277" svg:viewBox="0 0 213 213" svg:d="m107 0 106 213h-213z"/>
    <draw:marker draw:name="Arrowheads_20_278" draw:display-name="Arrowheads 278" svg:viewBox="0 0 213 213" svg:d="m107 0 106 213h-213z"/>
    <draw:marker draw:name="Arrowheads_20_279" draw:display-name="Arrowheads 279" svg:viewBox="0 0 213 213" svg:d="m107 0 106 213h-213z"/>
    <draw:marker draw:name="Arrowheads_20_28" draw:display-name="Arrowheads 28" svg:viewBox="0 0 318 318" svg:d="m159 0 159 318h-318z"/>
    <draw:marker draw:name="Arrowheads_20_280" draw:display-name="Arrowheads 280" svg:viewBox="0 0 213 213" svg:d="m107 0 106 213h-213z"/>
    <draw:marker draw:name="Arrowheads_20_281" draw:display-name="Arrowheads 281" svg:viewBox="0 0 213 213" svg:d="m107 0 106 213h-213z"/>
    <draw:marker draw:name="Arrowheads_20_282" draw:display-name="Arrowheads 282" svg:viewBox="0 0 213 213" svg:d="m107 0 106 213h-213z"/>
    <draw:marker draw:name="Arrowheads_20_283" draw:display-name="Arrowheads 283" svg:viewBox="0 0 213 213" svg:d="m107 0 106 213h-213z"/>
    <draw:marker draw:name="Arrowheads_20_284" draw:display-name="Arrowheads 284" svg:viewBox="0 0 213 213" svg:d="m107 0 106 213h-213z"/>
    <draw:marker draw:name="Arrowheads_20_285" draw:display-name="Arrowheads 285" svg:viewBox="0 0 213 213" svg:d="m107 0 106 213h-213z"/>
    <draw:marker draw:name="Arrowheads_20_286" draw:display-name="Arrowheads 286" svg:viewBox="0 0 213 213" svg:d="m107 0 106 213h-213z"/>
    <draw:marker draw:name="Arrowheads_20_287" draw:display-name="Arrowheads 287" svg:viewBox="0 0 213 213" svg:d="m107 0 106 213h-213z"/>
    <draw:marker draw:name="Arrowheads_20_288" draw:display-name="Arrowheads 288" svg:viewBox="0 0 213 213" svg:d="m107 0 106 213h-213z"/>
    <draw:marker draw:name="Arrowheads_20_289" draw:display-name="Arrowheads 289" svg:viewBox="0 0 213 213" svg:d="m107 0 106 213h-213z"/>
    <draw:marker draw:name="Arrowheads_20_29" draw:display-name="Arrowheads 29" svg:viewBox="0 0 318 318" svg:d="m159 0 159 318h-318z"/>
    <draw:marker draw:name="Arrowheads_20_290" draw:display-name="Arrowheads 290" svg:viewBox="0 0 213 213" svg:d="m107 0 106 213h-213z"/>
    <draw:marker draw:name="Arrowheads_20_291" draw:display-name="Arrowheads 291" svg:viewBox="0 0 213 213" svg:d="m107 0 106 213h-213z"/>
    <draw:marker draw:name="Arrowheads_20_292" draw:display-name="Arrowheads 292" svg:viewBox="0 0 213 213" svg:d="m107 0 106 213h-213z"/>
    <draw:marker draw:name="Arrowheads_20_293" draw:display-name="Arrowheads 293" svg:viewBox="0 0 213 213" svg:d="m107 0 106 213h-213z"/>
    <draw:marker draw:name="Arrowheads_20_294" draw:display-name="Arrowheads 294" svg:viewBox="0 0 213 213" svg:d="m107 0 106 213h-213z"/>
    <draw:marker draw:name="Arrowheads_20_295" draw:display-name="Arrowheads 295" svg:viewBox="0 0 213 213" svg:d="m107 0 106 213h-213z"/>
    <draw:marker draw:name="Arrowheads_20_296" draw:display-name="Arrowheads 296" svg:viewBox="0 0 213 213" svg:d="m107 0 106 213h-213z"/>
    <draw:marker draw:name="Arrowheads_20_297" draw:display-name="Arrowheads 297" svg:viewBox="0 0 213 213" svg:d="m107 0 106 213h-213z"/>
    <draw:marker draw:name="Arrowheads_20_298" draw:display-name="Arrowheads 298" svg:viewBox="0 0 213 213" svg:d="m107 0 106 213h-213z"/>
    <draw:marker draw:name="Arrowheads_20_299" draw:display-name="Arrowheads 299" svg:viewBox="0 0 213 213" svg:d="m107 0 106 213h-213z"/>
    <draw:marker draw:name="Arrowheads_20_3" draw:display-name="Arrowheads 3" svg:viewBox="0 0 318 318" svg:d="m159 0 159 318h-318z"/>
    <draw:marker draw:name="Arrowheads_20_30" draw:display-name="Arrowheads 30" svg:viewBox="0 0 318 318" svg:d="m159 0 159 318h-318z"/>
    <draw:marker draw:name="Arrowheads_20_300" draw:display-name="Arrowheads 300" svg:viewBox="0 0 213 213" svg:d="m107 0 106 213h-213z"/>
    <draw:marker draw:name="Arrowheads_20_301" draw:display-name="Arrowheads 301" svg:viewBox="0 0 213 213" svg:d="m107 0 106 213h-213z"/>
    <draw:marker draw:name="Arrowheads_20_302" draw:display-name="Arrowheads 302" svg:viewBox="0 0 213 213" svg:d="m107 0 106 213h-213z"/>
    <draw:marker draw:name="Arrowheads_20_303" draw:display-name="Arrowheads 303" svg:viewBox="0 0 213 213" svg:d="m107 0 106 213h-213z"/>
    <draw:marker draw:name="Arrowheads_20_304" draw:display-name="Arrowheads 304" svg:viewBox="0 0 318 318" svg:d="m159 0 159 318h-318z"/>
    <draw:marker draw:name="Arrowheads_20_305" draw:display-name="Arrowheads 305" svg:viewBox="0 0 318 318" svg:d="m159 0 159 318h-318z"/>
    <draw:marker draw:name="Arrowheads_20_306" draw:display-name="Arrowheads 306" svg:viewBox="0 0 318 318" svg:d="m159 0 159 318h-318z"/>
    <draw:marker draw:name="Arrowheads_20_307" draw:display-name="Arrowheads 307" svg:viewBox="0 0 318 318" svg:d="m159 0 159 318h-318z"/>
    <draw:marker draw:name="Arrowheads_20_308" draw:display-name="Arrowheads 308" svg:viewBox="0 0 213 213" svg:d="m107 0 106 213h-213z"/>
    <draw:marker draw:name="Arrowheads_20_309" draw:display-name="Arrowheads 309" svg:viewBox="0 0 213 213" svg:d="m107 0 106 213h-213z"/>
    <draw:marker draw:name="Arrowheads_20_31" draw:display-name="Arrowheads 31" svg:viewBox="0 0 318 318" svg:d="m159 0 159 318h-318z"/>
    <draw:marker draw:name="Arrowheads_20_310" draw:display-name="Arrowheads 310" svg:viewBox="0 0 213 213" svg:d="m107 0 106 213h-213z"/>
    <draw:marker draw:name="Arrowheads_20_311" draw:display-name="Arrowheads 311" svg:viewBox="0 0 213 213" svg:d="m107 0 106 213h-213z"/>
    <draw:marker draw:name="Arrowheads_20_312" draw:display-name="Arrowheads 312" svg:viewBox="0 0 213 213" svg:d="m107 0 106 213h-213z"/>
    <draw:marker draw:name="Arrowheads_20_313" draw:display-name="Arrowheads 313" svg:viewBox="0 0 213 213" svg:d="m107 0 106 213h-213z"/>
    <draw:marker draw:name="Arrowheads_20_314" draw:display-name="Arrowheads 314" svg:viewBox="0 0 213 213" svg:d="m107 0 106 213h-213z"/>
    <draw:marker draw:name="Arrowheads_20_315" draw:display-name="Arrowheads 315" svg:viewBox="0 0 213 213" svg:d="m107 0 106 213h-213z"/>
    <draw:marker draw:name="Arrowheads_20_316" draw:display-name="Arrowheads 316" svg:viewBox="0 0 213 213" svg:d="m107 0 106 213h-213z"/>
    <draw:marker draw:name="Arrowheads_20_317" draw:display-name="Arrowheads 317" svg:viewBox="0 0 213 213" svg:d="m107 0 106 213h-213z"/>
    <draw:marker draw:name="Arrowheads_20_318" draw:display-name="Arrowheads 318" svg:viewBox="0 0 213 213" svg:d="m107 0 106 213h-213z"/>
    <draw:marker draw:name="Arrowheads_20_319" draw:display-name="Arrowheads 319" svg:viewBox="0 0 213 213" svg:d="m107 0 106 213h-213z"/>
    <draw:marker draw:name="Arrowheads_20_32" draw:display-name="Arrowheads 32" svg:viewBox="0 0 318 318" svg:d="m159 0 159 318h-318z"/>
    <draw:marker draw:name="Arrowheads_20_320" draw:display-name="Arrowheads 320" svg:viewBox="0 0 213 213" svg:d="m107 0 106 213h-213z"/>
    <draw:marker draw:name="Arrowheads_20_321" draw:display-name="Arrowheads 321" svg:viewBox="0 0 213 213" svg:d="m107 0 106 213h-213z"/>
    <draw:marker draw:name="Arrowheads_20_322" draw:display-name="Arrowheads 322" svg:viewBox="0 0 213 213" svg:d="m107 0 106 213h-213z"/>
    <draw:marker draw:name="Arrowheads_20_323" draw:display-name="Arrowheads 323" svg:viewBox="0 0 213 213" svg:d="m107 0 106 213h-213z"/>
    <draw:marker draw:name="Arrowheads_20_324" draw:display-name="Arrowheads 324" svg:viewBox="0 0 213 213" svg:d="m107 0 106 213h-213z"/>
    <draw:marker draw:name="Arrowheads_20_325" draw:display-name="Arrowheads 325" svg:viewBox="0 0 213 213" svg:d="m107 0 106 213h-213z"/>
    <draw:marker draw:name="Arrowheads_20_326" draw:display-name="Arrowheads 326" svg:viewBox="0 0 213 213" svg:d="m107 0 106 213h-213z"/>
    <draw:marker draw:name="Arrowheads_20_327" draw:display-name="Arrowheads 327" svg:viewBox="0 0 213 213" svg:d="m107 0 106 213h-213z"/>
    <draw:marker draw:name="Arrowheads_20_328" draw:display-name="Arrowheads 328" svg:viewBox="0 0 213 213" svg:d="m107 0 106 213h-213z"/>
    <draw:marker draw:name="Arrowheads_20_329" draw:display-name="Arrowheads 329" svg:viewBox="0 0 318 318" svg:d="m159 0 159 318h-318z"/>
    <draw:marker draw:name="Arrowheads_20_33" draw:display-name="Arrowheads 33" svg:viewBox="0 0 318 318" svg:d="m159 0 159 318h-318z"/>
    <draw:marker draw:name="Arrowheads_20_330" draw:display-name="Arrowheads 330" svg:viewBox="0 0 318 318" svg:d="m159 0 159 318h-318z"/>
    <draw:marker draw:name="Arrowheads_20_331" draw:display-name="Arrowheads 331" svg:viewBox="0 0 318 318" svg:d="m159 0 159 318h-318z"/>
    <draw:marker draw:name="Arrowheads_20_332" draw:display-name="Arrowheads 332" svg:viewBox="0 0 318 318" svg:d="m159 0 159 318h-318z"/>
    <draw:marker draw:name="Arrowheads_20_333" draw:display-name="Arrowheads 333" svg:viewBox="0 0 318 318" svg:d="m159 0 159 318h-318z"/>
    <draw:marker draw:name="Arrowheads_20_334" draw:display-name="Arrowheads 334" svg:viewBox="0 0 213 213" svg:d="m107 0 106 213h-213z"/>
    <draw:marker draw:name="Arrowheads_20_335" draw:display-name="Arrowheads 335" svg:viewBox="0 0 213 213" svg:d="m107 0 106 213h-213z"/>
    <draw:marker draw:name="Arrowheads_20_336" draw:display-name="Arrowheads 336" svg:viewBox="0 0 213 213" svg:d="m107 0 106 213h-213z"/>
    <draw:marker draw:name="Arrowheads_20_337" draw:display-name="Arrowheads 337" svg:viewBox="0 0 318 318" svg:d="m159 0 159 318h-318z"/>
    <draw:marker draw:name="Arrowheads_20_338" draw:display-name="Arrowheads 338" svg:viewBox="0 0 213 213" svg:d="m107 0 106 213h-213z"/>
    <draw:marker draw:name="Arrowheads_20_339" draw:display-name="Arrowheads 339" svg:viewBox="0 0 213 213" svg:d="m107 0 106 213h-213z"/>
    <draw:marker draw:name="Arrowheads_20_34" draw:display-name="Arrowheads 34" svg:viewBox="0 0 318 318" svg:d="m159 0 159 318h-318z"/>
    <draw:marker draw:name="Arrowheads_20_340" draw:display-name="Arrowheads 340" svg:viewBox="0 0 213 213" svg:d="m107 0 106 213h-213z"/>
    <draw:marker draw:name="Arrowheads_20_341" draw:display-name="Arrowheads 341" svg:viewBox="0 0 213 213" svg:d="m107 0 106 213h-213z"/>
    <draw:marker draw:name="Arrowheads_20_342" draw:display-name="Arrowheads 342" svg:viewBox="0 0 213 213" svg:d="m107 0 106 213h-213z"/>
    <draw:marker draw:name="Arrowheads_20_343" draw:display-name="Arrowheads 343" svg:viewBox="0 0 213 213" svg:d="m107 0 106 213h-213z"/>
    <draw:marker draw:name="Arrowheads_20_344" draw:display-name="Arrowheads 344" svg:viewBox="0 0 213 213" svg:d="m107 0 106 213h-213z"/>
    <draw:marker draw:name="Arrowheads_20_345" draw:display-name="Arrowheads 345" svg:viewBox="0 0 213 213" svg:d="m107 0 106 213h-213z"/>
    <draw:marker draw:name="Arrowheads_20_346" draw:display-name="Arrowheads 346" svg:viewBox="0 0 213 213" svg:d="m107 0 106 213h-213z"/>
    <draw:marker draw:name="Arrowheads_20_347" draw:display-name="Arrowheads 347" svg:viewBox="0 0 213 213" svg:d="m107 0 106 213h-213z"/>
    <draw:marker draw:name="Arrowheads_20_348" draw:display-name="Arrowheads 348" svg:viewBox="0 0 213 213" svg:d="m107 0 106 213h-213z"/>
    <draw:marker draw:name="Arrowheads_20_349" draw:display-name="Arrowheads 349" svg:viewBox="0 0 213 213" svg:d="m107 0 106 213h-213z"/>
    <draw:marker draw:name="Arrowheads_20_35" draw:display-name="Arrowheads 35" svg:viewBox="0 0 318 318" svg:d="m159 0 159 318h-318z"/>
    <draw:marker draw:name="Arrowheads_20_350" draw:display-name="Arrowheads 350" svg:viewBox="0 0 213 213" svg:d="m107 0 106 213h-213z"/>
    <draw:marker draw:name="Arrowheads_20_351" draw:display-name="Arrowheads 351" svg:viewBox="0 0 213 213" svg:d="m107 0 106 213h-213z"/>
    <draw:marker draw:name="Arrowheads_20_352" draw:display-name="Arrowheads 352" svg:viewBox="0 0 213 213" svg:d="m107 0 106 213h-213z"/>
    <draw:marker draw:name="Arrowheads_20_353" draw:display-name="Arrowheads 353" svg:viewBox="0 0 213 213" svg:d="m107 0 106 213h-213z"/>
    <draw:marker draw:name="Arrowheads_20_354" draw:display-name="Arrowheads 354" svg:viewBox="0 0 213 213" svg:d="m107 0 106 213h-213z"/>
    <draw:marker draw:name="Arrowheads_20_355" draw:display-name="Arrowheads 355" svg:viewBox="0 0 213 213" svg:d="m107 0 106 213h-213z"/>
    <draw:marker draw:name="Arrowheads_20_356" draw:display-name="Arrowheads 356" svg:viewBox="0 0 213 213" svg:d="m107 0 106 213h-213z"/>
    <draw:marker draw:name="Arrowheads_20_357" draw:display-name="Arrowheads 357" svg:viewBox="0 0 213 213" svg:d="m107 0 106 213h-213z"/>
    <draw:marker draw:name="Arrowheads_20_358" draw:display-name="Arrowheads 358" svg:viewBox="0 0 213 213" svg:d="m107 0 106 213h-213z"/>
    <draw:marker draw:name="Arrowheads_20_359" draw:display-name="Arrowheads 359" svg:viewBox="0 0 318 318" svg:d="m159 0 159 318h-318z"/>
    <draw:marker draw:name="Arrowheads_20_36" draw:display-name="Arrowheads 36" svg:viewBox="0 0 318 318" svg:d="m159 0 159 318h-318z"/>
    <draw:marker draw:name="Arrowheads_20_360" draw:display-name="Arrowheads 360" svg:viewBox="0 0 318 318" svg:d="m159 0 159 318h-318z"/>
    <draw:marker draw:name="Arrowheads_20_361" draw:display-name="Arrowheads 361" svg:viewBox="0 0 318 318" svg:d="m159 0 159 318h-318z"/>
    <draw:marker draw:name="Arrowheads_20_362" draw:display-name="Arrowheads 362" svg:viewBox="0 0 318 318" svg:d="m159 0 159 318h-318z"/>
    <draw:marker draw:name="Arrowheads_20_363" draw:display-name="Arrowheads 363" svg:viewBox="0 0 318 318" svg:d="m159 0 159 318h-318z"/>
    <draw:marker draw:name="Arrowheads_20_364" draw:display-name="Arrowheads 364" svg:viewBox="0 0 213 213" svg:d="m107 0 106 213h-213z"/>
    <draw:marker draw:name="Arrowheads_20_365" draw:display-name="Arrowheads 365" svg:viewBox="0 0 213 213" svg:d="m107 0 106 213h-213z"/>
    <draw:marker draw:name="Arrowheads_20_366" draw:display-name="Arrowheads 366" svg:viewBox="0 0 213 213" svg:d="m107 0 106 213h-213z"/>
    <draw:marker draw:name="Arrowheads_20_367" draw:display-name="Arrowheads 367" svg:viewBox="0 0 213 213" svg:d="m107 0 106 213h-213z"/>
    <draw:marker draw:name="Arrowheads_20_368" draw:display-name="Arrowheads 368" svg:viewBox="0 0 213 213" svg:d="m107 0 106 213h-213z"/>
    <draw:marker draw:name="Arrowheads_20_369" draw:display-name="Arrowheads 369" svg:viewBox="0 0 213 213" svg:d="m107 0 106 213h-213z"/>
    <draw:marker draw:name="Arrowheads_20_37" draw:display-name="Arrowheads 37" svg:viewBox="0 0 318 318" svg:d="m159 0 159 318h-318z"/>
    <draw:marker draw:name="Arrowheads_20_370" draw:display-name="Arrowheads 370" svg:viewBox="0 0 213 213" svg:d="m107 0 106 213h-213z"/>
    <draw:marker draw:name="Arrowheads_20_371" draw:display-name="Arrowheads 371" svg:viewBox="0 0 213 213" svg:d="m107 0 106 213h-213z"/>
    <draw:marker draw:name="Arrowheads_20_372" draw:display-name="Arrowheads 372" svg:viewBox="0 0 213 213" svg:d="m107 0 106 213h-213z"/>
    <draw:marker draw:name="Arrowheads_20_373" draw:display-name="Arrowheads 373" svg:viewBox="0 0 213 213" svg:d="m107 0 106 213h-213z"/>
    <draw:marker draw:name="Arrowheads_20_374" draw:display-name="Arrowheads 374" svg:viewBox="0 0 213 213" svg:d="m107 0 106 213h-213z"/>
    <draw:marker draw:name="Arrowheads_20_375" draw:display-name="Arrowheads 375" svg:viewBox="0 0 213 213" svg:d="m107 0 106 213h-213z"/>
    <draw:marker draw:name="Arrowheads_20_376" draw:display-name="Arrowheads 376" svg:viewBox="0 0 213 213" svg:d="m107 0 106 213h-213z"/>
    <draw:marker draw:name="Arrowheads_20_377" draw:display-name="Arrowheads 377" svg:viewBox="0 0 213 213" svg:d="m107 0 106 213h-213z"/>
    <draw:marker draw:name="Arrowheads_20_378" draw:display-name="Arrowheads 378" svg:viewBox="0 0 318 318" svg:d="m159 0 159 318h-318z"/>
    <draw:marker draw:name="Arrowheads_20_379" draw:display-name="Arrowheads 379" svg:viewBox="0 0 318 318" svg:d="m159 0 159 318h-318z"/>
    <draw:marker draw:name="Arrowheads_20_38" draw:display-name="Arrowheads 38" svg:viewBox="0 0 318 318" svg:d="m159 0 159 318h-318z"/>
    <draw:marker draw:name="Arrowheads_20_380" draw:display-name="Arrowheads 380" svg:viewBox="0 0 318 318" svg:d="m159 0 159 318h-318z"/>
    <draw:marker draw:name="Arrowheads_20_381" draw:display-name="Arrowheads 381" svg:viewBox="0 0 318 318" svg:d="m159 0 159 318h-318z"/>
    <draw:marker draw:name="Arrowheads_20_382" draw:display-name="Arrowheads 382" svg:viewBox="0 0 213 213" svg:d="m107 0 106 213h-213z"/>
    <draw:marker draw:name="Arrowheads_20_383" draw:display-name="Arrowheads 383" svg:viewBox="0 0 213 213" svg:d="m107 0 106 213h-213z"/>
    <draw:marker draw:name="Arrowheads_20_384" draw:display-name="Arrowheads 384" svg:viewBox="0 0 213 213" svg:d="m107 0 106 213h-213z"/>
    <draw:marker draw:name="Arrowheads_20_385" draw:display-name="Arrowheads 385" svg:viewBox="0 0 213 213" svg:d="m107 0 106 213h-213z"/>
    <draw:marker draw:name="Arrowheads_20_386" draw:display-name="Arrowheads 386" svg:viewBox="0 0 213 213" svg:d="m107 0 106 213h-213z"/>
    <draw:marker draw:name="Arrowheads_20_387" draw:display-name="Arrowheads 387" svg:viewBox="0 0 213 213" svg:d="m107 0 106 213h-213z"/>
    <draw:marker draw:name="Arrowheads_20_388" draw:display-name="Arrowheads 388" svg:viewBox="0 0 213 213" svg:d="m107 0 106 213h-213z"/>
    <draw:marker draw:name="Arrowheads_20_389" draw:display-name="Arrowheads 389" svg:viewBox="0 0 213 213" svg:d="m107 0 106 213h-213z"/>
    <draw:marker draw:name="Arrowheads_20_39" draw:display-name="Arrowheads 39" svg:viewBox="0 0 318 318" svg:d="m159 0 159 318h-318z"/>
    <draw:marker draw:name="Arrowheads_20_390" draw:display-name="Arrowheads 390" svg:viewBox="0 0 213 213" svg:d="m107 0 106 213h-213z"/>
    <draw:marker draw:name="Arrowheads_20_391" draw:display-name="Arrowheads 391" svg:viewBox="0 0 213 213" svg:d="m107 0 106 213h-213z"/>
    <draw:marker draw:name="Arrowheads_20_392" draw:display-name="Arrowheads 392" svg:viewBox="0 0 213 213" svg:d="m107 0 106 213h-213z"/>
    <draw:marker draw:name="Arrowheads_20_393" draw:display-name="Arrowheads 393" svg:viewBox="0 0 213 213" svg:d="m107 0 106 213h-213z"/>
    <draw:marker draw:name="Arrowheads_20_394" draw:display-name="Arrowheads 394" svg:viewBox="0 0 213 213" svg:d="m107 0 106 213h-213z"/>
    <draw:marker draw:name="Arrowheads_20_395" draw:display-name="Arrowheads 395" svg:viewBox="0 0 213 213" svg:d="m107 0 106 213h-213z"/>
    <draw:marker draw:name="Arrowheads_20_396" draw:display-name="Arrowheads 396" svg:viewBox="0 0 213 213" svg:d="m107 0 106 213h-213z"/>
    <draw:marker draw:name="Arrowheads_20_397" draw:display-name="Arrowheads 397" svg:viewBox="0 0 213 213" svg:d="m107 0 106 213h-213z"/>
    <draw:marker draw:name="Arrowheads_20_398" draw:display-name="Arrowheads 398" svg:viewBox="0 0 213 213" svg:d="m107 0 106 213h-213z"/>
    <draw:marker draw:name="Arrowheads_20_399" draw:display-name="Arrowheads 399" svg:viewBox="0 0 213 213" svg:d="m107 0 106 213h-213z"/>
    <draw:marker draw:name="Arrowheads_20_4" draw:display-name="Arrowheads 4" svg:viewBox="0 0 210 210" svg:d="m105 0 105 210h-210z"/>
    <draw:marker draw:name="Arrowheads_20_40" draw:display-name="Arrowheads 40" svg:viewBox="0 0 318 318" svg:d="m159 0 159 318h-318z"/>
    <draw:marker draw:name="Arrowheads_20_400" draw:display-name="Arrowheads 400" svg:viewBox="0 0 213 213" svg:d="m107 0 106 213h-213z"/>
    <draw:marker draw:name="Arrowheads_20_401" draw:display-name="Arrowheads 401" svg:viewBox="0 0 213 213" svg:d="m107 0 106 213h-213z"/>
    <draw:marker draw:name="Arrowheads_20_402" draw:display-name="Arrowheads 402" svg:viewBox="0 0 213 213" svg:d="m107 0 106 213h-213z"/>
    <draw:marker draw:name="Arrowheads_20_403" draw:display-name="Arrowheads 403" svg:viewBox="0 0 213 213" svg:d="m107 0 106 213h-213z"/>
    <draw:marker draw:name="Arrowheads_20_404" draw:display-name="Arrowheads 404" svg:viewBox="0 0 213 213" svg:d="m107 0 106 213h-213z"/>
    <draw:marker draw:name="Arrowheads_20_405" draw:display-name="Arrowheads 405" svg:viewBox="0 0 213 213" svg:d="m107 0 106 213h-213z"/>
    <draw:marker draw:name="Arrowheads_20_406" draw:display-name="Arrowheads 406" svg:viewBox="0 0 213 213" svg:d="m107 0 106 213h-213z"/>
    <draw:marker draw:name="Arrowheads_20_407" draw:display-name="Arrowheads 407" svg:viewBox="0 0 213 213" svg:d="m107 0 106 213h-213z"/>
    <draw:marker draw:name="Arrowheads_20_408" draw:display-name="Arrowheads 408" svg:viewBox="0 0 213 213" svg:d="m107 0 106 213h-213z"/>
    <draw:marker draw:name="Arrowheads_20_409" draw:display-name="Arrowheads 409" svg:viewBox="0 0 213 213" svg:d="m107 0 106 213h-213z"/>
    <draw:marker draw:name="Arrowheads_20_41" draw:display-name="Arrowheads 41" svg:viewBox="0 0 318 318" svg:d="m159 0 159 318h-318z"/>
    <draw:marker draw:name="Arrowheads_20_410" draw:display-name="Arrowheads 410" svg:viewBox="0 0 213 213" svg:d="m107 0 106 213h-213z"/>
    <draw:marker draw:name="Arrowheads_20_411" draw:display-name="Arrowheads 411" svg:viewBox="0 0 213 213" svg:d="m107 0 106 213h-213z"/>
    <draw:marker draw:name="Arrowheads_20_412" draw:display-name="Arrowheads 412" svg:viewBox="0 0 213 213" svg:d="m107 0 106 213h-213z"/>
    <draw:marker draw:name="Arrowheads_20_413" draw:display-name="Arrowheads 413" svg:viewBox="0 0 213 213" svg:d="m107 0 106 213h-213z"/>
    <draw:marker draw:name="Arrowheads_20_414" draw:display-name="Arrowheads 414" svg:viewBox="0 0 213 213" svg:d="m107 0 106 213h-213z"/>
    <draw:marker draw:name="Arrowheads_20_415" draw:display-name="Arrowheads 415" svg:viewBox="0 0 213 213" svg:d="m107 0 106 213h-213z"/>
    <draw:marker draw:name="Arrowheads_20_416" draw:display-name="Arrowheads 416" svg:viewBox="0 0 213 213" svg:d="m107 0 106 213h-213z"/>
    <draw:marker draw:name="Arrowheads_20_417" draw:display-name="Arrowheads 417" svg:viewBox="0 0 213 213" svg:d="m107 0 106 213h-213z"/>
    <draw:marker draw:name="Arrowheads_20_418" draw:display-name="Arrowheads 418" svg:viewBox="0 0 213 213" svg:d="m107 0 106 213h-213z"/>
    <draw:marker draw:name="Arrowheads_20_419" draw:display-name="Arrowheads 419" svg:viewBox="0 0 213 213" svg:d="m107 0 106 213h-213z"/>
    <draw:marker draw:name="Arrowheads_20_42" draw:display-name="Arrowheads 42" svg:viewBox="0 0 318 318" svg:d="m159 0 159 318h-318z"/>
    <draw:marker draw:name="Arrowheads_20_420" draw:display-name="Arrowheads 420" svg:viewBox="0 0 213 213" svg:d="m107 0 106 213h-213z"/>
    <draw:marker draw:name="Arrowheads_20_43" draw:display-name="Arrowheads 43" svg:viewBox="0 0 318 318" svg:d="m159 0 159 318h-318z"/>
    <draw:marker draw:name="Arrowheads_20_44" draw:display-name="Arrowheads 44" svg:viewBox="0 0 318 318" svg:d="m159 0 159 318h-318z"/>
    <draw:marker draw:name="Arrowheads_20_45" draw:display-name="Arrowheads 45" svg:viewBox="0 0 318 318" svg:d="m159 0 159 318h-318z"/>
    <draw:marker draw:name="Arrowheads_20_46" draw:display-name="Arrowheads 46" svg:viewBox="0 0 318 318" svg:d="m159 0 159 318h-318z"/>
    <draw:marker draw:name="Arrowheads_20_47" draw:display-name="Arrowheads 47" svg:viewBox="0 0 318 318" svg:d="m159 0 159 318h-318z"/>
    <draw:marker draw:name="Arrowheads_20_48" draw:display-name="Arrowheads 48" svg:viewBox="0 0 318 318" svg:d="m159 0 159 318h-318z"/>
    <draw:marker draw:name="Arrowheads_20_49" draw:display-name="Arrowheads 49" svg:viewBox="0 0 318 318" svg:d="m159 0 159 318h-318z"/>
    <draw:marker draw:name="Arrowheads_20_5" draw:display-name="Arrowheads 5" svg:viewBox="0 0 210 210" svg:d="m105 0 105 210h-210z"/>
    <draw:marker draw:name="Arrowheads_20_50" draw:display-name="Arrowheads 50" svg:viewBox="0 0 318 318" svg:d="m159 0 159 318h-318z"/>
    <draw:marker draw:name="Arrowheads_20_51" draw:display-name="Arrowheads 51" svg:viewBox="0 0 318 318" svg:d="m159 0 159 318h-318z"/>
    <draw:marker draw:name="Arrowheads_20_52" draw:display-name="Arrowheads 52" svg:viewBox="0 0 318 318" svg:d="m159 0 159 318h-318z"/>
    <draw:marker draw:name="Arrowheads_20_53" draw:display-name="Arrowheads 53" svg:viewBox="0 0 318 318" svg:d="m159 0 159 318h-318z"/>
    <draw:marker draw:name="Arrowheads_20_54" draw:display-name="Arrowheads 54" svg:viewBox="0 0 318 318" svg:d="m159 0 159 318h-318z"/>
    <draw:marker draw:name="Arrowheads_20_55" draw:display-name="Arrowheads 55" svg:viewBox="0 0 318 318" svg:d="m159 0 159 318h-318z"/>
    <draw:marker draw:name="Arrowheads_20_56" draw:display-name="Arrowheads 56" svg:viewBox="0 0 318 318" svg:d="m159 0 159 318h-318z"/>
    <draw:marker draw:name="Arrowheads_20_57" draw:display-name="Arrowheads 57" svg:viewBox="0 0 318 318" svg:d="m159 0 159 318h-318z"/>
    <draw:marker draw:name="Arrowheads_20_58" draw:display-name="Arrowheads 58" svg:viewBox="0 0 318 318" svg:d="m159 0 159 318h-318z"/>
    <draw:marker draw:name="Arrowheads_20_59" draw:display-name="Arrowheads 59" svg:viewBox="0 0 318 318" svg:d="m159 0 159 318h-318z"/>
    <draw:marker draw:name="Arrowheads_20_6" draw:display-name="Arrowheads 6" svg:viewBox="0 0 210 210" svg:d="m105 0 105 210h-210z"/>
    <draw:marker draw:name="Arrowheads_20_60" draw:display-name="Arrowheads 60" svg:viewBox="0 0 318 318" svg:d="m159 0 159 318h-318z"/>
    <draw:marker draw:name="Arrowheads_20_61" draw:display-name="Arrowheads 61" svg:viewBox="0 0 318 318" svg:d="m159 0 159 318h-318z"/>
    <draw:marker draw:name="Arrowheads_20_62" draw:display-name="Arrowheads 62" svg:viewBox="0 0 318 318" svg:d="m159 0 159 318h-318z"/>
    <draw:marker draw:name="Arrowheads_20_63" draw:display-name="Arrowheads 63" svg:viewBox="0 0 318 318" svg:d="m159 0 159 318h-318z"/>
    <draw:marker draw:name="Arrowheads_20_64" draw:display-name="Arrowheads 64" svg:viewBox="0 0 318 318" svg:d="m159 0 159 318h-318z"/>
    <draw:marker draw:name="Arrowheads_20_65" draw:display-name="Arrowheads 65" svg:viewBox="0 0 318 318" svg:d="m159 0 159 318h-318z"/>
    <draw:marker draw:name="Arrowheads_20_66" draw:display-name="Arrowheads 66" svg:viewBox="0 0 318 318" svg:d="m159 0 159 318h-318z"/>
    <draw:marker draw:name="Arrowheads_20_67" draw:display-name="Arrowheads 67" svg:viewBox="0 0 318 318" svg:d="m159 0 159 318h-318z"/>
    <draw:marker draw:name="Arrowheads_20_68" draw:display-name="Arrowheads 68" svg:viewBox="0 0 318 318" svg:d="m159 0 159 318h-318z"/>
    <draw:marker draw:name="Arrowheads_20_69" draw:display-name="Arrowheads 69" svg:viewBox="0 0 318 318" svg:d="m159 0 159 318h-318z"/>
    <draw:marker draw:name="Arrowheads_20_7" draw:display-name="Arrowheads 7" svg:viewBox="0 0 210 210" svg:d="m105 0 105 210h-210z"/>
    <draw:marker draw:name="Arrowheads_20_70" draw:display-name="Arrowheads 70" svg:viewBox="0 0 318 318" svg:d="m159 0 159 318h-318z"/>
    <draw:marker draw:name="Arrowheads_20_71" draw:display-name="Arrowheads 71" svg:viewBox="0 0 318 318" svg:d="m159 0 159 318h-318z"/>
    <draw:marker draw:name="Arrowheads_20_72" draw:display-name="Arrowheads 72" svg:viewBox="0 0 318 318" svg:d="m159 0 159 318h-318z"/>
    <draw:marker draw:name="Arrowheads_20_73" draw:display-name="Arrowheads 73" svg:viewBox="0 0 318 318" svg:d="m159 0 159 318h-318z"/>
    <draw:marker draw:name="Arrowheads_20_74" draw:display-name="Arrowheads 74" svg:viewBox="0 0 318 318" svg:d="m159 0 159 318h-318z"/>
    <draw:marker draw:name="Arrowheads_20_75" draw:display-name="Arrowheads 75" svg:viewBox="0 0 318 318" svg:d="m159 0 159 318h-318z"/>
    <draw:marker draw:name="Arrowheads_20_76" draw:display-name="Arrowheads 76" svg:viewBox="0 0 318 318" svg:d="m159 0 159 318h-318z"/>
    <draw:marker draw:name="Arrowheads_20_77" draw:display-name="Arrowheads 77" svg:viewBox="0 0 318 318" svg:d="m159 0 159 318h-318z"/>
    <draw:marker draw:name="Arrowheads_20_78" draw:display-name="Arrowheads 78" svg:viewBox="0 0 318 318" svg:d="m159 0 159 318h-318z"/>
    <draw:marker draw:name="Arrowheads_20_79" draw:display-name="Arrowheads 79" svg:viewBox="0 0 318 318" svg:d="m159 0 159 318h-318z"/>
    <draw:marker draw:name="Arrowheads_20_8" draw:display-name="Arrowheads 8" svg:viewBox="0 0 210 210" svg:d="m105 0 105 210h-210z"/>
    <draw:marker draw:name="Arrowheads_20_80" draw:display-name="Arrowheads 80" svg:viewBox="0 0 318 318" svg:d="m159 0 159 318h-318z"/>
    <draw:marker draw:name="Arrowheads_20_81" draw:display-name="Arrowheads 81" svg:viewBox="0 0 318 318" svg:d="m159 0 159 318h-318z"/>
    <draw:marker draw:name="Arrowheads_20_82" draw:display-name="Arrowheads 82" svg:viewBox="0 0 318 318" svg:d="m159 0 159 318h-318z"/>
    <draw:marker draw:name="Arrowheads_20_83" draw:display-name="Arrowheads 83" svg:viewBox="0 0 318 318" svg:d="m159 0 159 318h-318z"/>
    <draw:marker draw:name="Arrowheads_20_84" draw:display-name="Arrowheads 84" svg:viewBox="0 0 318 318" svg:d="m159 0 159 318h-318z"/>
    <draw:marker draw:name="Arrowheads_20_85" draw:display-name="Arrowheads 85" svg:viewBox="0 0 318 318" svg:d="m159 0 159 318h-318z"/>
    <draw:marker draw:name="Arrowheads_20_86" draw:display-name="Arrowheads 86" svg:viewBox="0 0 318 318" svg:d="m159 0 159 318h-318z"/>
    <draw:marker draw:name="Arrowheads_20_87" draw:display-name="Arrowheads 87" svg:viewBox="0 0 318 318" svg:d="m159 0 159 318h-318z"/>
    <draw:marker draw:name="Arrowheads_20_88" draw:display-name="Arrowheads 88" svg:viewBox="0 0 318 318" svg:d="m159 0 159 318h-318z"/>
    <draw:marker draw:name="Arrowheads_20_89" draw:display-name="Arrowheads 89" svg:viewBox="0 0 318 318" svg:d="m159 0 159 318h-318z"/>
    <draw:marker draw:name="Arrowheads_20_9" draw:display-name="Arrowheads 9" svg:viewBox="0 0 210 210" svg:d="m105 0 105 210h-210z"/>
    <draw:marker draw:name="Arrowheads_20_90" draw:display-name="Arrowheads 90" svg:viewBox="0 0 318 318" svg:d="m159 0 159 318h-318z"/>
    <draw:marker draw:name="Arrowheads_20_91" draw:display-name="Arrowheads 91" svg:viewBox="0 0 318 318" svg:d="m159 0 159 318h-318z"/>
    <draw:marker draw:name="Arrowheads_20_92" draw:display-name="Arrowheads 92" svg:viewBox="0 0 318 318" svg:d="m159 0 159 318h-318z"/>
    <draw:marker draw:name="Arrowheads_20_93" draw:display-name="Arrowheads 93" svg:viewBox="0 0 318 318" svg:d="m159 0 159 318h-318z"/>
    <draw:marker draw:name="Arrowheads_20_94" draw:display-name="Arrowheads 94" svg:viewBox="0 0 318 318" svg:d="m159 0 159 318h-318z"/>
    <draw:marker draw:name="Arrowheads_20_95" draw:display-name="Arrowheads 95" svg:viewBox="0 0 318 318" svg:d="m159 0 159 318h-318z"/>
    <draw:marker draw:name="Arrowheads_20_96" draw:display-name="Arrowheads 96" svg:viewBox="0 0 318 318" svg:d="m159 0 159 318h-318z"/>
    <draw:marker draw:name="Arrowheads_20_97" draw:display-name="Arrowheads 97" svg:viewBox="0 0 318 318" svg:d="m159 0 159 318h-318z"/>
    <draw:marker draw:name="Arrowheads_20_98" draw:display-name="Arrowheads 98" svg:viewBox="0 0 318 318" svg:d="m159 0 159 318h-318z"/>
    <draw:marker draw:name="Arrowheads_20_99" draw:display-name="Arrowheads 99" svg:viewBox="0 0 318 318" svg:d="m159 0 159 318h-318z"/>
    <draw:marker draw:name="msArrowEnd_20_5" draw:display-name="msArrowEnd 5" svg:viewBox="0 0 528 528" svg:d="m264 0 264 528h-528z"/>
    <draw:marker draw:name="msArrowOpenEnd_20_5" draw:display-name="msArrowOpenEnd 5" svg:viewBox="0 0 315 315" svg:d="m158 0 157 287-47 28-110-202-111 202-47-28z"/>
    <draw:stroke-dash draw:name="Dash_20_2" draw:display-name="Dash 2" draw:style="rect" draw:dots2="1" draw:dots2-length="0.705cm" draw:distance="0.529cm"/>
    <draw:stroke-dash draw:name="Dash_20_3" draw:display-name="Dash 3" draw:style="rect" draw:dots2="1" draw:dots2-length="0.105cm" draw:distance="0.07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fixed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12pt" fo:font-style="normal" fo:text-shadow="none" style:text-underline-style="none" fo:font-weight="normal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952cm"/>
            <style:text-properties fo:font-family="Wingdings" style:font-pitch="fixed" style:font-charset="x-symbol" fo:color="#000000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fixed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32pt" fo:font-style="normal" fo:text-shadow="none" style:text-underline-style="none" fo:font-weight="normal" style:font-family-asian="'MS Pゴシック'" style:font-pitch-asian="variable" style:font-size-asian="32pt" style:font-style-asian="normal" style:font-weight-asian="normal" style:font-family-complex="'MS P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fixed" fo:font-size="28pt" fo:font-style="normal" fo:text-shadow="none" style:text-underline-style="none" fo:font-weight="normal" style:font-family-asian="'MS Pゴシック'" style:font-pitch-asian="variable" style:font-size-asian="28pt" style:font-style-asian="normal" style:font-weight-asian="normal" style:font-family-complex="'MS P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fixed" fo:font-size="24pt" fo:font-style="normal" fo:text-shadow="none" style:text-underline-style="none" fo:font-weight="normal" style:font-family-asian="'MS Pゴシック'" style:font-pitch-asian="variable" style:font-size-asian="24pt" style:font-style-asian="normal" style:font-weight-asian="normal" style:font-family-complex="'MS P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pitch="fixed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fixed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fixed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32pt" fo:font-style="normal" fo:text-shadow="none" style:text-underline-style="none" fo:font-weight="normal" style:font-family-asian="'MS Pゴシック'" style:font-pitch-asian="variable" style:font-size-asian="32pt" style:font-style-asian="normal" style:font-weight-asian="normal" style:font-family-complex="'MS P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44pt" fo:font-style="normal" fo:text-shadow="none" style:text-underline-style="none" fo:font-weight="normal" style:font-family-asian="'MS Pゴシック'" style:font-pitch-asian="variable" style:font-size-asian="44pt" style:font-style-asian="normal" style:font-weight-asian="normal" style:font-family-complex="'MS P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12pt" fo:font-style="normal" fo:text-shadow="none" style:text-underline-style="none" fo:font-weight="normal" style:letter-kerning="true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">
            <style:list-level-properties text:min-label-width="0.952cm"/>
            <style:text-properties fo:font-family="Wingdings" style:font-pitch="fixed" style:font-charset="x-symbol" fo:color="#000000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fixed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32pt" fo:font-style="normal" fo:text-shadow="none" style:text-underline-style="none" fo:font-weight="normal" style:letter-kerning="true" style:font-family-asian="'MS Pゴシック'" style:font-pitch-asian="variable" style:font-size-asian="32pt" style:font-style-asian="normal" style:font-weight-asian="normal" style:font-family-complex="'MS P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fixed" fo:font-size="28pt" fo:font-style="normal" fo:text-shadow="none" style:text-underline-style="none" fo:font-weight="normal" style:font-family-asian="'MS Pゴシック'" style:font-pitch-asian="variable" style:font-size-asian="28pt" style:font-style-asian="normal" style:font-weight-asian="normal" style:font-family-complex="'MS P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fixed" fo:font-size="24pt" fo:font-style="normal" fo:text-shadow="none" style:text-underline-style="none" fo:font-weight="normal" style:font-family-asian="'MS Pゴシック'" style:font-pitch-asian="variable" style:font-size-asian="24pt" style:font-style-asian="normal" style:font-weight-asian="normal" style:font-family-complex="'MS P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pitch="fixed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fixed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fixed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32pt" fo:font-style="normal" fo:text-shadow="none" style:text-underline-style="none" fo:font-weight="normal" style:letter-kerning="true" style:font-family-asian="'MS Pゴシック'" style:font-pitch-asian="variable" style:font-size-asian="32pt" style:font-style-asian="normal" style:font-weight-asian="normal" style:font-family-complex="'MS P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44pt" fo:font-style="normal" fo:text-shadow="none" style:text-underline-style="none" fo:font-weight="normal" style:letter-kerning="true" style:font-family-asian="'MS Pゴシック'" style:font-pitch-asian="variable" style:font-size-asian="44pt" style:font-style-asian="normal" style:font-weight-asian="normal" style:font-family-complex="'MS P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99ccff" draw:auto-grow-height="false" draw:auto-grow-width="false" fo:min-height="1.278cm" fo:min-width="0cm" fo:wrap-option="wrap" draw:shadow-opacity="75%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Title1-backgroundobjects" style:list-style-name="ML2">
      <style:graphic-properties draw:stroke="none" draw:fill="none" draw:fill-color="#99ccff" draw:auto-grow-height="false" draw:auto-grow-width="false" fo:min-height="1.272cm" fo:min-width="0cm" fo:wrap-option="wrap" draw:shadow-opacity="75%"/>
    </style:style>
    <style:style style:name="Mpr5" style:family="presentation" style:parent-style-name="Title1-backgroundobjects" style:list-style-name="ML1">
      <style:graphic-properties draw:stroke="none" draw:fill="none" draw:fill-color="#99ccff" draw:auto-grow-height="false" draw:auto-grow-width="false" fo:min-height="1.272cm" fo:min-width="0cm" fo:wrap-option="wrap" draw:shadow-opacity="75%"/>
    </style:style>
    <style:style style:name="Mpr6" style:family="presentation" style:parent-style-name="Title1-backgroundobjects" style:list-style-name="ML1">
      <style:graphic-properties draw:stroke="none" draw:fill="none" draw:fill-color="#99ccff" draw:auto-grow-height="false" draw:auto-grow-width="false" fo:min-height="1.272cm" fo:min-width="0cm" fo:wrap-option="wrap" draw:shadow-opacity="75%"/>
    </style:style>
    <style:style style:name="Mpr7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8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fo:margin-left="0cm" fo:margin-right="0cm" fo:line-height="100%" fo:text-indent="0cm" style:writing-mode="lr-tb"/>
    </style:style>
    <style:style style:name="MP9" style:family="paragraph">
      <style:paragraph-properties fo:margin-left="0cm" fo:margin-right="0cm" fo:line-height="100%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align="center" fo:text-indent="0cm" style:writing-mode="lr-tb"/>
    </style:style>
    <style:style style:name="MP11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 style:writing-mode="lr-tb"/>
    </style:style>
    <style:style style:name="MP13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color="#ffffff" fo:font-family="'Times New Roman'" style:font-pitch="fixed" fo:font-size="14pt" fo:language="en" fo:country="US" style:font-family-asian="'MS Pゴシック'" style:font-pitch-asian="variable" style:font-size-asian="14pt" style:font-family-complex="'MS Pゴシック'" style:font-pitch-complex="variable" style:font-size-complex="14pt"/>
    </style:style>
    <style:style style:name="MT5" style:family="text">
      <style:text-properties fo:font-family="'Times New Roman'" style:font-pitch="fixed" fo:font-size="14pt" fo:language="en" fo:country="US" style:font-family-asian="'MS Pゴシック'" style:font-pitch-asian="variable" style:font-size-asian="14pt" style:font-family-complex="'MS Pゴシック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1.59cm" svg:height="3.176cm" svg:x="1.905cm" svg:y="1.692cm" presentation:class="title" presentation:placeholder="true">
        <draw:text-box/>
      </draw:frame>
      <draw:frame presentation:style-name="Default-outline1" draw:layer="backgroundobjects" svg:width="21.59cm" svg:height="11.431cm" svg:x="1.905cm" svg:y="5.503cm" presentation:class="outline" presentation:placeholder="true">
        <draw:text-box/>
      </draw:frame>
      <draw:frame presentation:style-name="Mpr1" draw:layer="backgroundobjects" svg:width="5.292cm" svg:height="1.277cm" svg:x="1.905cm" svg:y="17.35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44cm" svg:height="1.277cm" svg:x="8.678cm" svg:y="17.35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292cm" svg:height="1.277cm" svg:x="18.203cm" svg:y="17.35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2" draw:text-style-name="MP5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presentation:style-name="Mpr2" draw:text-style-name="MP7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5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presentation:style-name="Mpr3" draw:text-style-name="MP7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1.59cm" svg:height="3.176cm" svg:x="1.905cm" svg:y="6.349cm" presentation:class="title" presentation:placeholder="true">
        <draw:text-box/>
      </draw:frame>
      <draw:frame presentation:style-name="Mpr4" draw:text-style-name="MP9" draw:layer="backgroundobjects" svg:width="5.292cm" svg:height="1.271cm" svg:x="1.905cm" svg:y="17.357cm" presentation:class="date-time">
        <draw:text-box>
          <text:list text:style-name="ML2">
            <text:list-header>
              <text:p text:style-name="MP8"><text:span text:style-name="MT4"><presentation:date-time/></text:span></text:p>
            </text:list-header>
          </text:list>
        </draw:text-box>
      </draw:frame>
      <draw:frame presentation:style-name="Mpr5" draw:text-style-name="MP11" draw:layer="backgroundobjects" svg:width="8.044cm" svg:height="1.271cm" svg:x="8.678cm" svg:y="17.357cm" presentation:class="footer">
        <draw:text-box>
          <text:list text:style-name="ML1">
            <text:list-header>
              <text:p text:style-name="MP10"><text:span text:style-name="MT5"><presentation:footer/></text:span></text:p>
            </text:list-header>
          </text:list>
        </draw:text-box>
      </draw:frame>
      <draw:frame presentation:style-name="Mpr6" draw:text-style-name="MP13" draw:layer="backgroundobjects" svg:width="5.292cm" svg:height="1.271cm" svg:x="18.203cm" svg:y="17.357cm" presentation:class="page-number">
        <draw:text-box>
          <text:list text:style-name="ML1">
            <text:list-header>
              <text:p text:style-name="MP12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7" draw:text-style-name="MP5" draw:layer="backgroundobjects" svg:width="8.255cm" svg:height="1.271cm" svg:x="-0.001cm" svg:y="0cm" presentation:class="header">
          <draw:text-box>
            <text:list text:style-name="ML3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presentation:style-name="Mpr7" draw:text-style-name="MP7" draw:layer="backgroundobjects" svg:width="8.255cm" svg:height="1.271cm" svg:x="10.794cm" svg:y="0cm" presentation:class="date-time">
          <draw:text-box>
            <text:list text:style-name="ML3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  <draw:frame presentation:style-name="Mpr8" draw:text-style-name="MP5" draw:layer="backgroundobjects" svg:width="8.255cm" svg:height="1.271cm" svg:x="-0.001cm" svg:y="24.129cm" presentation:class="footer">
          <draw:text-box>
            <text:list text:style-name="ML3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presentation:style-name="Mpr8" draw:text-style-name="MP7" draw:layer="backgroundobjects" svg:width="8.255cm" svg:height="1.271cm" svg:x="10.794cm" svg:y="24.129cm" presentation:class="page-number">
          <draw:text-box>
            <text:list text:style-name="ML3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Building Machines to Represent Quantum States</dc:title>
    <meta:initial-creator>Gregory Crosswhite</meta:initial-creator>
    <meta:creation-date>2007-08-06T18:52:18</meta:creation-date>
    <dc:date>2010-03-22T19:38:25</dc:date>
    <meta:editing-cycles>116</meta:editing-cycles>
    <meta:editing-duration>PT44H24M47S</meta:editing-duration>
    <meta:generator>OpenOffice.org/3.2$Unix OpenOffice.org_project/320m12$Build-9483</meta:generator>
    <meta:document-statistic meta:object-count="1643"/>
  </office:meta>
</office:document-meta>
</file>